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801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onshaderHLSLProfilerData_data_main_sel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m(msec)</text:p>
          </table:table-cell>
          <table:table-cell office:value-type="string" calcext:value-type="string">
            <text:p>perFrame(msec)</text:p>
          </table:table-cell>
          <table:table-cell office:value-type="string" calcext:value-type="string">
            <text:p>min(msec)</text:p>
          </table:table-cell>
          <table:table-cell office:value-type="string" calcext:value-type="string">
            <text:p>max(msec)</text:p>
          </table:table-cell>
        </table:table-row>
        <table:table-row table:style-name="ro1">
          <table:table-cell office:value-type="string" calcext:value-type="string">
            <text:p>Main Thread</text:p>
          </table:table-cell>
          <table:table-cell office:value-type="string" calcext:value-type="string">
            <text:p>Internal</text:p>
          </table:table-cell>
          <table:table-cell office:value-type="float" office:value="195.2016" calcext:value-type="float">
            <text:p>195.2016</text:p>
          </table:table-cell>
          <table:table-cell office:value-type="float" office:value="0.650672" calcext:value-type="float">
            <text:p>0.650672</text:p>
          </table:table-cell>
          <table:table-cell office:value-type="float" office:value="0.3998" calcext:value-type="float">
            <text:p>0.3998</text:p>
          </table:table-cell>
          <table:table-cell office:value-type="float" office:value="1.5586" calcext:value-type="float">
            <text:p>1.5586</text:p>
          </table:table-cell>
        </table:table-row>
        <table:table-row table:style-name="ro1">
          <table:table-cell table:number-columns-repeated="2" office:value-type="string" calcext:value-type="string">
            <text:p>PlayerLoop</text:p>
          </table:table-cell>
          <table:table-cell office:value-type="float" office:value="193.5416" calcext:value-type="float">
            <text:p>193.5416</text:p>
          </table:table-cell>
          <table:table-cell office:value-type="float" office:value="0.6451388" calcext:value-type="float">
            <text:p>0.6451388</text:p>
          </table:table-cell>
          <table:table-cell office:value-type="float" office:value="0.3966" calcext:value-type="float">
            <text:p>0.3966</text:p>
          </table:table-cell>
          <table:table-cell office:value-type="float" office:value="1.5502" calcext:value-type="float">
            <text:p>1.5502</text:p>
          </table:table-cell>
        </table:table-row>
        <table:table-row table:style-name="ro1">
          <table:table-cell office:value-type="string" calcext:value-type="string">
            <text:p>PostLateUpdate.FinishFrameRendering</text:p>
          </table:table-cell>
          <table:table-cell office:value-type="string" calcext:value-type="string">
            <text:p>PlayerLoop</text:p>
          </table:table-cell>
          <table:table-cell office:value-type="float" office:value="126.8567" calcext:value-type="float">
            <text:p>126.8567</text:p>
          </table:table-cell>
          <table:table-cell office:value-type="float" office:value="0.4228556" calcext:value-type="float">
            <text:p>0.4228556</text:p>
          </table:table-cell>
          <table:table-cell office:value-type="float" office:value="0.2945" calcext:value-type="float">
            <text:p>0.2945</text:p>
          </table:table-cell>
          <table:table-cell office:value-type="float" office:value="0.9968" calcext:value-type="float">
            <text:p>0.9968</text:p>
          </table:table-cell>
        </table:table-row>
        <table:table-row table:style-name="ro1">
          <table:table-cell office:value-type="string" calcext:value-type="string">
            <text:p>UnityEngine.CoreModule.dll!UnityEngine.Rendering::RenderPipelineManager.DoRenderLoop_Internal()</text:p>
          </table:table-cell>
          <table:table-cell office:value-type="string" calcext:value-type="string">
            <text:p>Scripts</text:p>
          </table:table-cell>
          <table:table-cell office:value-type="float" office:value="116.3922" calcext:value-type="float">
            <text:p>116.3922</text:p>
          </table:table-cell>
          <table:table-cell office:value-type="float" office:value="0.387974" calcext:value-type="float">
            <text:p>0.387974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7172" calcext:value-type="float">
            <text:p>0.7172</text:p>
          </table:table-cell>
        </table:table-row>
        <table:table-row table:style-name="ro1">
          <table:table-cell office:value-type="string" calcext:value-type="string">
            <text:p>Inl_UniversalRenderTotal</text:p>
          </table:table-cell>
          <table:table-cell office:value-type="string" calcext:value-type="string">
            <text:p>Scripts</text:p>
          </table:table-cell>
          <table:table-cell office:value-type="float" office:value="115.563" calcext:value-type="float">
            <text:p>115.563</text:p>
          </table:table-cell>
          <table:table-cell office:value-type="float" office:value="0.3852099" calcext:value-type="float">
            <text:p>0.3852099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7004" calcext:value-type="float">
            <text:p>0.7004</text:p>
          </table:table-cell>
        </table:table-row>
        <table:table-row table:style-name="ro1">
          <table:table-cell office:value-type="string" calcext:value-type="string">
            <text:p>Inl_RenderCameraStack</text:p>
          </table:table-cell>
          <table:table-cell office:value-type="string" calcext:value-type="string">
            <text:p>Scripts</text:p>
          </table:table-cell>
          <table:table-cell office:value-type="float" office:value="113.5381" calcext:value-type="float">
            <text:p>113.5381</text:p>
          </table:table-cell>
          <table:table-cell office:value-type="float" office:value="0.3784603" calcext:value-type="float">
            <text:p>0.3784603</text:p>
          </table:table-cell>
          <table:table-cell office:value-type="float" office:value="0.264" calcext:value-type="float">
            <text:p>0.264</text:p>
          </table:table-cell>
          <table:table-cell office:value-type="float" office:value="0.6926" calcext:value-type="float">
            <text:p>0.6926</text:p>
          </table:table-cell>
        </table:table-row>
        <table:table-row table:style-name="ro1">
          <table:table-cell office:value-type="string" calcext:value-type="string">
            <text:p>Inl_UniversalRenderPipeline.RenderSingleCamera: Main Camera</text:p>
          </table:table-cell>
          <table:table-cell office:value-type="string" calcext:value-type="string">
            <text:p>Scripts</text:p>
          </table:table-cell>
          <table:table-cell office:value-type="float" office:value="57.39472" calcext:value-type="float">
            <text:p>57.39472</text:p>
          </table:table-cell>
          <table:table-cell office:value-type="float" office:value="0.1913157" calcext:value-type="float">
            <text:p>0.1913157</text:p>
          </table:table-cell>
          <table:table-cell office:value-type="float" office:value="0.1319" calcext:value-type="float">
            <text:p>0.1319</text:p>
          </table:table-cell>
          <table:table-cell office:value-type="float" office:value="0.3487" calcext:value-type="float">
            <text:p>0.3487</text:p>
          </table:table-cell>
        </table:table-row>
        <table:table-row table:style-name="ro1">
          <table:table-cell office:value-type="string" calcext:value-type="string">
            <text:p>Inl_Context.Submit</text:p>
          </table:table-cell>
          <table:table-cell office:value-type="string" calcext:value-type="string">
            <text:p>Scripts</text:p>
          </table:table-cell>
          <table:table-cell office:value-type="float" office:value="43.25589" calcext:value-type="float">
            <text:p>43.25589</text:p>
          </table:table-cell>
          <table:table-cell office:value-type="float" office:value="0.1441863" calcext:value-type="float">
            <text:p>0.1441863</text:p>
          </table:table-cell>
          <table:table-cell office:value-type="float" office:value="0.1011" calcext:value-type="float">
            <text:p>0.1011</text:p>
          </table:table-cell>
          <table:table-cell office:value-type="float" office:value="0.3053" calcext:value-type="float">
            <text:p>0.3053</text:p>
          </table:table-cell>
        </table:table-row>
        <table:table-row table:style-name="ro1">
          <table:table-cell office:value-type="string" calcext:value-type="string">
            <text:p>Inl_ScriptableRenderer.Execute: URPForwarder_Renderer</text:p>
          </table:table-cell>
          <table:table-cell office:value-type="string" calcext:value-type="string">
            <text:p>Scripts</text:p>
          </table:table-cell>
          <table:table-cell office:value-type="float" office:value="31.9162" calcext:value-type="float">
            <text:p>31.9162</text:p>
          </table:table-cell>
          <table:table-cell office:value-type="float" office:value="0.1063873" calcext:value-type="float">
            <text:p>0.1063873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2415" calcext:value-type="float">
            <text:p>0.2415</text:p>
          </table:table-cell>
        </table:table-row>
        <table:table-row table:style-name="ro1">
          <table:table-cell office:value-type="string" calcext:value-type="string">
            <text:p>UniversalRenderPipeline.RenderSingleCamera: Main Camera</text:p>
          </table:table-cell>
          <table:table-cell office:value-type="string" calcext:value-type="string">
            <text:p>Scripts</text:p>
          </table:table-cell>
          <table:table-cell office:value-type="float" office:value="30.03779" calcext:value-type="float">
            <text:p>30.03779</text:p>
          </table:table-cell>
          <table:table-cell office:value-type="float" office:value="0.100126" calcext:value-type="float">
            <text:p>0.100126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1998" calcext:value-type="float">
            <text:p>0.1998</text:p>
          </table:table-cell>
        </table:table-row>
        <table:table-row table:style-name="ro1">
          <table:table-cell office:value-type="string" calcext:value-type="string">
            <text:p>ScriptableRenderer.Execute: URPForwarder_Renderer</text:p>
          </table:table-cell>
          <table:table-cell office:value-type="string" calcext:value-type="string">
            <text:p>Scripts</text:p>
          </table:table-cell>
          <table:table-cell office:value-type="float" office:value="26.17699" calcext:value-type="float">
            <text:p>26.17699</text:p>
          </table:table-cell>
          <table:table-cell office:value-type="float" office:value="0.08725664" calcext:value-type="float">
            <text:p>0.08725664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1771" calcext:value-type="float">
            <text:p>0.1771</text:p>
          </table:table-cell>
        </table:table-row>
        <table:table-row table:style-name="ro1">
          <table:table-cell office:value-type="string" calcext:value-type="string">
            <text:p>TimeUpdate.WaitForLastPresentationAndUpdateTime</text:p>
          </table:table-cell>
          <table:table-cell office:value-type="string" calcext:value-type="string">
            <text:p>PlayerLoop</text:p>
          </table:table-cell>
          <table:table-cell office:value-type="float" office:value="23.4878" calcext:value-type="float">
            <text:p>23.4878</text:p>
          </table:table-cell>
          <table:table-cell office:value-type="float" office:value="0.07829266" calcext:value-type="float">
            <text:p>0.07829266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8351" calcext:value-type="float">
            <text:p>0.8351</text:p>
          </table:table-cell>
        </table:table-row>
        <table:table-row table:style-name="ro1">
          <table:table-cell office:value-type="string" calcext:value-type="string">
            <text:p>GfxDeviceD3D11.WaitForLastPresent</text:p>
          </table:table-cell>
          <table:table-cell office:value-type="string" calcext:value-type="string">
            <text:p>Render</text:p>
          </table:table-cell>
          <table:table-cell office:value-type="float" office:value="22.7492" calcext:value-type="float">
            <text:p>22.7492</text:p>
          </table:table-cell>
          <table:table-cell office:value-type="float" office:value="0.07583065" calcext:value-type="float">
            <text:p>0.07583065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8324" calcext:value-type="float">
            <text:p>0.8324</text:p>
          </table:table-cell>
        </table:table-row>
        <table:table-row table:style-name="ro1">
          <table:table-cell office:value-type="string" calcext:value-type="string">
            <text:p>DXGI.WaitOnSwapChain</text:p>
          </table:table-cell>
          <table:table-cell office:value-type="string" calcext:value-type="string">
            <text:p>PlayerLoop</text:p>
          </table:table-cell>
          <table:table-cell office:value-type="float" office:value="21.8421" calcext:value-type="float">
            <text:p>21.8421</text:p>
          </table:table-cell>
          <table:table-cell office:value-type="float" office:value="0.07280701" calcext:value-type="float">
            <text:p>0.0728070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8287" calcext:value-type="float">
            <text:p>0.8287</text:p>
          </table:table-cell>
        </table:table-row>
        <table:table-row table:style-name="ro1">
          <table:table-cell office:value-type="string" calcext:value-type="string">
            <text:p>CullScriptable</text:p>
          </table:table-cell>
          <table:table-cell office:value-type="string" calcext:value-type="string">
            <text:p>Render</text:p>
          </table:table-cell>
          <table:table-cell office:value-type="float" office:value="16.8616" calcext:value-type="float">
            <text:p>16.8616</text:p>
          </table:table-cell>
          <table:table-cell office:value-type="float" office:value="0.05620534" calcext:value-type="float">
            <text:p>0.05620534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1129" calcext:value-type="float">
            <text:p>0.1129</text:p>
          </table:table-cell>
        </table:table-row>
        <table:table-row table:style-name="ro1">
          <table:table-cell office:value-type="string" calcext:value-type="string">
            <text:p>SceneCulling</text:p>
          </table:table-cell>
          <table:table-cell office:value-type="string" calcext:value-type="string">
            <text:p>Render</text:p>
          </table:table-cell>
          <table:table-cell office:value-type="float" office:value="9.831496" calcext:value-type="float">
            <text:p>9.831496</text:p>
          </table:table-cell>
          <table:table-cell office:value-type="float" office:value="0.03277165" calcext:value-type="float">
            <text:p>0.03277165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787" calcext:value-type="float">
            <text:p>0.0787</text:p>
          </table:table-cell>
        </table:table-row>
        <table:table-row table:style-name="ro1">
          <table:table-cell office:value-type="string" calcext:value-type="string">
            <text:p>Inl_RenderPassBlock.MainRenderingTransparent</text:p>
          </table:table-cell>
          <table:table-cell office:value-type="string" calcext:value-type="string">
            <text:p>Scripts</text:p>
          </table:table-cell>
          <table:table-cell office:value-type="float" office:value="9.620199" calcext:value-type="float">
            <text:p>9.620199</text:p>
          </table:table-cell>
          <table:table-cell office:value-type="float" office:value="0.03206733" calcext:value-type="float">
            <text:p>0.03206733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1233" calcext:value-type="float">
            <text:p>0.1233</text:p>
          </table:table-cell>
        </table:table-row>
        <table:table-row table:style-name="ro1">
          <table:table-cell office:value-type="string" calcext:value-type="string">
            <text:p>Inl_RenderPassBlock.BeforeRendering</text:p>
          </table:table-cell>
          <table:table-cell office:value-type="string" calcext:value-type="string">
            <text:p>Scripts</text:p>
          </table:table-cell>
          <table:table-cell office:value-type="float" office:value="7.0367" calcext:value-type="float">
            <text:p>7.0367</text:p>
          </table:table-cell>
          <table:table-cell office:value-type="float" office:value="0.02345567" calcext:value-type="float">
            <text:p>0.02345567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1076" calcext:value-type="float">
            <text:p>0.1076</text:p>
          </table:table-cell>
        </table:table-row>
        <table:table-row table:style-name="ro1">
          <table:table-cell office:value-type="string" calcext:value-type="string">
            <text:p>Inl_MainLightShadowCasterPass</text:p>
          </table:table-cell>
          <table:table-cell office:value-type="string" calcext:value-type="string">
            <text:p>Scripts</text:p>
          </table:table-cell>
          <table:table-cell office:value-type="float" office:value="6.869498" calcext:value-type="float">
            <text:p>6.869498</text:p>
          </table:table-cell>
          <table:table-cell office:value-type="float" office:value="0.02289833" calcext:value-type="float">
            <text:p>0.02289833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067" calcext:value-type="float">
            <text:p>0.1067</text:p>
          </table:table-cell>
        </table:table-row>
        <table:table-row table:style-name="ro1">
          <table:table-cell office:value-type="string" calcext:value-type="string">
            <text:p>PostLateUpdate.UpdateAllRenderers</text:p>
          </table:table-cell>
          <table:table-cell office:value-type="string" calcext:value-type="string">
            <text:p>PlayerLoop</text:p>
          </table:table-cell>
          <table:table-cell office:value-type="float" office:value="5.716397" calcext:value-type="float">
            <text:p>5.716397</text:p>
          </table:table-cell>
          <table:table-cell office:value-type="float" office:value="0.01905466" calcext:value-type="float">
            <text:p>0.01905466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1045" calcext:value-type="float">
            <text:p>0.1045</text:p>
          </table:table-cell>
        </table:table-row>
        <table:table-row table:style-name="ro1">
          <table:table-cell office:value-type="string" calcext:value-type="string">
            <text:p>Inl_UpdateVolumeFramework</text:p>
          </table:table-cell>
          <table:table-cell office:value-type="string" calcext:value-type="string">
            <text:p>Scripts</text:p>
          </table:table-cell>
          <table:table-cell office:value-type="float" office:value="5.6929" calcext:value-type="float">
            <text:p>5.6929</text:p>
          </table:table-cell>
          <table:table-cell office:value-type="float" office:value="0.01897633" calcext:value-type="float">
            <text:p>0.0189763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1618" calcext:value-type="float">
            <text:p>0.1618</text:p>
          </table:table-cell>
        </table:table-row>
        <table:table-row table:style-name="ro1">
          <table:table-cell office:value-type="string" calcext:value-type="string">
            <text:p>Shadows.PrepareDrawShadows</text:p>
          </table:table-cell>
          <table:table-cell office:value-type="string" calcext:value-type="string">
            <text:p>Render</text:p>
          </table:table-cell>
          <table:table-cell office:value-type="float" office:value="4.750603" calcext:value-type="float">
            <text:p>4.750603</text:p>
          </table:table-cell>
          <table:table-cell office:value-type="float" office:value="0.01583534" calcext:value-type="float">
            <text:p>0.01583534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string" calcext:value-type="string">
            <text:p>Inl_ScriptableRenderer.Setup</text:p>
          </table:table-cell>
          <table:table-cell office:value-type="string" calcext:value-type="string">
            <text:p>Scripts</text:p>
          </table:table-cell>
          <table:table-cell office:value-type="float" office:value="4.576401" calcext:value-type="float">
            <text:p>4.576401</text:p>
          </table:table-cell>
          <table:table-cell office:value-type="float" office:value="0.01525467" calcext:value-type="float">
            <text:p>0.01525467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492" calcext:value-type="float">
            <text:p>0.0492</text:p>
          </table:table-cell>
        </table:table-row>
        <table:table-row table:style-name="ro1">
          <table:table-cell office:value-type="string" calcext:value-type="string">
            <text:p>MainLightShadow</text:p>
          </table:table-cell>
          <table:table-cell office:value-type="string" calcext:value-type="string">
            <text:p>Scripts</text:p>
          </table:table-cell>
          <table:table-cell office:value-type="float" office:value="4.2843" calcext:value-type="float">
            <text:p>4.2843</text:p>
          </table:table-cell>
          <table:table-cell office:value-type="float" office:value="0.014281" calcext:value-type="float">
            <text:p>0.014281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CullResults.CreateSharedRendererScene</text:p>
          </table:table-cell>
          <table:table-cell office:value-type="string" calcext:value-type="string">
            <text:p>Render</text:p>
          </table:table-cell>
          <table:table-cell office:value-type="float" office:value="4.237502" calcext:value-type="float">
            <text:p>4.237502</text:p>
          </table:table-cell>
          <table:table-cell office:value-type="float" office:value="0.01412501" calcext:value-type="float">
            <text:p>0.01412501</text:p>
          </table:table-cell>
          <table:table-cell office:value-type="float" office:value="0.007900001" calcext:value-type="float">
            <text:p>0.007900001</text:p>
          </table:table-cell>
          <table:table-cell office:value-type="float" office:value="0.0594" calcext:value-type="float">
            <text:p>0.0594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4.231846" calcext:value-type="float">
            <text:p>4.231846</text:p>
          </table:table-cell>
          <table:table-cell office:value-type="float" office:value="0.01410615" calcext:value-type="float">
            <text:p>0.01410615</text:p>
          </table:table-cell>
          <table:table-cell office:value-type="float" office:value="0" calcext:value-type="float">
            <text:p>0</text:p>
          </table:table-cell>
          <table:table-cell office:value-type="float" office:value="0.0986" calcext:value-type="float">
            <text:p>0.0986</text:p>
          </table:table-cell>
        </table:table-row>
        <table:table-row table:style-name="ro1">
          <table:table-cell office:value-type="string" calcext:value-type="string">
            <text:p>CullAllVisibleLights</text:p>
          </table:table-cell>
          <table:table-cell office:value-type="string" calcext:value-type="string">
            <text:p>Render</text:p>
          </table:table-cell>
          <table:table-cell office:value-type="float" office:value="4.125102" calcext:value-type="float">
            <text:p>4.125102</text:p>
          </table:table-cell>
          <table:table-cell office:value-type="float" office:value="0.01375034" calcext:value-type="float">
            <text:p>0.01375034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507" calcext:value-type="float">
            <text:p>0.0507</text:p>
          </table:table-cell>
        </table:table-row>
        <table:table-row table:style-name="ro1">
          <table:table-cell office:value-type="string" calcext:value-type="string">
            <text:p>Inl_RenderPassBlock.MainRenderingOpaque</text:p>
          </table:table-cell>
          <table:table-cell office:value-type="string" calcext:value-type="string">
            <text:p>Scripts</text:p>
          </table:table-cell>
          <table:table-cell office:value-type="float" office:value="3.469199" calcext:value-type="float">
            <text:p>3.469199</text:p>
          </table:table-cell>
          <table:table-cell office:value-type="float" office:value="0.011564" calcext:value-type="float">
            <text:p>0.011564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655" calcext:value-type="float">
            <text:p>0.0655</text:p>
          </table:table-cell>
        </table:table-row>
        <table:table-row table:style-name="ro1">
          <table:table-cell office:value-type="string" calcext:value-type="string">
            <text:p>Inl_DrawObjectsPass</text:p>
          </table:table-cell>
          <table:table-cell office:value-type="string" calcext:value-type="string">
            <text:p>Scripts</text:p>
          </table:table-cell>
          <table:table-cell office:value-type="float" office:value="3.312901" calcext:value-type="float">
            <text:p>3.312901</text:p>
          </table:table-cell>
          <table:table-cell office:value-type="float" office:value="0.011043" calcext:value-type="float">
            <text:p>0.01104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644" calcext:value-type="float">
            <text:p>0.0644</text:p>
          </table:table-cell>
        </table:table-row>
        <table:table-row table:style-name="ro1">
          <table:table-cell office:value-type="string" calcext:value-type="string">
            <text:p>Update.ScriptRunBehaviourUpdate</text:p>
          </table:table-cell>
          <table:table-cell office:value-type="string" calcext:value-type="string">
            <text:p>PlayerLoop</text:p>
          </table:table-cell>
          <table:table-cell office:value-type="float" office:value="3.304899" calcext:value-type="float">
            <text:p>3.304899</text:p>
          </table:table-cell>
          <table:table-cell office:value-type="float" office:value="0.01101633" calcext:value-type="float">
            <text:p>0.01101633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489" calcext:value-type="float">
            <text:p>0.0489</text:p>
          </table:table-cell>
        </table:table-row>
        <table:table-row table:style-name="ro1">
          <table:table-cell office:value-type="string" calcext:value-type="string">
            <text:p>BehaviourUpdate</text:p>
          </table:table-cell>
          <table:table-cell office:value-type="string" calcext:value-type="string">
            <text:p>PlayerLoop</text:p>
          </table:table-cell>
          <table:table-cell office:value-type="float" office:value="3.191701" calcext:value-type="float">
            <text:p>3.191701</text:p>
          </table:table-cell>
          <table:table-cell office:value-type="float" office:value="0.010639" calcext:value-type="float">
            <text:p>0.010639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483" calcext:value-type="float">
            <text:p>0.0483</text:p>
          </table:table-cell>
        </table:table-row>
        <table:table-row table:style-name="ro1">
          <table:table-cell office:value-type="string" calcext:value-type="string">
            <text:p>Inl_UniversalRenderPipeline.InitializeCameraData</text:p>
          </table:table-cell>
          <table:table-cell office:value-type="string" calcext:value-type="string">
            <text:p>Scripts</text:p>
          </table:table-cell>
          <table:table-cell office:value-type="float" office:value="3.0796" calcext:value-type="float">
            <text:p>3.0796</text:p>
          </table:table-cell>
          <table:table-cell office:value-type="float" office:value="0.01026533" calcext:value-type="float">
            <text:p>0.01026533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838" calcext:value-type="float">
            <text:p>0.0838</text:p>
          </table:table-cell>
        </table:table-row>
        <table:table-row table:style-name="ro1">
          <table:table-cell office:value-type="string" calcext:value-type="string">
            <text:p>Inl_CopyDepthPass</text:p>
          </table:table-cell>
          <table:table-cell office:value-type="string" calcext:value-type="string">
            <text:p>Scripts</text:p>
          </table:table-cell>
          <table:table-cell office:value-type="float" office:value="2.8586" calcext:value-type="float">
            <text:p>2.8586</text:p>
          </table:table-cell>
          <table:table-cell office:value-type="float" office:value="0.009528668" calcext:value-type="float">
            <text:p>0.00952866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845" calcext:value-type="float">
            <text:p>0.0845</text:p>
          </table:table-cell>
        </table:table-row>
        <table:table-row table:style-name="ro1">
          <table:table-cell office:value-type="string" calcext:value-type="string">
            <text:p>FixedUpdate.PhysicsFixedUpdate</text:p>
          </table:table-cell>
          <table:table-cell office:value-type="string" calcext:value-type="string">
            <text:p>PlayerLoop</text:p>
          </table:table-cell>
          <table:table-cell office:value-type="float" office:value="2.7481" calcext:value-type="float">
            <text:p>2.7481</text:p>
          </table:table-cell>
          <table:table-cell office:value-type="float" office:value="0.009160334" calcext:value-type="float">
            <text:p>0.009160334</text:p>
          </table:table-cell>
          <table:table-cell office:value-type="float" office:value="0.2123" calcext:value-type="float">
            <text:p>0.2123</text:p>
          </table:table-cell>
          <table:table-cell office:value-type="float" office:value="0.5665" calcext:value-type="float">
            <text:p>0.5665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2.6525" calcext:value-type="float">
            <text:p>2.6525</text:p>
          </table:table-cell>
          <table:table-cell office:value-type="float" office:value="0.008841665" calcext:value-type="float">
            <text:p>0.00884166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455" calcext:value-type="float">
            <text:p>0.0455</text:p>
          </table:table-cell>
        </table:table-row>
        <table:table-row table:style-name="ro1">
          <table:table-cell office:value-type="string" calcext:value-type="string">
            <text:p>PrepareSceneNodes</text:p>
          </table:table-cell>
          <table:table-cell office:value-type="string" calcext:value-type="string">
            <text:p>Render</text:p>
          </table:table-cell>
          <table:table-cell office:value-type="float" office:value="2.646801" calcext:value-type="float">
            <text:p>2.646801</text:p>
          </table:table-cell>
          <table:table-cell office:value-type="float" office:value="0.008822668" calcext:value-type="float">
            <text:p>0.00882266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515" calcext:value-type="float">
            <text:p>0.0515</text:p>
          </table:table-cell>
        </table:table-row>
        <table:table-row table:style-name="ro1">
          <table:table-cell office:value-type="string" calcext:value-type="string">
            <text:p>Inl_MainLightShadow</text:p>
          </table:table-cell>
          <table:table-cell office:value-type="string" calcext:value-type="string">
            <text:p>Scripts</text:p>
          </table:table-cell>
          <table:table-cell office:value-type="float" office:value="2.641899" calcext:value-type="float">
            <text:p>2.641899</text:p>
          </table:table-cell>
          <table:table-cell office:value-type="float" office:value="0.00880633" calcext:value-type="float">
            <text:p>0.00880633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office:value-type="string" calcext:value-type="string">
            <text:p>Shadows.ExecuteDrawShadows</text:p>
          </table:table-cell>
          <table:table-cell office:value-type="string" calcext:value-type="string">
            <text:p>Render</text:p>
          </table:table-cell>
          <table:table-cell office:value-type="float" office:value="2.622" calcext:value-type="float">
            <text:p>2.622</text:p>
          </table:table-cell>
          <table:table-cell office:value-type="float" office:value="0.00874" calcext:value-type="float">
            <text:p>0.0087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538" calcext:value-type="float">
            <text:p>0.0538</text:p>
          </table:table-cell>
        </table:table-row>
        <table:table-row table:style-name="ro1">
          <table:table-cell office:value-type="string" calcext:value-type="string">
            <text:p>Inl_DrawObjectsPass</text:p>
          </table:table-cell>
          <table:table-cell office:value-type="string" calcext:value-type="string">
            <text:p>Scripts</text:p>
          </table:table-cell>
          <table:table-cell office:value-type="float" office:value="2.509701" calcext:value-type="float">
            <text:p>2.509701</text:p>
          </table:table-cell>
          <table:table-cell office:value-type="float" office:value="0.008365668" calcext:value-type="float">
            <text:p>0.008365668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485" calcext:value-type="float">
            <text:p>0.0485</text:p>
          </table:table-cell>
        </table:table-row>
        <table:table-row table:style-name="ro1">
          <table:table-cell office:value-type="string" calcext:value-type="string">
            <text:p>Inl_RenderPassBlock.AfterRendering</text:p>
          </table:table-cell>
          <table:table-cell office:value-type="string" calcext:value-type="string">
            <text:p>Scripts</text:p>
          </table:table-cell>
          <table:table-cell office:value-type="float" office:value="2.367801" calcext:value-type="float">
            <text:p>2.367801</text:p>
          </table:table-cell>
          <table:table-cell office:value-type="float" office:value="0.00789267" calcext:value-type="float">
            <text:p>0.0078926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06" calcext:value-type="float">
            <text:p>0.0506</text:p>
          </table:table-cell>
        </table:table-row>
        <table:table-row table:style-name="ro1">
          <table:table-cell office:value-type="string" calcext:value-type="string">
            <text:p>PreLateUpdate.EndGraphicsJobsAfterScriptUpdate</text:p>
          </table:table-cell>
          <table:table-cell office:value-type="string" calcext:value-type="string">
            <text:p>PlayerLoop</text:p>
          </table:table-cell>
          <table:table-cell office:value-type="float" office:value="2.214399" calcext:value-type="float">
            <text:p>2.214399</text:p>
          </table:table-cell>
          <table:table-cell office:value-type="float" office:value="0.007381331" calcext:value-type="float">
            <text:p>0.00738133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634" calcext:value-type="float">
            <text:p>0.0634</text:p>
          </table:table-cell>
        </table:table-row>
        <table:table-row table:style-name="ro1">
          <table:table-cell office:value-type="string" calcext:value-type="string">
            <text:p>DrawOpaqueObjects</text:p>
          </table:table-cell>
          <table:table-cell office:value-type="string" calcext:value-type="string">
            <text:p>Scripts</text:p>
          </table:table-cell>
          <table:table-cell office:value-type="float" office:value="2.202" calcext:value-type="float">
            <text:p>2.202</text:p>
          </table:table-cell>
          <table:table-cell office:value-type="float" office:value="0.00734" calcext:value-type="float">
            <text:p>0.00734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259" calcext:value-type="float">
            <text:p>0.0259</text:p>
          </table:table-cell>
        </table:table-row>
        <table:table-row table:style-name="ro1">
          <table:table-cell office:value-type="string" calcext:value-type="string">
            <text:p>Inl_FinalBlitPass</text:p>
          </table:table-cell>
          <table:table-cell office:value-type="string" calcext:value-type="string">
            <text:p>Scripts</text:p>
          </table:table-cell>
          <table:table-cell office:value-type="float" office:value="2.1857" calcext:value-type="float">
            <text:p>2.1857</text:p>
          </table:table-cell>
          <table:table-cell office:value-type="float" office:value="0.007285667" calcext:value-type="float">
            <text:p>0.00728566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1">
          <table:table-cell office:value-type="string" calcext:value-type="string">
            <text:p>Inl_UniversalRenderPipeline.InitializeStackedCameraData</text:p>
          </table:table-cell>
          <table:table-cell office:value-type="string" calcext:value-type="string">
            <text:p>Scripts</text:p>
          </table:table-cell>
          <table:table-cell office:value-type="float" office:value="2.172901" calcext:value-type="float">
            <text:p>2.172901</text:p>
          </table:table-cell>
          <table:table-cell office:value-type="float" office:value="0.007243002" calcext:value-type="float">
            <text:p>0.007243002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208" calcext:value-type="float">
            <text:p>0.0208</text:p>
          </table:table-cell>
        </table:table-row>
        <table:table-row table:style-name="ro1">
          <table:table-cell office:value-type="string" calcext:value-type="string">
            <text:p>Physics.Processing</text:p>
          </table:table-cell>
          <table:table-cell office:value-type="string" calcext:value-type="string">
            <text:p>Physics</text:p>
          </table:table-cell>
          <table:table-cell office:value-type="float" office:value="2.1611" calcext:value-type="float">
            <text:p>2.1611</text:p>
          </table:table-cell>
          <table:table-cell office:value-type="float" office:value="0.007203667" calcext:value-type="float">
            <text:p>0.007203667</text:p>
          </table:table-cell>
          <table:table-cell office:value-type="float" office:value="0.1718" calcext:value-type="float">
            <text:p>0.1718</text:p>
          </table:table-cell>
          <table:table-cell office:value-type="float" office:value="0.5243" calcext:value-type="float">
            <text:p>0.5243</text:p>
          </table:table-cell>
        </table:table-row>
        <table:table-row table:style-name="ro1">
          <table:table-cell office:value-type="string" calcext:value-type="string">
            <text:p>EndGraphicsJobs</text:p>
          </table:table-cell>
          <table:table-cell office:value-type="string" calcext:value-type="string">
            <text:p>Render</text:p>
          </table:table-cell>
          <table:table-cell office:value-type="float" office:value="2.159499" calcext:value-type="float">
            <text:p>2.159499</text:p>
          </table:table-cell>
          <table:table-cell office:value-type="float" office:value="0.007198331" calcext:value-type="float">
            <text:p>0.007198331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633" calcext:value-type="float">
            <text:p>0.0633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2.1524" calcext:value-type="float">
            <text:p>2.1524</text:p>
          </table:table-cell>
          <table:table-cell office:value-type="float" office:value="0.007174666" calcext:value-type="float">
            <text:p>0.00717466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402" calcext:value-type="float">
            <text:p>0.0402</text:p>
          </table:table-cell>
        </table:table-row>
        <table:table-row table:style-name="ro1">
          <table:table-cell office:value-type="string" calcext:value-type="string">
            <text:p>Gfx.EndAsyncJobFrame</text:p>
          </table:table-cell>
          <table:table-cell office:value-type="string" calcext:value-type="string">
            <text:p>Render</text:p>
          </table:table-cell>
          <table:table-cell office:value-type="float" office:value="2.071301" calcext:value-type="float">
            <text:p>2.071301</text:p>
          </table:table-cell>
          <table:table-cell office:value-type="float" office:value="0.006904336" calcext:value-type="float">
            <text:p>0.006904336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string" calcext:value-type="string">
            <text:p>WaitForRenderJobs</text:p>
          </table:table-cell>
          <table:table-cell office:value-type="string" calcext:value-type="string">
            <text:p>Render</text:p>
          </table:table-cell>
          <table:table-cell office:value-type="float" office:value="2.023299" calcext:value-type="float">
            <text:p>2.023299</text:p>
          </table:table-cell>
          <table:table-cell office:value-type="float" office:value="0.006744332" calcext:value-type="float">
            <text:p>0.006744332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628" calcext:value-type="float">
            <text:p>0.0628</text:p>
          </table:table-cell>
        </table:table-row>
        <table:table-row table:style-name="ro1">
          <table:table-cell office:value-type="string" calcext:value-type="string">
            <text:p>CopyColor</text:p>
          </table:table-cell>
          <table:table-cell office:value-type="string" calcext:value-type="string">
            <text:p>Scripts</text:p>
          </table:table-cell>
          <table:table-cell office:value-type="float" office:value="1.9917" calcext:value-type="float">
            <text:p>1.9917</text:p>
          </table:table-cell>
          <table:table-cell office:value-type="float" office:value="0.006639" calcext:value-type="float">
            <text:p>0.006639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678" calcext:value-type="float">
            <text:p>0.0678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1.9726" calcext:value-type="float">
            <text:p>1.9726</text:p>
          </table:table-cell>
          <table:table-cell office:value-type="float" office:value="0.006575334" calcext:value-type="float">
            <text:p>0.006575334</text:p>
          </table:table-cell>
          <table:table-cell office:value-type="float" office:value="0" calcext:value-type="float">
            <text:p>0</text:p>
          </table:table-cell>
          <table:table-cell office:value-type="float" office:value="0.0397" calcext:value-type="float">
            <text:p>0.0397</text:p>
          </table:table-cell>
        </table:table-row>
        <table:table-row table:style-name="ro1">
          <table:table-cell office:value-type="string" calcext:value-type="string">
            <text:p>Inl_CopyColorPass</text:p>
          </table:table-cell>
          <table:table-cell office:value-type="string" calcext:value-type="string">
            <text:p>Scripts</text:p>
          </table:table-cell>
          <table:table-cell office:value-type="float" office:value="1.936299" calcext:value-type="float">
            <text:p>1.936299</text:p>
          </table:table-cell>
          <table:table-cell office:value-type="float" office:value="0.00645433" calcext:value-type="float">
            <text:p>0.00645433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1">
          <table:table-cell office:value-type="string" calcext:value-type="string">
            <text:p>CullSendEvents</text:p>
          </table:table-cell>
          <table:table-cell office:value-type="string" calcext:value-type="string">
            <text:p>Render</text:p>
          </table:table-cell>
          <table:table-cell office:value-type="float" office:value="1.907201" calcext:value-type="float">
            <text:p>1.907201</text:p>
          </table:table-cell>
          <table:table-cell office:value-type="float" office:value="0.006357336" calcext:value-type="float">
            <text:p>0.00635733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539" calcext:value-type="float">
            <text:p>0.0539</text:p>
          </table:table-cell>
        </table:table-row>
        <table:table-row table:style-name="ro1">
          <table:table-cell office:value-type="string" calcext:value-type="string">
            <text:p>Shadows.CullDirectionalShadowCasters</text:p>
          </table:table-cell>
          <table:table-cell office:value-type="string" calcext:value-type="string">
            <text:p>Render</text:p>
          </table:table-cell>
          <table:table-cell office:value-type="float" office:value="1.8956" calcext:value-type="float">
            <text:p>1.8956</text:p>
          </table:table-cell>
          <table:table-cell office:value-type="float" office:value="0.006318668" calcext:value-type="float">
            <text:p>0.00631866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53" calcext:value-type="float">
            <text:p>0.0253</text:p>
          </table:table-cell>
        </table:table-row>
        <table:table-row table:style-name="ro1">
          <table:table-cell office:value-type="string" calcext:value-type="string">
            <text:p>Inl_ScriptableRenderer.SetupLights</text:p>
          </table:table-cell>
          <table:table-cell office:value-type="string" calcext:value-type="string">
            <text:p>Scripts</text:p>
          </table:table-cell>
          <table:table-cell office:value-type="float" office:value="1.8496" calcext:value-type="float">
            <text:p>1.8496</text:p>
          </table:table-cell>
          <table:table-cell office:value-type="float" office:value="0.006165333" calcext:value-type="float">
            <text:p>0.006165333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368" calcext:value-type="float">
            <text:p>0.0368</text:p>
          </table:table-cell>
        </table:table-row>
        <table:table-row table:style-name="ro1">
          <table:table-cell office:value-type="string" calcext:value-type="string">
            <text:p>WatermarkRender</text:p>
          </table:table-cell>
          <table:table-cell office:value-type="string" calcext:value-type="string">
            <text:p>Render</text:p>
          </table:table-cell>
          <table:table-cell office:value-type="float" office:value="1.833599" calcext:value-type="float">
            <text:p>1.833599</text:p>
          </table:table-cell>
          <table:table-cell office:value-type="float" office:value="0.006111997" calcext:value-type="float">
            <text:p>0.006111997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287" calcext:value-type="float">
            <text:p>0.0287</text:p>
          </table:table-cell>
        </table:table-row>
        <table:table-row table:style-name="ro1">
          <table:table-cell office:value-type="string" calcext:value-type="string">
            <text:p>Unity.RenderPipelines.Core.Runtime.dll!UnityEngine.Rendering::DebugUpdater.Update()</text:p>
          </table:table-cell>
          <table:table-cell office:value-type="string" calcext:value-type="string">
            <text:p>Scripts</text:p>
          </table:table-cell>
          <table:table-cell office:value-type="float" office:value="1.7836" calcext:value-type="float">
            <text:p>1.7836</text:p>
          </table:table-cell>
          <table:table-cell office:value-type="float" office:value="0.005945333" calcext:value-type="float">
            <text:p>0.00594533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66" calcext:value-type="float">
            <text:p>0.0366</text:p>
          </table:table-cell>
        </table:table-row>
        <table:table-row table:style-name="ro1">
          <table:table-cell office:value-type="string" calcext:value-type="string">
            <text:p>Inl_UniversalRenderPipeline.InitializeRenderingData</text:p>
          </table:table-cell>
          <table:table-cell office:value-type="string" calcext:value-type="string">
            <text:p>Scripts</text:p>
          </table:table-cell>
          <table:table-cell office:value-type="float" office:value="1.7755" calcext:value-type="float">
            <text:p>1.7755</text:p>
          </table:table-cell>
          <table:table-cell office:value-type="float" office:value="0.005918333" calcext:value-type="float">
            <text:p>0.005918333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 office:value-type="float" office:value="1.736997" calcext:value-type="float">
            <text:p>1.736997</text:p>
          </table:table-cell>
          <table:table-cell office:value-type="float" office:value="0.005789991" calcext:value-type="float">
            <text:p>0.00578999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1.7277" calcext:value-type="float">
            <text:p>1.7277</text:p>
          </table:table-cell>
          <table:table-cell office:value-type="float" office:value="0.005759" calcext:value-type="float">
            <text:p>0.00575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907" calcext:value-type="float">
            <text:p>0.0907</text:p>
          </table:table-cell>
        </table:table-row>
        <table:table-row table:style-name="ro1">
          <table:table-cell office:value-type="string" calcext:value-type="string">
            <text:p>Shadows.ScheduleRenderJobs</text:p>
          </table:table-cell>
          <table:table-cell office:value-type="string" calcext:value-type="string">
            <text:p>Render</text:p>
          </table:table-cell>
          <table:table-cell office:value-type="float" office:value="1.667199" calcext:value-type="float">
            <text:p>1.667199</text:p>
          </table:table-cell>
          <table:table-cell office:value-type="float" office:value="0.005557331" calcext:value-type="float">
            <text:p>0.005557331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366" calcext:value-type="float">
            <text:p>0.0366</text:p>
          </table:table-cell>
        </table:table-row>
        <table:table-row table:style-name="ro1">
          <table:table-cell office:value-type="string" calcext:value-type="string">
            <text:p>Camera.RenderSkybox</text:p>
          </table:table-cell>
          <table:table-cell office:value-type="string" calcext:value-type="string">
            <text:p>Render</text:p>
          </table:table-cell>
          <table:table-cell office:value-type="float" office:value="1.6651" calcext:value-type="float">
            <text:p>1.6651</text:p>
          </table:table-cell>
          <table:table-cell office:value-type="float" office:value="0.005550334" calcext:value-type="float">
            <text:p>0.005550334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623" calcext:value-type="float">
            <text:p>0.0623</text:p>
          </table:table-cell>
        </table:table-row>
        <table:table-row table:style-name="ro1">
          <table:table-cell office:value-type="string" calcext:value-type="string">
            <text:p>PostLateUpdate.UpdateAudio</text:p>
          </table:table-cell>
          <table:table-cell office:value-type="string" calcext:value-type="string">
            <text:p>PlayerLoop</text:p>
          </table:table-cell>
          <table:table-cell office:value-type="float" office:value="1.639901" calcext:value-type="float">
            <text:p>1.639901</text:p>
          </table:table-cell>
          <table:table-cell office:value-type="float" office:value="0.005466336" calcext:value-type="float">
            <text:p>0.005466336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529" calcext:value-type="float">
            <text:p>0.0529</text:p>
          </table:table-cell>
        </table:table-row>
        <table:table-row table:style-name="ro1">
          <table:table-cell office:value-type="string" calcext:value-type="string">
            <text:p>PostLateUpdate.ProfilerEndFrame</text:p>
          </table:table-cell>
          <table:table-cell office:value-type="string" calcext:value-type="string">
            <text:p>PlayerLoop</text:p>
          </table:table-cell>
          <table:table-cell office:value-type="float" office:value="1.6294" calcext:value-type="float">
            <text:p>1.6294</text:p>
          </table:table-cell>
          <table:table-cell office:value-type="float" office:value="0.005431332" calcext:value-type="float">
            <text:p>0.005431332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679" calcext:value-type="float">
            <text:p>0.0679</text:p>
          </table:table-cell>
        </table:table-row>
        <table:table-row table:style-name="ro1">
          <table:table-cell office:value-type="string" calcext:value-type="string">
            <text:p>Inl_ScriptableRenderer.ClearRenderingState</text:p>
          </table:table-cell>
          <table:table-cell office:value-type="string" calcext:value-type="string">
            <text:p>Scripts</text:p>
          </table:table-cell>
          <table:table-cell office:value-type="float" office:value="1.5706" calcext:value-type="float">
            <text:p>1.5706</text:p>
          </table:table-cell>
          <table:table-cell office:value-type="float" office:value="0.005235334" calcext:value-type="float">
            <text:p>0.005235334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377" calcext:value-type="float">
            <text:p>0.0377</text:p>
          </table:table-cell>
        </table:table-row>
        <table:table-row table:style-name="ro1">
          <table:table-cell office:value-type="string" calcext:value-type="string">
            <text:p>Profiler.FlushCounters</text:p>
          </table:table-cell>
          <table:table-cell office:value-type="string" calcext:value-type="string">
            <text:p>Overhead</text:p>
          </table:table-cell>
          <table:table-cell office:value-type="float" office:value="1.568499" calcext:value-type="float">
            <text:p>1.568499</text:p>
          </table:table-cell>
          <table:table-cell office:value-type="float" office:value="0.00522833" calcext:value-type="float">
            <text:p>0.00522833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6730001" calcext:value-type="float">
            <text:p>0.06730001</text:p>
          </table:table-cell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 office:value-type="float" office:value="1.5568" calcext:value-type="float">
            <text:p>1.5568</text:p>
          </table:table-cell>
          <table:table-cell office:value-type="float" office:value="0.005189335" calcext:value-type="float">
            <text:p>0.005189335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226" calcext:value-type="float">
            <text:p>0.0226</text:p>
          </table:table-cell>
        </table:table-row>
        <table:table-row table:style-name="ro1">
          <table:table-cell office:value-type="string" calcext:value-type="string">
            <text:p>ForwardRenderer.CreateCameraRenderTarget</text:p>
          </table:table-cell>
          <table:table-cell office:value-type="string" calcext:value-type="string">
            <text:p>Scripts</text:p>
          </table:table-cell>
          <table:table-cell office:value-type="float" office:value="1.4959" calcext:value-type="float">
            <text:p>1.4959</text:p>
          </table:table-cell>
          <table:table-cell office:value-type="float" office:value="0.004986334" calcext:value-type="float">
            <text:p>0.00498633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541" calcext:value-type="float">
            <text:p>0.0541</text:p>
          </table:table-cell>
        </table:table-row>
        <table:table-row table:style-name="ro1">
          <table:table-cell office:value-type="string" calcext:value-type="string">
            <text:p>PreUpdate.SendMouseEvents</text:p>
          </table:table-cell>
          <table:table-cell office:value-type="string" calcext:value-type="string">
            <text:p>PlayerLoop</text:p>
          </table:table-cell>
          <table:table-cell office:value-type="float" office:value="1.4746" calcext:value-type="float">
            <text:p>1.4746</text:p>
          </table:table-cell>
          <table:table-cell office:value-type="float" office:value="0.004915334" calcext:value-type="float">
            <text:p>0.004915334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464" calcext:value-type="float">
            <text:p>0.0464</text:p>
          </table:table-cell>
        </table:table-row>
        <table:table-row table:style-name="ro1">
          <table:table-cell office:value-type="string" calcext:value-type="string">
            <text:p>Gfx.WaitForPresentOnGfxThread</text:p>
          </table:table-cell>
          <table:table-cell office:value-type="string" calcext:value-type="string">
            <text:p>Render</text:p>
          </table:table-cell>
          <table:table-cell office:value-type="float" office:value="1.4719" calcext:value-type="float">
            <text:p>1.4719</text:p>
          </table:table-cell>
          <table:table-cell office:value-type="float" office:value="0.004906332" calcext:value-type="float">
            <text:p>0.00490633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2987" calcext:value-type="float">
            <text:p>0.2987</text:p>
          </table:table-cell>
        </table:table-row>
        <table:table-row table:style-name="ro1">
          <table:table-cell office:value-type="string" calcext:value-type="string">
            <text:p>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1.4528" calcext:value-type="float">
            <text:p>1.4528</text:p>
          </table:table-cell>
          <table:table-cell office:value-type="float" office:value="0.004842666" calcext:value-type="float">
            <text:p>0.004842666</text:p>
          </table:table-cell>
          <table:table-cell office:value-type="float" office:value="0" calcext:value-type="float">
            <text:p>0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string" calcext:value-type="string">
            <text:p>Graphics.Blit</text:p>
          </table:table-cell>
          <table:table-cell office:value-type="string" calcext:value-type="string">
            <text:p>Render</text:p>
          </table:table-cell>
          <table:table-cell office:value-type="float" office:value="1.447201" calcext:value-type="float">
            <text:p>1.447201</text:p>
          </table:table-cell>
          <table:table-cell office:value-type="float" office:value="0.004824002" calcext:value-type="float">
            <text:p>0.004824002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1.417901" calcext:value-type="float">
            <text:p>1.417901</text:p>
          </table:table-cell>
          <table:table-cell office:value-type="float" office:value="0.004726335" calcext:value-type="float">
            <text:p>0.00472633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2985" calcext:value-type="float">
            <text:p>0.2985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1.409525" calcext:value-type="float">
            <text:p>1.409525</text:p>
          </table:table-cell>
          <table:table-cell office:value-type="float" office:value="0.004698416" calcext:value-type="float">
            <text:p>0.00469841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 office:value-type="string" calcext:value-type="string">
            <text:p>Monobehaviour.OnMouse_</text:p>
          </table:table-cell>
          <table:table-cell office:value-type="string" calcext:value-type="string">
            <text:p>Scripts</text:p>
          </table:table-cell>
          <table:table-cell office:value-type="float" office:value="1.4069" calcext:value-type="float">
            <text:p>1.4069</text:p>
          </table:table-cell>
          <table:table-cell office:value-type="float" office:value="0.004689668" calcext:value-type="float">
            <text:p>0.004689668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office:value-type="string" calcext:value-type="string">
            <text:p>CopyDepth</text:p>
          </table:table-cell>
          <table:table-cell office:value-type="string" calcext:value-type="string">
            <text:p>Scripts</text:p>
          </table:table-cell>
          <table:table-cell office:value-type="float" office:value="1.3994" calcext:value-type="float">
            <text:p>1.3994</text:p>
          </table:table-cell>
          <table:table-cell office:value-type="float" office:value="0.004664666" calcext:value-type="float">
            <text:p>0.004664666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645" calcext:value-type="float">
            <text:p>0.0645</text:p>
          </table:table-cell>
        </table:table-row>
        <table:table-row table:style-name="ro1">
          <table:table-cell office:value-type="string" calcext:value-type="string">
            <text:p>PostLateUpdate.PlayerSendFrameStarted</text:p>
          </table:table-cell>
          <table:table-cell office:value-type="string" calcext:value-type="string">
            <text:p>PlayerLoop</text:p>
          </table:table-cell>
          <table:table-cell office:value-type="float" office:value="1.3859" calcext:value-type="float">
            <text:p>1.3859</text:p>
          </table:table-cell>
          <table:table-cell office:value-type="float" office:value="0.004619667" calcext:value-type="float">
            <text:p>0.004619667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438" calcext:value-type="float">
            <text:p>0.0438</text:p>
          </table:table-cell>
        </table:table-row>
        <table:table-row table:style-name="ro1">
          <table:table-cell office:value-type="string" calcext:value-type="string">
            <text:p>FinalBlit</text:p>
          </table:table-cell>
          <table:table-cell office:value-type="string" calcext:value-type="string">
            <text:p>Scripts</text:p>
          </table:table-cell>
          <table:table-cell office:value-type="float" office:value="1.362599" calcext:value-type="float">
            <text:p>1.362599</text:p>
          </table:table-cell>
          <table:table-cell office:value-type="float" office:value="0.004541997" calcext:value-type="float">
            <text:p>0.00454199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office:value-type="string" calcext:value-type="string">
            <text:p>Inl_Setup Main Shadowmap</text:p>
          </table:table-cell>
          <table:table-cell office:value-type="string" calcext:value-type="string">
            <text:p>Scripts</text:p>
          </table:table-cell>
          <table:table-cell office:value-type="float" office:value="1.354901" calcext:value-type="float">
            <text:p>1.354901</text:p>
          </table:table-cell>
          <table:table-cell office:value-type="float" office:value="0.004516335" calcext:value-type="float">
            <text:p>0.004516335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189" calcext:value-type="float">
            <text:p>0.0189</text:p>
          </table:table-cell>
        </table:table-row>
        <table:table-row table:style-name="ro1">
          <table:table-cell office:value-type="string" calcext:value-type="string">
            <text:p>AudioManager.Update</text:p>
          </table:table-cell>
          <table:table-cell office:value-type="string" calcext:value-type="string">
            <text:p>Audio</text:p>
          </table:table-cell>
          <table:table-cell office:value-type="float" office:value="1.2918" calcext:value-type="float">
            <text:p>1.2918</text:p>
          </table:table-cell>
          <table:table-cell office:value-type="float" office:value="0.004306001" calcext:value-type="float">
            <text:p>0.004306001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string" calcext:value-type="string">
            <text:p>UnityEngine.InputLegacyModule.dll!UnityEngine::SendMouseEvents.DoSendMouseEvents()</text:p>
          </table:table-cell>
          <table:table-cell office:value-type="string" calcext:value-type="string">
            <text:p>Scripts</text:p>
          </table:table-cell>
          <table:table-cell office:value-type="float" office:value="1.2786" calcext:value-type="float">
            <text:p>1.2786</text:p>
          </table:table-cell>
          <table:table-cell office:value-type="float" office:value="0.004262001" calcext:value-type="float">
            <text:p>0.004262001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366" calcext:value-type="float">
            <text:p>0.0366</text:p>
          </table:table-cell>
        </table:table-row>
        <table:table-row table:style-name="ro1">
          <table:table-cell office:value-type="string" calcext:value-type="string">
            <text:p>Inl_DrawOpaqueObjects</text:p>
          </table:table-cell>
          <table:table-cell office:value-type="string" calcext:value-type="string">
            <text:p>Scripts</text:p>
          </table:table-cell>
          <table:table-cell office:value-type="float" office:value="1.2774" calcext:value-type="float">
            <text:p>1.2774</text:p>
          </table:table-cell>
          <table:table-cell office:value-type="float" office:value="0.004258" calcext:value-type="float">
            <text:p>0.00425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231" calcext:value-type="float">
            <text:p>0.0231</text:p>
          </table:table-cell>
        </table:table-row>
        <table:table-row table:style-name="ro1">
          <table:table-cell office:value-type="string" calcext:value-type="string">
            <text:p>Inl_Setup Light Constants</text:p>
          </table:table-cell>
          <table:table-cell office:value-type="string" calcext:value-type="string">
            <text:p>Scripts</text:p>
          </table:table-cell>
          <table:table-cell office:value-type="float" office:value="1.258501" calcext:value-type="float">
            <text:p>1.258501</text:p>
          </table:table-cell>
          <table:table-cell office:value-type="float" office:value="0.004195002" calcext:value-type="float">
            <text:p>0.004195002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338" calcext:value-type="float">
            <text:p>0.0338</text:p>
          </table:table-cell>
        </table:table-row>
        <table:table-row table:style-name="ro1">
          <table:table-cell office:value-type="string" calcext:value-type="string">
            <text:p>UnityEngine.CoreModule.dll!UnityEngine.Experimental.Rendering::ScriptableRuntimeReflectionSystemWrapper.Internal_ScriptableRuntimeReflectionSystemWrapper_TickRealtimeProbes()</text:p>
          </table:table-cell>
          <table:table-cell office:value-type="string" calcext:value-type="string">
            <text:p>Scripts</text:p>
          </table:table-cell>
          <table:table-cell office:value-type="float" office:value="1.1657" calcext:value-type="float">
            <text:p>1.1657</text:p>
          </table:table-cell>
          <table:table-cell office:value-type="float" office:value="0.003885667" calcext:value-type="float">
            <text:p>0.00388566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256" calcext:value-type="float">
            <text:p>0.0256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1.162199" calcext:value-type="float">
            <text:p>1.162199</text:p>
          </table:table-cell>
          <table:table-cell office:value-type="float" office:value="0.003873998" calcext:value-type="float">
            <text:p>0.00387399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487" calcext:value-type="float">
            <text:p>0.0487</text:p>
          </table:table-cell>
        </table:table-row>
        <table:table-row table:style-name="ro1">
          <table:table-cell office:value-type="string" calcext:value-type="string">
            <text:p>Inl_DrawSkyboxPass</text:p>
          </table:table-cell>
          <table:table-cell office:value-type="string" calcext:value-type="string">
            <text:p>Scripts</text:p>
          </table:table-cell>
          <table:table-cell office:value-type="float" office:value="1.149499" calcext:value-type="float">
            <text:p>1.149499</text:p>
          </table:table-cell>
          <table:table-cell office:value-type="float" office:value="0.003831664" calcext:value-type="float">
            <text:p>0.00383166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412" calcext:value-type="float">
            <text:p>0.0412</text:p>
          </table:table-cell>
        </table:table-row>
        <table:table-row table:style-name="ro1">
          <table:table-cell office:value-type="string" calcext:value-type="string">
            <text:p>Inl_UniversalRenderPipeline.SetupPerFrameShaderConstants</text:p>
          </table:table-cell>
          <table:table-cell office:value-type="string" calcext:value-type="string">
            <text:p>Scripts</text:p>
          </table:table-cell>
          <table:table-cell office:value-type="float" office:value="1.1482" calcext:value-type="float">
            <text:p>1.1482</text:p>
          </table:table-cell>
          <table:table-cell office:value-type="float" office:value="0.003827334" calcext:value-type="float">
            <text:p>0.00382733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01" calcext:value-type="float">
            <text:p>0.0601</text:p>
          </table:table-cell>
        </table:table-row>
        <table:table-row table:style-name="ro1">
          <table:table-cell office:value-type="string" calcext:value-type="string">
            <text:p>Inl_DrawTransparentObjects</text:p>
          </table:table-cell>
          <table:table-cell office:value-type="string" calcext:value-type="string">
            <text:p>Scripts</text:p>
          </table:table-cell>
          <table:table-cell office:value-type="float" office:value="1.137501" calcext:value-type="float">
            <text:p>1.137501</text:p>
          </table:table-cell>
          <table:table-cell office:value-type="float" office:value="0.003791669" calcext:value-type="float">
            <text:p>0.003791669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261" calcext:value-type="float">
            <text:p>0.0261</text:p>
          </table:table-cell>
        </table:table-row>
        <table:table-row table:style-name="ro1">
          <table:table-cell office:value-type="string" calcext:value-type="string">
            <text:p>Inl_CopyDepth</text:p>
          </table:table-cell>
          <table:table-cell office:value-type="string" calcext:value-type="string">
            <text:p>Scripts</text:p>
          </table:table-cell>
          <table:table-cell office:value-type="float" office:value="1.118901" calcext:value-type="float">
            <text:p>1.118901</text:p>
          </table:table-cell>
          <table:table-cell office:value-type="float" office:value="0.003729669" calcext:value-type="float">
            <text:p>0.00372966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6730001" calcext:value-type="float">
            <text:p>0.06730001</text:p>
          </table:table-cell>
        </table:table-row>
        <table:table-row table:style-name="ro1">
          <table:table-cell office:value-type="string" calcext:value-type="string">
            <text:p>Inl_Setup Camera Parameters</text:p>
          </table:table-cell>
          <table:table-cell office:value-type="string" calcext:value-type="string">
            <text:p>Scripts</text:p>
          </table:table-cell>
          <table:table-cell office:value-type="float" office:value="1.104999" calcext:value-type="float">
            <text:p>1.104999</text:p>
          </table:table-cell>
          <table:table-cell office:value-type="float" office:value="0.003683331" calcext:value-type="float">
            <text:p>0.00368333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83" calcext:value-type="float">
            <text:p>0.0183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9912003" calcext:value-type="float">
            <text:p>0.9912003</text:p>
          </table:table-cell>
          <table:table-cell office:value-type="float" office:value="0.003304001" calcext:value-type="float">
            <text:p>0.00330400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404" calcext:value-type="float">
            <text:p>0.0404</text:p>
          </table:table-cell>
        </table:table-row>
        <table:table-row table:style-name="ro1">
          <table:table-cell office:value-type="string" calcext:value-type="string">
            <text:p>Graphics.Blit</text:p>
          </table:table-cell>
          <table:table-cell office:value-type="string" calcext:value-type="string">
            <text:p>Render</text:p>
          </table:table-cell>
          <table:table-cell office:value-type="float" office:value="0.9692998" calcext:value-type="float">
            <text:p>0.9692998</text:p>
          </table:table-cell>
          <table:table-cell office:value-type="float" office:value="0.003230999" calcext:value-type="float">
            <text:p>0.00323099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317" calcext:value-type="float">
            <text:p>0.0317</text:p>
          </table:table-cell>
        </table:table-row>
        <table:table-row table:style-name="ro1">
          <table:table-cell office:value-type="string" calcext:value-type="string">
            <text:p>PostLateUpdate.PresentAfterDraw</text:p>
          </table:table-cell>
          <table:table-cell office:value-type="string" calcext:value-type="string">
            <text:p>PlayerLoop</text:p>
          </table:table-cell>
          <table:table-cell office:value-type="float" office:value="0.9681998" calcext:value-type="float">
            <text:p>0.9681998</text:p>
          </table:table-cell>
          <table:table-cell office:value-type="float" office:value="0.003227333" calcext:value-type="float">
            <text:p>0.00322733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244" calcext:value-type="float">
            <text:p>0.0244</text:p>
          </table:table-cell>
        </table:table-row>
        <table:table-row table:style-name="ro1">
          <table:table-cell office:value-type="string" calcext:value-type="string">
            <text:p>CullPerObjectLights</text:p>
          </table:table-cell>
          <table:table-cell office:value-type="string" calcext:value-type="string">
            <text:p>Render</text:p>
          </table:table-cell>
          <table:table-cell office:value-type="float" office:value="0.9094998" calcext:value-type="float">
            <text:p>0.9094998</text:p>
          </table:table-cell>
          <table:table-cell office:value-type="float" office:value="0.003031666" calcext:value-type="float">
            <text:p>0.00303166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string" calcext:value-type="string">
            <text:p>Graphics.PresentAndSync</text:p>
          </table:table-cell>
          <table:table-cell office:value-type="string" calcext:value-type="string">
            <text:p>Render</text:p>
          </table:table-cell>
          <table:table-cell office:value-type="float" office:value="0.8876998" calcext:value-type="float">
            <text:p>0.8876998</text:p>
          </table:table-cell>
          <table:table-cell office:value-type="float" office:value="0.002958999" calcext:value-type="float">
            <text:p>0.002958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Device.Present</text:p>
          </table:table-cell>
          <table:table-cell office:value-type="string" calcext:value-type="string">
            <text:p>Render</text:p>
          </table:table-cell>
          <table:table-cell office:value-type="float" office:value="0.8361003" calcext:value-type="float">
            <text:p>0.8361003</text:p>
          </table:table-cell>
          <table:table-cell office:value-type="float" office:value="0.002787001" calcext:value-type="float">
            <text:p>0.002787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239" calcext:value-type="float">
            <text:p>0.0239</text:p>
          </table:table-cell>
        </table:table-row>
        <table:table-row table:style-name="ro1">
          <table:table-cell office:value-type="string" calcext:value-type="string">
            <text:p>Material.SetPassFast</text:p>
          </table:table-cell>
          <table:table-cell office:value-type="string" calcext:value-type="string">
            <text:p>Render</text:p>
          </table:table-cell>
          <table:table-cell office:value-type="float" office:value="0.8246004" calcext:value-type="float">
            <text:p>0.8246004</text:p>
          </table:table-cell>
          <table:table-cell office:value-type="float" office:value="0.002748668" calcext:value-type="float">
            <text:p>0.00274866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518" calcext:value-type="float">
            <text:p>0.0518</text:p>
          </table:table-cell>
        </table:table-row>
        <table:table-row table:style-name="ro1">
          <table:table-cell office:value-type="string" calcext:value-type="string">
            <text:p>ReflectionProbes.Update</text:p>
          </table:table-cell>
          <table:table-cell office:value-type="string" calcext:value-type="string">
            <text:p>Render</text:p>
          </table:table-cell>
          <table:table-cell office:value-type="float" office:value="0.8050001" calcext:value-type="float">
            <text:p>0.8050001</text:p>
          </table:table-cell>
          <table:table-cell office:value-type="float" office:value="0.002683334" calcext:value-type="float">
            <text:p>0.00268333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1">
          <table:table-cell office:value-type="string" calcext:value-type="string">
            <text:p>EarlyUpdate.UpdateInputManager</text:p>
          </table:table-cell>
          <table:table-cell office:value-type="string" calcext:value-type="string">
            <text:p>PlayerLoop</text:p>
          </table:table-cell>
          <table:table-cell office:value-type="float" office:value="0.7999996" calcext:value-type="float">
            <text:p>0.7999996</text:p>
          </table:table-cell>
          <table:table-cell office:value-type="float" office:value="0.002666665" calcext:value-type="float">
            <text:p>0.00266666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298" calcext:value-type="float">
            <text:p>0.0298</text:p>
          </table:table-cell>
        </table:table-row>
        <table:table-row table:style-name="ro1">
          <table:table-cell office:value-type="string" calcext:value-type="string">
            <text:p>Inl_FinalBlit</text:p>
          </table:table-cell>
          <table:table-cell office:value-type="string" calcext:value-type="string">
            <text:p>Scripts</text:p>
          </table:table-cell>
          <table:table-cell office:value-type="float" office:value="0.7982002" calcext:value-type="float">
            <text:p>0.7982002</text:p>
          </table:table-cell>
          <table:table-cell office:value-type="float" office:value="0.002660667" calcext:value-type="float">
            <text:p>0.00266066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office:value-type="string" calcext:value-type="string">
            <text:p>Assembly-CSharp.dll!::RotationgAroundPoint.Update()</text:p>
          </table:table-cell>
          <table:table-cell office:value-type="string" calcext:value-type="string">
            <text:p>Scripts</text:p>
          </table:table-cell>
          <table:table-cell office:value-type="float" office:value="0.7896003" calcext:value-type="float">
            <text:p>0.7896003</text:p>
          </table:table-cell>
          <table:table-cell office:value-type="float" office:value="0.002632001" calcext:value-type="float">
            <text:p>0.002632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Inl_InvokeOnRenderObjectCallbackPass</text:p>
          </table:table-cell>
          <table:table-cell office:value-type="string" calcext:value-type="string">
            <text:p>Scripts</text:p>
          </table:table-cell>
          <table:table-cell office:value-type="float" office:value="0.7614995" calcext:value-type="float">
            <text:p>0.7614995</text:p>
          </table:table-cell>
          <table:table-cell office:value-type="float" office:value="0.002538332" calcext:value-type="float">
            <text:p>0.00253833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266" calcext:value-type="float">
            <text:p>0.0266</text:p>
          </table:table-cell>
        </table:table-row>
        <table:table-row table:style-name="ro1">
          <table:table-cell office:value-type="string" calcext:value-type="string">
            <text:p>DestroyCullResults</text:p>
          </table:table-cell>
          <table:table-cell office:value-type="string" calcext:value-type="string">
            <text:p>Render</text:p>
          </table:table-cell>
          <table:table-cell office:value-type="float" office:value="0.7558997" calcext:value-type="float">
            <text:p>0.7558997</text:p>
          </table:table-cell>
          <table:table-cell office:value-type="float" office:value="0.002519666" calcext:value-type="float">
            <text:p>0.00251966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1">
          <table:table-cell office:value-type="string" calcext:value-type="string">
            <text:p>UIEvents.IMGUIRenderOverlays</text:p>
          </table:table-cell>
          <table:table-cell office:value-type="string" calcext:value-type="string">
            <text:p>PlayerLoop</text:p>
          </table:table-cell>
          <table:table-cell office:value-type="float" office:value="0.7540001" calcext:value-type="float">
            <text:p>0.7540001</text:p>
          </table:table-cell>
          <table:table-cell office:value-type="float" office:value="0.002513333" calcext:value-type="float">
            <text:p>0.00251333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string" calcext:value-type="string">
            <text:p>Profiler.CollectLegacyStats</text:p>
          </table:table-cell>
          <table:table-cell office:value-type="string" calcext:value-type="string">
            <text:p>Overhead</text:p>
          </table:table-cell>
          <table:table-cell office:value-type="float" office:value="0.7468999" calcext:value-type="float">
            <text:p>0.7468999</text:p>
          </table:table-cell>
          <table:table-cell office:value-type="float" office:value="0.002489666" calcext:value-type="float">
            <text:p>0.00248966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 office:value-type="string" calcext:value-type="string">
            <text:p>Inl_ScriptableRenderer.SetPerCameraShaderVariables</text:p>
          </table:table-cell>
          <table:table-cell office:value-type="string" calcext:value-type="string">
            <text:p>Scripts</text:p>
          </table:table-cell>
          <table:table-cell office:value-type="float" office:value="0.7157995" calcext:value-type="float">
            <text:p>0.7157995</text:p>
          </table:table-cell>
          <table:table-cell office:value-type="float" office:value="0.002385998" calcext:value-type="float">
            <text:p>0.00238599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string" calcext:value-type="string">
            <text:p>ScriptableRenderer.InternalStartRendering</text:p>
          </table:table-cell>
          <table:table-cell office:value-type="string" calcext:value-type="string">
            <text:p>Scripts</text:p>
          </table:table-cell>
          <table:table-cell office:value-type="float" office:value="0.7127005" calcext:value-type="float">
            <text:p>0.7127005</text:p>
          </table:table-cell>
          <table:table-cell office:value-type="float" office:value="0.002375668" calcext:value-type="float">
            <text:p>0.00237566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449" calcext:value-type="float">
            <text:p>0.0449</text:p>
          </table:table-cell>
        </table:table-row>
        <table:table-row table:style-name="ro1">
          <table:table-cell office:value-type="string" calcext:value-type="string">
            <text:p>PreUpdate.NewInputUpdate</text:p>
          </table:table-cell>
          <table:table-cell office:value-type="string" calcext:value-type="string">
            <text:p>PlayerLoop</text:p>
          </table:table-cell>
          <table:table-cell office:value-type="float" office:value="0.7114999" calcext:value-type="float">
            <text:p>0.7114999</text:p>
          </table:table-cell>
          <table:table-cell office:value-type="float" office:value="0.002371666" calcext:value-type="float">
            <text:p>0.00237166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Inl_UniversalRenderPipeline.InitializeAdditionalCameraData</text:p>
          </table:table-cell>
          <table:table-cell office:value-type="string" calcext:value-type="string">
            <text:p>Scripts</text:p>
          </table:table-cell>
          <table:table-cell office:value-type="float" office:value="0.6897001" calcext:value-type="float">
            <text:p>0.6897001</text:p>
          </table:table-cell>
          <table:table-cell office:value-type="float" office:value="0.002299" calcext:value-type="float">
            <text:p>0.00229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622" calcext:value-type="float">
            <text:p>0.0622</text:p>
          </table:table-cell>
        </table:table-row>
        <table:table-row table:style-name="ro1">
          <table:table-cell office:value-type="string" calcext:value-type="string">
            <text:p>Inl_UniversalRenderPipeline.InitializeShadowData</text:p>
          </table:table-cell>
          <table:table-cell office:value-type="string" calcext:value-type="string">
            <text:p>Scripts</text:p>
          </table:table-cell>
          <table:table-cell office:value-type="float" office:value="0.6863002" calcext:value-type="float">
            <text:p>0.6863002</text:p>
          </table:table-cell>
          <table:table-cell office:value-type="float" office:value="0.002287667" calcext:value-type="float">
            <text:p>0.00228766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233" calcext:value-type="float">
            <text:p>0.0233</text:p>
          </table:table-cell>
        </table:table-row>
        <table:table-row table:style-name="ro1">
          <table:table-cell office:value-type="string" calcext:value-type="string">
            <text:p>PreLateUpdate.ParticleSystemBeginUpdateAll</text:p>
          </table:table-cell>
          <table:table-cell office:value-type="string" calcext:value-type="string">
            <text:p>PlayerLoop</text:p>
          </table:table-cell>
          <table:table-cell office:value-type="float" office:value="0.6804002" calcext:value-type="float">
            <text:p>0.6804002</text:p>
          </table:table-cell>
          <table:table-cell office:value-type="float" office:value="0.002268001" calcext:value-type="float">
            <text:p>0.002268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6" calcext:value-type="float">
            <text:p>0.0116</text:p>
          </table:table-cell>
        </table:table-row>
        <table:table-row table:style-name="ro1">
          <table:table-cell office:value-type="string" calcext:value-type="string">
            <text:p>FrameEvents.NewInputBeforeRenderUpdate</text:p>
          </table:table-cell>
          <table:table-cell office:value-type="string" calcext:value-type="string">
            <text:p>PlayerLoop</text:p>
          </table:table-cell>
          <table:table-cell office:value-type="float" office:value="0.6769" calcext:value-type="float">
            <text:p>0.6769</text:p>
          </table:table-cell>
          <table:table-cell office:value-type="float" office:value="0.002256333" calcext:value-type="float">
            <text:p>0.00225633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269" calcext:value-type="float">
            <text:p>0.0269</text:p>
          </table:table-cell>
        </table:table-row>
        <table:table-row table:style-name="ro1">
          <table:table-cell office:value-type="string" calcext:value-type="string">
            <text:p>PostLateUpdate.UpdateCustomRenderTextures</text:p>
          </table:table-cell>
          <table:table-cell office:value-type="string" calcext:value-type="string">
            <text:p>PlayerLoop</text:p>
          </table:table-cell>
          <table:table-cell office:value-type="float" office:value="0.6723002" calcext:value-type="float">
            <text:p>0.6723002</text:p>
          </table:table-cell>
          <table:table-cell office:value-type="float" office:value="0.002241001" calcext:value-type="float">
            <text:p>0.002241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424" calcext:value-type="float">
            <text:p>0.0424</text:p>
          </table:table-cell>
        </table:table-row>
        <table:table-row table:style-name="ro1">
          <table:table-cell office:value-type="string" calcext:value-type="string">
            <text:p>Inl_CopyColor</text:p>
          </table:table-cell>
          <table:table-cell office:value-type="string" calcext:value-type="string">
            <text:p>Scripts</text:p>
          </table:table-cell>
          <table:table-cell office:value-type="float" office:value="0.6454005" calcext:value-type="float">
            <text:p>0.6454005</text:p>
          </table:table-cell>
          <table:table-cell office:value-type="float" office:value="0.002151335" calcext:value-type="float">
            <text:p>0.00215133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string" calcext:value-type="string">
            <text:p>Inl_ScriptableRenderer.InternalFinishRendering</text:p>
          </table:table-cell>
          <table:table-cell office:value-type="string" calcext:value-type="string">
            <text:p>Scripts</text:p>
          </table:table-cell>
          <table:table-cell office:value-type="float" office:value="0.6444995" calcext:value-type="float">
            <text:p>0.6444995</text:p>
          </table:table-cell>
          <table:table-cell office:value-type="float" office:value="0.002148332" calcext:value-type="float">
            <text:p>0.00214833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959" calcext:value-type="float">
            <text:p>0.0959</text:p>
          </table:table-cell>
        </table:table-row>
        <table:table-row table:style-name="ro1">
          <table:table-cell office:value-type="string" calcext:value-type="string">
            <text:p>Context.Submit</text:p>
          </table:table-cell>
          <table:table-cell office:value-type="string" calcext:value-type="string">
            <text:p>Scripts</text:p>
          </table:table-cell>
          <table:table-cell office:value-type="float" office:value="0.6349998" calcext:value-type="float">
            <text:p>0.6349998</text:p>
          </table:table-cell>
          <table:table-cell office:value-type="float" office:value="0.002116666" calcext:value-type="float">
            <text:p>0.00211666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234" calcext:value-type="float">
            <text:p>0.0234</text:p>
          </table:table-cell>
        </table:table-row>
        <table:table-row table:style-name="ro1">
          <table:table-cell office:value-type="string" calcext:value-type="string">
            <text:p>PrepareSceneCullingParameters</text:p>
          </table:table-cell>
          <table:table-cell office:value-type="string" calcext:value-type="string">
            <text:p>Render</text:p>
          </table:table-cell>
          <table:table-cell office:value-type="float" office:value="0.6276002" calcext:value-type="float">
            <text:p>0.6276002</text:p>
          </table:table-cell>
          <table:table-cell office:value-type="float" office:value="0.002092001" calcext:value-type="float">
            <text:p>0.002092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88" calcext:value-type="float">
            <text:p>0.0088</text:p>
          </table:table-cell>
        </table:table-row>
        <table:table-row table:style-name="ro1">
          <table:table-cell office:value-type="string" calcext:value-type="string">
            <text:p>GUI.Repaint</text:p>
          </table:table-cell>
          <table:table-cell office:value-type="string" calcext:value-type="string">
            <text:p>GUI</text:p>
          </table:table-cell>
          <table:table-cell office:value-type="float" office:value="0.6273001" calcext:value-type="float">
            <text:p>0.6273001</text:p>
          </table:table-cell>
          <table:table-cell office:value-type="float" office:value="0.002091" calcext:value-type="float">
            <text:p>0.00209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16" calcext:value-type="float">
            <text:p>0.0116</text:p>
          </table:table-cell>
        </table:table-row>
        <table:table-row table:style-name="ro1">
          <table:table-cell office:value-type="string" calcext:value-type="string">
            <text:p>ParticleSystem.Update</text:p>
          </table:table-cell>
          <table:table-cell office:value-type="string" calcext:value-type="string">
            <text:p>Particles</text:p>
          </table:table-cell>
          <table:table-cell office:value-type="float" office:value="0.6194998" calcext:value-type="float">
            <text:p>0.6194998</text:p>
          </table:table-cell>
          <table:table-cell office:value-type="float" office:value="0.002064999" calcext:value-type="float">
            <text:p>0.00206499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4" calcext:value-type="float">
            <text:p>0.0114</text:p>
          </table:table-cell>
        </table:table-row>
        <table:table-row table:style-name="ro1">
          <table:table-cell office:value-type="string" calcext:value-type="string">
            <text:p>PostLateUpdate.PlayerUpdateCanvases</text:p>
          </table:table-cell>
          <table:table-cell office:value-type="string" calcext:value-type="string">
            <text:p>PlayerLoop</text:p>
          </table:table-cell>
          <table:table-cell office:value-type="float" office:value="0.6186005" calcext:value-type="float">
            <text:p>0.6186005</text:p>
          </table:table-cell>
          <table:table-cell office:value-type="float" office:value="0.002062002" calcext:value-type="float">
            <text:p>0.00206200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6013001" calcext:value-type="float">
            <text:p>0.6013001</text:p>
          </table:table-cell>
          <table:table-cell office:value-type="float" office:value="0.002004334" calcext:value-type="float">
            <text:p>0.00200433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 office:value-type="string" calcext:value-type="string">
            <text:p>CustomRenderTextures.Update</text:p>
          </table:table-cell>
          <table:table-cell office:value-type="string" calcext:value-type="string">
            <text:p>Render</text:p>
          </table:table-cell>
          <table:table-cell office:value-type="float" office:value="0.5648999" calcext:value-type="float">
            <text:p>0.5648999</text:p>
          </table:table-cell>
          <table:table-cell office:value-type="float" office:value="0.001883" calcext:value-type="float">
            <text:p>0.00188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DrawTransparentObjects</text:p>
          </table:table-cell>
          <table:table-cell office:value-type="string" calcext:value-type="string">
            <text:p>Scripts</text:p>
          </table:table-cell>
          <table:table-cell office:value-type="float" office:value="0.5612999" calcext:value-type="float">
            <text:p>0.5612999</text:p>
          </table:table-cell>
          <table:table-cell office:value-type="float" office:value="0.001871" calcext:value-type="float">
            <text:p>0.00187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string" calcext:value-type="string">
            <text:p>Initialization.DirectorSampleTime</text:p>
          </table:table-cell>
          <table:table-cell office:value-type="string" calcext:value-type="string">
            <text:p>PlayerLoop</text:p>
          </table:table-cell>
          <table:table-cell office:value-type="float" office:value="0.5564999" calcext:value-type="float">
            <text:p>0.5564999</text:p>
          </table:table-cell>
          <table:table-cell office:value-type="float" office:value="0.001855" calcext:value-type="float">
            <text:p>0.00185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string" calcext:value-type="string">
            <text:p>Material.SetPassFast</text:p>
          </table:table-cell>
          <table:table-cell office:value-type="string" calcext:value-type="string">
            <text:p>Render</text:p>
          </table:table-cell>
          <table:table-cell office:value-type="float" office:value="0.5526003" calcext:value-type="float">
            <text:p>0.5526003</text:p>
          </table:table-cell>
          <table:table-cell office:value-type="float" office:value="0.001842001" calcext:value-type="float">
            <text:p>0.00184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office:value-type="string" calcext:value-type="string">
            <text:p>ExtractRenderNodeQueue</text:p>
          </table:table-cell>
          <table:table-cell office:value-type="string" calcext:value-type="string">
            <text:p>Render</text:p>
          </table:table-cell>
          <table:table-cell office:value-type="float" office:value="0.5355999" calcext:value-type="float">
            <text:p>0.5355999</text:p>
          </table:table-cell>
          <table:table-cell office:value-type="float" office:value="0.001785333" calcext:value-type="float">
            <text:p>0.001785333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5343001" calcext:value-type="float">
            <text:p>0.5343001</text:p>
          </table:table-cell>
          <table:table-cell office:value-type="float" office:value="0.001781001" calcext:value-type="float">
            <text:p>0.001781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5246003" calcext:value-type="float">
            <text:p>0.5246003</text:p>
          </table:table-cell>
          <table:table-cell office:value-type="float" office:value="0.001748668" calcext:value-type="float">
            <text:p>0.00174866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string" calcext:value-type="string">
            <text:p>Material.SetPassFast</text:p>
          </table:table-cell>
          <table:table-cell office:value-type="string" calcext:value-type="string">
            <text:p>Render</text:p>
          </table:table-cell>
          <table:table-cell office:value-type="float" office:value="0.5166001" calcext:value-type="float">
            <text:p>0.5166001</text:p>
          </table:table-cell>
          <table:table-cell office:value-type="float" office:value="0.001722" calcext:value-type="float">
            <text:p>0.00172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string" calcext:value-type="string">
            <text:p>Shadows.ExtractShaderPassContext</text:p>
          </table:table-cell>
          <table:table-cell office:value-type="string" calcext:value-type="string">
            <text:p>Render</text:p>
          </table:table-cell>
          <table:table-cell office:value-type="float" office:value="0.5143002" calcext:value-type="float">
            <text:p>0.5143002</text:p>
          </table:table-cell>
          <table:table-cell office:value-type="float" office:value="0.001714334" calcext:value-type="float">
            <text:p>0.00171433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string" calcext:value-type="string">
            <text:p>Profiler.FlushCountersWithFlushOnEndOfFrame</text:p>
          </table:table-cell>
          <table:table-cell office:value-type="string" calcext:value-type="string">
            <text:p>Overhead</text:p>
          </table:table-cell>
          <table:table-cell office:value-type="float" office:value="0.5116002" calcext:value-type="float">
            <text:p>0.5116002</text:p>
          </table:table-cell>
          <table:table-cell office:value-type="float" office:value="0.001705334" calcext:value-type="float">
            <text:p>0.00170533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46" calcext:value-type="float">
            <text:p>0.0446</text:p>
          </table:table-cell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488" calcext:value-type="float">
            <text:p>0.488</text:p>
          </table:table-cell>
          <table:table-cell office:value-type="float" office:value="0.001626667" calcext:value-type="float">
            <text:p>0.00162666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string" calcext:value-type="string">
            <text:p>PostLateUpdate.MemoryFrameMaintenance</text:p>
          </table:table-cell>
          <table:table-cell office:value-type="string" calcext:value-type="string">
            <text:p>PlayerLoop</text:p>
          </table:table-cell>
          <table:table-cell office:value-type="float" office:value="0.4719999" calcext:value-type="float">
            <text:p>0.4719999</text:p>
          </table:table-cell>
          <table:table-cell office:value-type="float" office:value="0.001573333" calcext:value-type="float">
            <text:p>0.00157333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628" calcext:value-type="float">
            <text:p>0.0628</text:p>
          </table:table-cell>
        </table:table-row>
        <table:table-row table:style-name="ro1">
          <table:table-cell office:value-type="string" calcext:value-type="string">
            <text:p>Profiler.SerializeStats</text:p>
          </table:table-cell>
          <table:table-cell office:value-type="string" calcext:value-type="string">
            <text:p>Overhead</text:p>
          </table:table-cell>
          <table:table-cell office:value-type="float" office:value="0.4618002" calcext:value-type="float">
            <text:p>0.4618002</text:p>
          </table:table-cell>
          <table:table-cell office:value-type="float" office:value="0.001539334" calcext:value-type="float">
            <text:p>0.00153933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217" calcext:value-type="float">
            <text:p>0.0217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0.4599" calcext:value-type="float">
            <text:p>0.4599</text:p>
          </table:table-cell>
          <table:table-cell office:value-type="float" office:value="0.001533" calcext:value-type="float">
            <text:p>0.001533</text:p>
          </table:table-cell>
          <table:table-cell office:value-type="float" office:value="0" calcext:value-type="float">
            <text:p>0</text:p>
          </table:table-cell>
          <table:table-cell office:value-type="float" office:value="0.0483" calcext:value-type="float">
            <text:p>0.0483</text:p>
          </table:table-cell>
        </table:table-row>
        <table:table-row table:style-name="ro1">
          <table:table-cell office:value-type="string" calcext:value-type="string">
            <text:p>EarlyUpdate.PlayerCleanupCachedData</text:p>
          </table:table-cell>
          <table:table-cell office:value-type="string" calcext:value-type="string">
            <text:p>PlayerLoop</text:p>
          </table:table-cell>
          <table:table-cell office:value-type="float" office:value="0.4552" calcext:value-type="float">
            <text:p>0.4552</text:p>
          </table:table-cell>
          <table:table-cell office:value-type="float" office:value="0.001517333" calcext:value-type="float">
            <text:p>0.00151733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string" calcext:value-type="string">
            <text:p>EarlyUpdate.UpdatePreloading</text:p>
          </table:table-cell>
          <table:table-cell office:value-type="string" calcext:value-type="string">
            <text:p>PlayerLoop</text:p>
          </table:table-cell>
          <table:table-cell office:value-type="float" office:value="0.4471001" calcext:value-type="float">
            <text:p>0.4471001</text:p>
          </table:table-cell>
          <table:table-cell office:value-type="float" office:value="0.001490334" calcext:value-type="float">
            <text:p>0.00149033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101" calcext:value-type="float">
            <text:p>0.0101</text:p>
          </table:table-cell>
        </table:table-row>
        <table:table-row table:style-name="ro1">
          <table:table-cell office:value-type="string" calcext:value-type="string">
            <text:p>Director.SampleTime</text:p>
          </table:table-cell>
          <table:table-cell office:value-type="string" calcext:value-type="string">
            <text:p>Director</text:p>
          </table:table-cell>
          <table:table-cell office:value-type="float" office:value="0.4388003" calcext:value-type="float">
            <text:p>0.4388003</text:p>
          </table:table-cell>
          <table:table-cell office:value-type="float" office:value="0.001462668" calcext:value-type="float">
            <text:p>0.00146266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string" calcext:value-type="string">
            <text:p>UIEvents.WillRenderCanvases</text:p>
          </table:table-cell>
          <table:table-cell office:value-type="string" calcext:value-type="string">
            <text:p>PlayerLoop</text:p>
          </table:table-cell>
          <table:table-cell office:value-type="float" office:value="0.4374001" calcext:value-type="float">
            <text:p>0.4374001</text:p>
          </table:table-cell>
          <table:table-cell office:value-type="float" office:value="0.001458" calcext:value-type="float">
            <text:p>0.00145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string" calcext:value-type="string">
            <text:p>PostLateUpdate.PlayerEmitCanvasGeometry</text:p>
          </table:table-cell>
          <table:table-cell office:value-type="string" calcext:value-type="string">
            <text:p>PlayerLoop</text:p>
          </table:table-cell>
          <table:table-cell office:value-type="float" office:value="0.4364999" calcext:value-type="float">
            <text:p>0.4364999</text:p>
          </table:table-cell>
          <table:table-cell office:value-type="float" office:value="0.001455" calcext:value-type="float">
            <text:p>0.00145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501" calcext:value-type="float">
            <text:p>0.0501</text:p>
          </table:table-cell>
        </table:table-row>
        <table:table-row table:style-name="ro1">
          <table:table-cell office:value-type="string" calcext:value-type="string">
            <text:p>Update.ScriptRunDelayedTasks</text:p>
          </table:table-cell>
          <table:table-cell office:value-type="string" calcext:value-type="string">
            <text:p>PlayerLoop</text:p>
          </table:table-cell>
          <table:table-cell office:value-type="float" office:value="0.4346003" calcext:value-type="float">
            <text:p>0.4346003</text:p>
          </table:table-cell>
          <table:table-cell office:value-type="float" office:value="0.001448667" calcext:value-type="float">
            <text:p>0.00144866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41" calcext:value-type="float">
            <text:p>0.0041</text:p>
          </table:table-cell>
        </table:table-row>
        <table:table-row table:style-name="ro1">
          <table:table-cell office:value-type="string" calcext:value-type="string">
            <text:p>EarlyUpdate.PollPlayerConnection</text:p>
          </table:table-cell>
          <table:table-cell office:value-type="string" calcext:value-type="string">
            <text:p>PlayerLoop</text:p>
          </table:table-cell>
          <table:table-cell office:value-type="float" office:value="0.4324" calcext:value-type="float">
            <text:p>0.4324</text:p>
          </table:table-cell>
          <table:table-cell office:value-type="float" office:value="0.001441333" calcext:value-type="float">
            <text:p>0.00144133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office:value-type="string" calcext:value-type="string">
            <text:p>Inl_ForwardRenderer.CreateCameraRenderTarget</text:p>
          </table:table-cell>
          <table:table-cell office:value-type="string" calcext:value-type="string">
            <text:p>Scripts</text:p>
          </table:table-cell>
          <table:table-cell office:value-type="float" office:value="0.4229003" calcext:value-type="float">
            <text:p>0.4229003</text:p>
          </table:table-cell>
          <table:table-cell office:value-type="float" office:value="0.001409668" calcext:value-type="float">
            <text:p>0.00140966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 office:value-type="float" office:value="0.4133969" calcext:value-type="float">
            <text:p>0.4133969</text:p>
          </table:table-cell>
          <table:table-cell office:value-type="float" office:value="0.00137799" calcext:value-type="float">
            <text:p>0.00137799</text:p>
          </table:table-cell>
          <table:table-cell office:value-type="float" office:value="0" calcext:value-type="float">
            <text:p>0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office:value-type="string" calcext:value-type="string">
            <text:p>Cleanup Unused Cached Data</text:p>
          </table:table-cell>
          <table:table-cell office:value-type="string" calcext:value-type="string">
            <text:p>PlayerLoop</text:p>
          </table:table-cell>
          <table:table-cell office:value-type="float" office:value="0.4111" calcext:value-type="float">
            <text:p>0.4111</text:p>
          </table:table-cell>
          <table:table-cell office:value-type="float" office:value="0.001370333" calcext:value-type="float">
            <text:p>0.00137033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string" calcext:value-type="string">
            <text:p>PostLateUpdate.PlayerSendFrameComplete</text:p>
          </table:table-cell>
          <table:table-cell office:value-type="string" calcext:value-type="string">
            <text:p>PlayerLoop</text:p>
          </table:table-cell>
          <table:table-cell office:value-type="float" office:value="0.4047999" calcext:value-type="float">
            <text:p>0.4047999</text:p>
          </table:table-cell>
          <table:table-cell office:value-type="float" office:value="0.001349333" calcext:value-type="float">
            <text:p>0.00134933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232" calcext:value-type="float">
            <text:p>0.0232</text:p>
          </table:table-cell>
        </table:table-row>
        <table:table-row table:style-name="ro1">
          <table:table-cell office:value-type="string" calcext:value-type="string">
            <text:p>Loading.UpdatePreloading</text:p>
          </table:table-cell>
          <table:table-cell office:value-type="string" calcext:value-type="string">
            <text:p>PlayerLoop</text:p>
          </table:table-cell>
          <table:table-cell office:value-type="float" office:value="0.4029" calcext:value-type="float">
            <text:p>0.4029</text:p>
          </table:table-cell>
          <table:table-cell office:value-type="float" office:value="0.001343" calcext:value-type="float">
            <text:p>0.00134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office:value-type="string" calcext:value-type="string">
            <text:p>UGUI.Rendering.UpdateBatches</text:p>
          </table:table-cell>
          <table:table-cell office:value-type="string" calcext:value-type="string">
            <text:p>UI Render</text:p>
          </table:table-cell>
          <table:table-cell office:value-type="float" office:value="0.3958999" calcext:value-type="float">
            <text:p>0.3958999</text:p>
          </table:table-cell>
          <table:table-cell office:value-type="float" office:value="0.001319666" calcext:value-type="float">
            <text:p>0.00131966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3921003" calcext:value-type="float">
            <text:p>0.3921003</text:p>
          </table:table-cell>
          <table:table-cell office:value-type="float" office:value="0.001307001" calcext:value-type="float">
            <text:p>0.001307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string" calcext:value-type="string">
            <text:p>Initialization.AsyncUploadTimeSlicedUpdate</text:p>
          </table:table-cell>
          <table:table-cell office:value-type="string" calcext:value-type="string">
            <text:p>PlayerLoop</text:p>
          </table:table-cell>
          <table:table-cell office:value-type="float" office:value="0.3860002" calcext:value-type="float">
            <text:p>0.3860002</text:p>
          </table:table-cell>
          <table:table-cell office:value-type="float" office:value="0.001286667" calcext:value-type="float">
            <text:p>0.001286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3842002" calcext:value-type="float">
            <text:p>0.3842002</text:p>
          </table:table-cell>
          <table:table-cell office:value-type="float" office:value="0.001280667" calcext:value-type="float">
            <text:p>0.00128066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9699999" calcext:value-type="float">
            <text:p>0.009699999</text:p>
          </table:table-cell>
        </table:table-row>
        <table:table-row table:style-name="ro1">
          <table:table-cell office:value-type="string" calcext:value-type="string">
            <text:p>PlayerCleanupCachedData</text:p>
          </table:table-cell>
          <table:table-cell office:value-type="string" calcext:value-type="string">
            <text:p>GUI</text:p>
          </table:table-cell>
          <table:table-cell office:value-type="float" office:value="0.3763" calcext:value-type="float">
            <text:p>0.3763</text:p>
          </table:table-cell>
          <table:table-cell office:value-type="float" office:value="0.001254333" calcext:value-type="float">
            <text:p>0.00125433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3717" calcext:value-type="float">
            <text:p>0.3717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0.3713" calcext:value-type="float">
            <text:p>0.3713</text:p>
          </table:table-cell>
          <table:table-cell office:value-type="float" office:value="0.001237667" calcext:value-type="float">
            <text:p>0.001237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873" calcext:value-type="float">
            <text:p>0.0873</text:p>
          </table:table-cell>
        </table:table-row>
        <table:table-row table:style-name="ro1">
          <table:table-cell office:value-type="string" calcext:value-type="string">
            <text:p>Inl_ScriptableRenderer.InternalStartRendering</text:p>
          </table:table-cell>
          <table:table-cell office:value-type="string" calcext:value-type="string">
            <text:p>Scripts</text:p>
          </table:table-cell>
          <table:table-cell office:value-type="float" office:value="0.3561001" calcext:value-type="float">
            <text:p>0.3561001</text:p>
          </table:table-cell>
          <table:table-cell office:value-type="float" office:value="0.001187" calcext:value-type="float">
            <text:p>0.00118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string" calcext:value-type="string">
            <text:p>PlayerConnection.Poll</text:p>
          </table:table-cell>
          <table:table-cell office:value-type="string" calcext:value-type="string">
            <text:p>Overhead</text:p>
          </table:table-cell>
          <table:table-cell office:value-type="float" office:value="0.3525002" calcext:value-type="float">
            <text:p>0.3525002</text:p>
          </table:table-cell>
          <table:table-cell office:value-type="float" office:value="0.001175001" calcext:value-type="float">
            <text:p>0.001175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1">
          <table:table-cell office:value-type="string" calcext:value-type="string">
            <text:p>PreUpdate.AIUpdate</text:p>
          </table:table-cell>
          <table:table-cell office:value-type="string" calcext:value-type="string">
            <text:p>PlayerLoop</text:p>
          </table:table-cell>
          <table:table-cell office:value-type="float" office:value="0.3525003" calcext:value-type="float">
            <text:p>0.3525003</text:p>
          </table:table-cell>
          <table:table-cell office:value-type="float" office:value="0.001175001" calcext:value-type="float">
            <text:p>0.001175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73" calcext:value-type="float">
            <text:p>0.0273</text:p>
          </table:table-cell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3496002" calcext:value-type="float">
            <text:p>0.3496002</text:p>
          </table:table-cell>
          <table:table-cell office:value-type="float" office:value="0.001165334" calcext:value-type="float">
            <text:p>0.00116533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63" calcext:value-type="float">
            <text:p>0.0163</text:p>
          </table:table-cell>
        </table:table-row>
        <table:table-row table:style-name="ro1">
          <table:table-cell office:value-type="string" calcext:value-type="string">
            <text:p>Inl_UniversalRenderPipeline.GetMainLightIndex</text:p>
          </table:table-cell>
          <table:table-cell office:value-type="string" calcext:value-type="string">
            <text:p>Scripts</text:p>
          </table:table-cell>
          <table:table-cell office:value-type="float" office:value="0.3451001" calcext:value-type="float">
            <text:p>0.3451001</text:p>
          </table:table-cell>
          <table:table-cell office:value-type="float" office:value="0.001150334" calcext:value-type="float">
            <text:p>0.00115033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string" calcext:value-type="string">
            <text:p>PlayerEndOfFrame</text:p>
          </table:table-cell>
          <table:table-cell office:value-type="string" calcext:value-type="string">
            <text:p>Scripts</text:p>
          </table:table-cell>
          <table:table-cell office:value-type="float" office:value="0.3428003" calcext:value-type="float">
            <text:p>0.3428003</text:p>
          </table:table-cell>
          <table:table-cell office:value-type="float" office:value="0.001142667" calcext:value-type="float">
            <text:p>0.00114266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3344005" calcext:value-type="float">
            <text:p>0.3344005</text:p>
          </table:table-cell>
          <table:table-cell office:value-type="float" office:value="0.001114668" calcext:value-type="float">
            <text:p>0.00111466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string" calcext:value-type="string">
            <text:p>Inl_ScriptableRenderer.SetupCullingParameters</text:p>
          </table:table-cell>
          <table:table-cell office:value-type="string" calcext:value-type="string">
            <text:p>Scripts</text:p>
          </table:table-cell>
          <table:table-cell office:value-type="float" office:value="0.3298002" calcext:value-type="float">
            <text:p>0.3298002</text:p>
          </table:table-cell>
          <table:table-cell office:value-type="float" office:value="0.001099334" calcext:value-type="float">
            <text:p>0.00109933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1">
          <table:table-cell office:value-type="string" calcext:value-type="string">
            <text:p>FrameEvents.XRBeginFrame</text:p>
          </table:table-cell>
          <table:table-cell office:value-type="string" calcext:value-type="string">
            <text:p>PlayerLoop</text:p>
          </table:table-cell>
          <table:table-cell office:value-type="float" office:value="0.3237" calcext:value-type="float">
            <text:p>0.3237</text:p>
          </table:table-cell>
          <table:table-cell office:value-type="float" office:value="0.001079" calcext:value-type="float">
            <text:p>0.00107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29" calcext:value-type="float">
            <text:p>0.0129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3236004" calcext:value-type="float">
            <text:p>0.3236004</text:p>
          </table:table-cell>
          <table:table-cell office:value-type="float" office:value="0.001078668" calcext:value-type="float">
            <text:p>0.00107866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3235008" calcext:value-type="float">
            <text:p>0.3235008</text:p>
          </table:table-cell>
          <table:table-cell office:value-type="float" office:value="0.001078336" calcext:value-type="float">
            <text:p>0.0010783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office:value-type="string" calcext:value-type="string">
            <text:p>FindActiveLights</text:p>
          </table:table-cell>
          <table:table-cell office:value-type="string" calcext:value-type="string">
            <text:p>Render</text:p>
          </table:table-cell>
          <table:table-cell office:value-type="float" office:value="0.3230998" calcext:value-type="float">
            <text:p>0.3230998</text:p>
          </table:table-cell>
          <table:table-cell office:value-type="float" office:value="0.001076999" calcext:value-type="float">
            <text:p>0.00107699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3217005" calcext:value-type="float">
            <text:p>0.3217005</text:p>
          </table:table-cell>
          <table:table-cell office:value-type="float" office:value="0.001072335" calcext:value-type="float">
            <text:p>0.00107233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19" calcext:value-type="float">
            <text:p>0.0119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 office:value-type="float" office:value="0.3194004" calcext:value-type="float">
            <text:p>0.3194004</text:p>
          </table:table-cell>
          <table:table-cell office:value-type="float" office:value="0.001064668" calcext:value-type="float">
            <text:p>0.001064668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office:value-type="string" calcext:value-type="string">
            <text:p>UpdatePreloading</text:p>
          </table:table-cell>
          <table:table-cell office:value-type="string" calcext:value-type="string">
            <text:p>Loading</text:p>
          </table:table-cell>
          <table:table-cell office:value-type="float" office:value="0.3136" calcext:value-type="float">
            <text:p>0.3136</text:p>
          </table:table-cell>
          <table:table-cell office:value-type="float" office:value="0.001045333" calcext:value-type="float">
            <text:p>0.00104533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81" calcext:value-type="float">
            <text:p>0.0081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3127005" calcext:value-type="float">
            <text:p>0.3127005</text:p>
          </table:table-cell>
          <table:table-cell office:value-type="float" office:value="0.001042335" calcext:value-type="float">
            <text:p>0.00104233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string" calcext:value-type="string">
            <text:p>UnityEngine.CoreModule.dll!UnityEngine::UnitySynchronizationContext.ExecuteTasks()</text:p>
          </table:table-cell>
          <table:table-cell office:value-type="string" calcext:value-type="string">
            <text:p>Scripts</text:p>
          </table:table-cell>
          <table:table-cell office:value-type="float" office:value="0.2934" calcext:value-type="float">
            <text:p>0.2934</text:p>
          </table:table-cell>
          <table:table-cell office:value-type="float" office:value="0.000978" calcext:value-type="float">
            <text:p>0.00097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office:value-type="string" calcext:value-type="string">
            <text:p>Shadows.CullingCallbacks</text:p>
          </table:table-cell>
          <table:table-cell office:value-type="string" calcext:value-type="string">
            <text:p>Render</text:p>
          </table:table-cell>
          <table:table-cell office:value-type="float" office:value="0.2849001" calcext:value-type="float">
            <text:p>0.2849001</text:p>
          </table:table-cell>
          <table:table-cell office:value-type="float" office:value="0.0009496671" calcext:value-type="float">
            <text:p>0.000949667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93" calcext:value-type="float">
            <text:p>0.0093</text:p>
          </table:table-cell>
        </table:table-row>
        <table:table-row table:style-name="ro1">
          <table:table-cell office:value-type="string" calcext:value-type="string">
            <text:p>ScriptableRenderer.InternalFinishRendering</text:p>
          </table:table-cell>
          <table:table-cell office:value-type="string" calcext:value-type="string">
            <text:p>Scripts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000939" calcext:value-type="float">
            <text:p>0.00093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string" calcext:value-type="string">
            <text:p>FrameEvents.OnBeforeRenderCallback</text:p>
          </table:table-cell>
          <table:table-cell office:value-type="string" calcext:value-type="string">
            <text:p>PlayerLoop</text:p>
          </table:table-cell>
          <table:table-cell office:value-type="float" office:value="0.2616997" calcext:value-type="float">
            <text:p>0.2616997</text:p>
          </table:table-cell>
          <table:table-cell office:value-type="float" office:value="0.0008723324" calcext:value-type="float">
            <text:p>0.000872332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2609999" calcext:value-type="float">
            <text:p>0.2609999</text:p>
          </table:table-cell>
          <table:table-cell office:value-type="float" office:value="0.0008699996" calcext:value-type="float">
            <text:p>0.0008699996</text:p>
          </table:table-cell>
          <table:table-cell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string" calcext:value-type="string">
            <text:p>UIEvents.CanvasManagerRenderOverlays</text:p>
          </table:table-cell>
          <table:table-cell office:value-type="string" calcext:value-type="string">
            <text:p>PlayerLoop</text:p>
          </table:table-cell>
          <table:table-cell office:value-type="float" office:value="0.2589003" calcext:value-type="float">
            <text:p>0.2589003</text:p>
          </table:table-cell>
          <table:table-cell office:value-type="float" office:value="0.000863001" calcext:value-type="float">
            <text:p>0.000863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string" calcext:value-type="string">
            <text:p>UnityEngine.CoreModule.dll!UnityEngine.Rendering::SupportedRenderingFeatures.IsUIOverlayRenderedBySRP()</text:p>
          </table:table-cell>
          <table:table-cell office:value-type="string" calcext:value-type="string">
            <text:p>Scripts</text:p>
          </table:table-cell>
          <table:table-cell office:value-type="float" office:value="0.2559998" calcext:value-type="float">
            <text:p>0.2559998</text:p>
          </table:table-cell>
          <table:table-cell office:value-type="float" office:value="0.0008533327" calcext:value-type="float">
            <text:p>0.000853332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string" calcext:value-type="string">
            <text:p>PreUpdate.PhysicsUpdate</text:p>
          </table:table-cell>
          <table:table-cell office:value-type="string" calcext:value-type="string">
            <text:p>PlayerLoop</text:p>
          </table:table-cell>
          <table:table-cell office:value-type="float" office:value="0.2552997" calcext:value-type="float">
            <text:p>0.2552997</text:p>
          </table:table-cell>
          <table:table-cell office:value-type="float" office:value="0.0008509991" calcext:value-type="float">
            <text:p>0.000850999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2509992" calcext:value-type="float">
            <text:p>0.2509992</text:p>
          </table:table-cell>
          <table:table-cell office:value-type="float" office:value="0.0008366639" calcext:value-type="float">
            <text:p>0.000836663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608" calcext:value-type="float">
            <text:p>0.0608</text:p>
          </table:table-cell>
        </table:table-row>
        <table:table-row table:style-name="ro1">
          <table:table-cell office:value-type="string" calcext:value-type="string">
            <text:p>Physics.FetchResults</text:p>
          </table:table-cell>
          <table:table-cell office:value-type="string" calcext:value-type="string">
            <text:p>Physics</text:p>
          </table:table-cell>
          <table:table-cell office:value-type="float" office:value="0.2505" calcext:value-type="float">
            <text:p>0.2505</text:p>
          </table:table-cell>
          <table:table-cell office:value-type="float" office:value="0.0008350001" calcext:value-type="float">
            <text:p>0.0008350001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1129" calcext:value-type="float">
            <text:p>0.1129</text:p>
          </table:table-cell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2415996" calcext:value-type="float">
            <text:p>0.2415996</text:p>
          </table:table-cell>
          <table:table-cell office:value-type="float" office:value="0.000805332" calcext:value-type="float">
            <text:p>0.00080533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01" calcext:value-type="float">
            <text:p>0.0101</text:p>
          </table:table-cell>
        </table:table-row>
        <table:table-row table:style-name="ro1">
          <table:table-cell office:value-type="string" calcext:value-type="string">
            <text:p>Initialization.UpdateCameraMotionVectors</text:p>
          </table:table-cell>
          <table:table-cell office:value-type="string" calcext:value-type="string">
            <text:p>PlayerLoop</text:p>
          </table:table-cell>
          <table:table-cell office:value-type="float" office:value="0.2368004" calcext:value-type="float">
            <text:p>0.2368004</text:p>
          </table:table-cell>
          <table:table-cell office:value-type="float" office:value="0.0007893346" calcext:value-type="float">
            <text:p>0.000789334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string" calcext:value-type="string">
            <text:p>PreUpdate.Physics2DUpdate</text:p>
          </table:table-cell>
          <table:table-cell office:value-type="string" calcext:value-type="string">
            <text:p>PlayerLoop</text:p>
          </table:table-cell>
          <table:table-cell office:value-type="float" office:value="0.2331998" calcext:value-type="float">
            <text:p>0.2331998</text:p>
          </table:table-cell>
          <table:table-cell office:value-type="float" office:value="0.0007773328" calcext:value-type="float">
            <text:p>0.000777332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afterCullingOutputReady.Invoke</text:p>
          </table:table-cell>
          <table:table-cell office:value-type="string" calcext:value-type="string">
            <text:p>PlayerLoop</text:p>
          </table:table-cell>
          <table:table-cell office:value-type="float" office:value="0.2272996" calcext:value-type="float">
            <text:p>0.2272996</text:p>
          </table:table-cell>
          <table:table-cell office:value-type="float" office:value="0.0007576653" calcext:value-type="float">
            <text:p>0.000757665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ShouldRunUpdate()</text:p>
          </table:table-cell>
          <table:table-cell office:value-type="string" calcext:value-type="string">
            <text:p>Scripts</text:p>
          </table:table-cell>
          <table:table-cell office:value-type="float" office:value="0.2209999" calcext:value-type="float">
            <text:p>0.2209999</text:p>
          </table:table-cell>
          <table:table-cell office:value-type="float" office:value="0.0007366663" calcext:value-type="float">
            <text:p>0.000736666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109" calcext:value-type="float">
            <text:p>0.0109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2203026" calcext:value-type="float">
            <text:p>0.2203026</text:p>
          </table:table-cell>
          <table:table-cell office:value-type="float" office:value="0.0007343419" calcext:value-type="float">
            <text:p>0.0007343419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office:value-type="string" calcext:value-type="string">
            <text:p>Application.Integrate Assets in Background</text:p>
          </table:table-cell>
          <table:table-cell office:value-type="string" calcext:value-type="string">
            <text:p>Loading</text:p>
          </table:table-cell>
          <table:table-cell office:value-type="float" office:value="0.2183998" calcext:value-type="float">
            <text:p>0.2183998</text:p>
          </table:table-cell>
          <table:table-cell office:value-type="float" office:value="0.0007279994" calcext:value-type="float">
            <text:p>0.000727999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office:value-type="string" calcext:value-type="string">
            <text:p>UGUI.Rendering.RenderOverlays</text:p>
          </table:table-cell>
          <table:table-cell office:value-type="string" calcext:value-type="string">
            <text:p>UI Render</text:p>
          </table:table-cell>
          <table:table-cell office:value-type="float" office:value="0.2105004" calcext:value-type="float">
            <text:p>0.2105004</text:p>
          </table:table-cell>
          <table:table-cell office:value-type="float" office:value="0.0007016681" calcext:value-type="float">
            <text:p>0.000701668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9" calcext:value-type="float">
            <text:p>0.0049</text:p>
          </table:table-cell>
        </table:table-row>
        <table:table-row table:style-name="ro1">
          <table:table-cell office:value-type="string" calcext:value-type="string">
            <text:p>UnityEngine.IMGUIModule.dll!UnityEngine::Event.Internal_MakeMasterEventCurrent()</text:p>
          </table:table-cell>
          <table:table-cell office:value-type="string" calcext:value-type="string">
            <text:p>Scripts</text:p>
          </table:table-cell>
          <table:table-cell office:value-type="float" office:value="0.2052998" calcext:value-type="float">
            <text:p>0.2052998</text:p>
          </table:table-cell>
          <table:table-cell office:value-type="float" office:value="0.0006843326" calcext:value-type="float">
            <text:p>0.000684332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Inl_Setup Additional Shadows</text:p>
          </table:table-cell>
          <table:table-cell office:value-type="string" calcext:value-type="string">
            <text:p>Scripts</text:p>
          </table:table-cell>
          <table:table-cell office:value-type="float" office:value="0.1993999" calcext:value-type="float">
            <text:p>0.1993999</text:p>
          </table:table-cell>
          <table:table-cell office:value-type="float" office:value="0.0006646663" calcext:value-type="float">
            <text:p>0.000664666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string" calcext:value-type="string">
            <text:p>Setup Camera Parameters</text:p>
          </table:table-cell>
          <table:table-cell office:value-type="string" calcext:value-type="string">
            <text:p>Scripts</text:p>
          </table:table-cell>
          <table:table-cell office:value-type="float" office:value="0.1979996" calcext:value-type="float">
            <text:p>0.1979996</text:p>
          </table:table-cell>
          <table:table-cell office:value-type="float" office:value="0.0006599987" calcext:value-type="float">
            <text:p>0.000659998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88" calcext:value-type="float">
            <text:p>0.0088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1970007" calcext:value-type="float">
            <text:p>0.1970007</text:p>
          </table:table-cell>
          <table:table-cell office:value-type="float" office:value="0.000656669" calcext:value-type="float">
            <text:p>0.00065666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 office:value-type="string" calcext:value-type="string">
            <text:p>EarlyUpdate.ScriptRunDelayedStartupFrame</text:p>
          </table:table-cell>
          <table:table-cell office:value-type="string" calcext:value-type="string">
            <text:p>PlayerLoop</text:p>
          </table:table-cell>
          <table:table-cell office:value-type="float" office:value="0.1930999" calcext:value-type="float">
            <text:p>0.1930999</text:p>
          </table:table-cell>
          <table:table-cell office:value-type="float" office:value="0.0006436663" calcext:value-type="float">
            <text:p>0.000643666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232" calcext:value-type="float">
            <text:p>0.0232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ShouldRunUpdate()</text:p>
          </table:table-cell>
          <table:table-cell office:value-type="string" calcext:value-type="string">
            <text:p>Scripts</text:p>
          </table:table-cell>
          <table:table-cell office:value-type="float" office:value="0.1915999" calcext:value-type="float">
            <text:p>0.1915999</text:p>
          </table:table-cell>
          <table:table-cell office:value-type="float" office:value="0.0006386664" calcext:value-type="float">
            <text:p>0.000638666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234" calcext:value-type="float">
            <text:p>0.0234</text:p>
          </table:table-cell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 office:value-type="float" office:value="0.1913011" calcext:value-type="float">
            <text:p>0.1913011</text:p>
          </table:table-cell>
          <table:table-cell office:value-type="float" office:value="0.0006376703" calcext:value-type="float">
            <text:p>0.00063767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string" calcext:value-type="string">
            <text:p>UIEvents.CanvasManagerEmitOffScreenGeometry</text:p>
          </table:table-cell>
          <table:table-cell office:value-type="string" calcext:value-type="string">
            <text:p>PlayerLoop</text:p>
          </table:table-cell>
          <table:table-cell office:value-type="float" office:value="0.1874" calcext:value-type="float">
            <text:p>0.1874</text:p>
          </table:table-cell>
          <table:table-cell office:value-type="float" office:value="0.0006246666" calcext:value-type="float">
            <text:p>0.000624666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string" calcext:value-type="string">
            <text:p>PreLateUpdate.ConstraintManagerUpdate</text:p>
          </table:table-cell>
          <table:table-cell office:value-type="string" calcext:value-type="string">
            <text:p>PlayerLoop</text:p>
          </table:table-cell>
          <table:table-cell office:value-type="float" office:value="0.1827998" calcext:value-type="float">
            <text:p>0.1827998</text:p>
          </table:table-cell>
          <table:table-cell office:value-type="float" office:value="0.0006093328" calcext:value-type="float">
            <text:p>0.000609332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office:value-type="string" calcext:value-type="string">
            <text:p>PostLateUpdate.UpdateAllSkinnedMeshes</text:p>
          </table:table-cell>
          <table:table-cell office:value-type="string" calcext:value-type="string">
            <text:p>PlayerLoop</text:p>
          </table:table-cell>
          <table:table-cell office:value-type="float" office:value="0.179" calcext:value-type="float">
            <text:p>0.179</text:p>
          </table:table-cell>
          <table:table-cell office:value-type="float" office:value="0.0005966665" calcext:value-type="float">
            <text:p>0.000596666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string" calcext:value-type="string">
            <text:p>UnityEngine.CoreModule.dll!UnityEngine::Application.InvokeOnBeforeRender()</text:p>
          </table:table-cell>
          <table:table-cell office:value-type="string" calcext:value-type="string">
            <text:p>Scripts</text:p>
          </table:table-cell>
          <table:table-cell office:value-type="float" office:value="0.1778001" calcext:value-type="float">
            <text:p>0.1778001</text:p>
          </table:table-cell>
          <table:table-cell office:value-type="float" office:value="0.000592667" calcext:value-type="float">
            <text:p>0.00059266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395" calcext:value-type="float">
            <text:p>0.0395</text:p>
          </table:table-cell>
        </table:table-row>
        <table:table-row table:style-name="ro1">
          <table:table-cell office:value-type="string" calcext:value-type="string">
            <text:p>Profiler.FlushMemoryCounters</text:p>
          </table:table-cell>
          <table:table-cell office:value-type="string" calcext:value-type="string">
            <text:p>Overhead</text:p>
          </table:table-cell>
          <table:table-cell office:value-type="float" office:value="0.1750999" calcext:value-type="float">
            <text:p>0.1750999</text:p>
          </table:table-cell>
          <table:table-cell office:value-type="float" office:value="0.0005836662" calcext:value-type="float">
            <text:p>0.000583666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office:value-type="string" calcext:value-type="string">
            <text:p>Inl_Sort Render Passes</text:p>
          </table:table-cell>
          <table:table-cell office:value-type="string" calcext:value-type="string">
            <text:p>Scripts</text:p>
          </table:table-cell>
          <table:table-cell office:value-type="float" office:value="0.1745998" calcext:value-type="float">
            <text:p>0.1745998</text:p>
          </table:table-cell>
          <table:table-cell office:value-type="float" office:value="0.0005819993" calcext:value-type="float">
            <text:p>0.000581999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office:value-type="string" calcext:value-type="string">
            <text:p>UIEvents.CanvasmanagerEmitOnScreenGeometry</text:p>
          </table:table-cell>
          <table:table-cell office:value-type="string" calcext:value-type="string">
            <text:p>PlayerLoop</text:p>
          </table:table-cell>
          <table:table-cell office:value-type="float" office:value="0.1743003" calcext:value-type="float">
            <text:p>0.1743003</text:p>
          </table:table-cell>
          <table:table-cell office:value-type="float" office:value="0.0005810011" calcext:value-type="float">
            <text:p>0.000581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Physics.Interpolation</text:p>
          </table:table-cell>
          <table:table-cell office:value-type="string" calcext:value-type="string">
            <text:p>Physics</text:p>
          </table:table-cell>
          <table:table-cell office:value-type="float" office:value="0.1733001" calcext:value-type="float">
            <text:p>0.1733001</text:p>
          </table:table-cell>
          <table:table-cell office:value-type="float" office:value="0.0005776671" calcext:value-type="float">
            <text:p>0.000577667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Update.DirectorUpdate</text:p>
          </table:table-cell>
          <table:table-cell office:value-type="string" calcext:value-type="string">
            <text:p>PlayerLoop</text:p>
          </table:table-cell>
          <table:table-cell office:value-type="float" office:value="0.1706" calcext:value-type="float">
            <text:p>0.1706</text:p>
          </table:table-cell>
          <table:table-cell office:value-type="float" office:value="0.0005686666" calcext:value-type="float">
            <text:p>0.000568666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1">
          <table:table-cell office:value-type="string" calcext:value-type="string">
            <text:p>Camera.Render</text:p>
          </table:table-cell>
          <table:table-cell office:value-type="string" calcext:value-type="string">
            <text:p>Render</text:p>
          </table:table-cell>
          <table:table-cell office:value-type="float" office:value="0.1697001" calcext:value-type="float">
            <text:p>0.1697001</text:p>
          </table:table-cell>
          <table:table-cell office:value-type="float" office:value="0.0005656669" calcext:value-type="float">
            <text:p>0.000565666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287" calcext:value-type="float">
            <text:p>0.0287</text:p>
          </table:table-cell>
        </table:table-row>
        <table:table-row table:style-name="ro1">
          <table:table-cell office:value-type="string" calcext:value-type="string">
            <text:p>PreLateUpdate.ScriptRunBehaviourLateUpdate</text:p>
          </table:table-cell>
          <table:table-cell office:value-type="string" calcext:value-type="string">
            <text:p>PlayerLoop</text:p>
          </table:table-cell>
          <table:table-cell office:value-type="float" office:value="0.1674001" calcext:value-type="float">
            <text:p>0.1674001</text:p>
          </table:table-cell>
          <table:table-cell office:value-type="float" office:value="0.0005580003" calcext:value-type="float">
            <text:p>0.000558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1" calcext:value-type="float">
            <text:p>0.0061</text:p>
          </table:table-cell>
        </table:table-row>
        <table:table-row table:style-name="ro1">
          <table:table-cell office:value-type="string" calcext:value-type="string">
            <text:p>PreUpdate.UpdateVideo</text:p>
          </table:table-cell>
          <table:table-cell office:value-type="string" calcext:value-type="string">
            <text:p>PlayerLoop</text:p>
          </table:table-cell>
          <table:table-cell office:value-type="float" office:value="0.1643" calcext:value-type="float">
            <text:p>0.1643</text:p>
          </table:table-cell>
          <table:table-cell office:value-type="float" office:value="0.0005476667" calcext:value-type="float">
            <text:p>0.000547666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PostLateUpdate.UpdateLightProbeProxyVolumes</text:p>
          </table:table-cell>
          <table:table-cell office:value-type="string" calcext:value-type="string">
            <text:p>PlayerLoop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0005296667" calcext:value-type="float">
            <text:p>0.000529666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93" calcext:value-type="float">
            <text:p>0.0093</text:p>
          </table:table-cell>
        </table:table-row>
        <table:table-row table:style-name="ro1">
          <table:table-cell office:value-type="string" calcext:value-type="string">
            <text:p>GarbageCollector.CollectIncremental</text:p>
          </table:table-cell>
          <table:table-cell office:value-type="string" calcext:value-type="string">
            <text:p>GC</text:p>
          </table:table-cell>
          <table:table-cell office:value-type="float" office:value="0.1577001" calcext:value-type="float">
            <text:p>0.1577001</text:p>
          </table:table-cell>
          <table:table-cell office:value-type="float" office:value="0.0005256669" calcext:value-type="float">
            <text:p>0.000525666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string" calcext:value-type="string">
            <text:p>UnityEngine.AIModule.dll!UnityEngine.AI::NavMesh.Internal_CallOnNavMeshPreUpdate()</text:p>
          </table:table-cell>
          <table:table-cell office:value-type="string" calcext:value-type="string">
            <text:p>Scripts</text:p>
          </table:table-cell>
          <table:table-cell office:value-type="float" office:value="0.1571002" calcext:value-type="float">
            <text:p>0.1571002</text:p>
          </table:table-cell>
          <table:table-cell office:value-type="float" office:value="0.0005236673" calcext:value-type="float">
            <text:p>0.000523667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264" calcext:value-type="float">
            <text:p>0.0264</text:p>
          </table:table-cell>
        </table:table-row>
        <table:table-row table:style-name="ro1">
          <table:table-cell office:value-type="string" calcext:value-type="string">
            <text:p>AddCustomActiveLocalLights</text:p>
          </table:table-cell>
          <table:table-cell office:value-type="string" calcext:value-type="string">
            <text:p>Render</text:p>
          </table:table-cell>
          <table:table-cell office:value-type="float" office:value="0.1568001" calcext:value-type="float">
            <text:p>0.1568001</text:p>
          </table:table-cell>
          <table:table-cell office:value-type="float" office:value="0.000522667" calcext:value-type="float">
            <text:p>0.00052266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 office:value-type="string" calcext:value-type="string">
            <text:p>PostLateUpdate.DirectorRenderImage</text:p>
          </table:table-cell>
          <table:table-cell office:value-type="string" calcext:value-type="string">
            <text:p>PlayerLoop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0005146666" calcext:value-type="float">
            <text:p>0.000514666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>
          <table:table-cell office:value-type="string" calcext:value-type="string">
            <text:p>PostLateUpdate.PhysicsSkinnedClothBeginUpdate</text:p>
          </table:table-cell>
          <table:table-cell office:value-type="string" calcext:value-type="string">
            <text:p>PlayerLoop</text:p>
          </table:table-cell>
          <table:table-cell office:value-type="float" office:value="0.1541002" calcext:value-type="float">
            <text:p>0.1541002</text:p>
          </table:table-cell>
          <table:table-cell office:value-type="float" office:value="0.0005136674" calcext:value-type="float">
            <text:p>0.000513667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office:value-type="string" calcext:value-type="string">
            <text:p>Initialization.XREarlyUpdate</text:p>
          </table:table-cell>
          <table:table-cell office:value-type="string" calcext:value-type="string">
            <text:p>PlayerLoop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0005096667" calcext:value-type="float">
            <text:p>0.000509666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string" calcext:value-type="string">
            <text:p>PostLateUpdate.UpdateVideo</text:p>
          </table:table-cell>
          <table:table-cell office:value-type="string" calcext:value-type="string">
            <text:p>PlayerLoop</text:p>
          </table:table-cell>
          <table:table-cell office:value-type="float" office:value="0.1526003" calcext:value-type="float">
            <text:p>0.1526003</text:p>
          </table:table-cell>
          <table:table-cell office:value-type="float" office:value="0.0005086676" calcext:value-type="float">
            <text:p>0.000508667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93" calcext:value-type="float">
            <text:p>0.0293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1513007" calcext:value-type="float">
            <text:p>0.1513007</text:p>
          </table:table-cell>
          <table:table-cell office:value-type="float" office:value="0.0005043356" calcext:value-type="float">
            <text:p>0.000504335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1484" calcext:value-type="float">
            <text:p>0.1484</text:p>
          </table:table-cell>
          <table:table-cell office:value-type="float" office:value="0.0004946667" calcext:value-type="float">
            <text:p>0.000494666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462" calcext:value-type="float">
            <text:p>0.0462</text:p>
          </table:table-cell>
        </table:table-row>
        <table:table-row table:style-name="ro1">
          <table:table-cell office:value-type="string" calcext:value-type="string">
            <text:p>Physics.SyncColliderTransform</text:p>
          </table:table-cell>
          <table:table-cell office:value-type="string" calcext:value-type="string">
            <text:p>Physics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000487" calcext:value-type="float">
            <text:p>0.000487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0.1417001" calcext:value-type="float">
            <text:p>0.1417001</text:p>
          </table:table-cell>
          <table:table-cell office:value-type="float" office:value="0.0004723336" calcext:value-type="float">
            <text:p>0.000472333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RenderTexture.GarbageCollectTemporary</text:p>
          </table:table-cell>
          <table:table-cell office:value-type="string" calcext:value-type="string">
            <text:p>Render</text:p>
          </table:table-cell>
          <table:table-cell office:value-type="float" office:value="0.1403" calcext:value-type="float">
            <text:p>0.1403</text:p>
          </table:table-cell>
          <table:table-cell office:value-type="float" office:value="0.0004676666" calcext:value-type="float">
            <text:p>0.000467666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78" calcext:value-type="float">
            <text:p>0.0178</text:p>
          </table:table-cell>
        </table:table-row>
        <table:table-row table:style-name="ro1">
          <table:table-cell office:value-type="string" calcext:value-type="string">
            <text:p>UGUI.Rendering.EmitWorldScreenspaceCameraGeometry</text:p>
          </table:table-cell>
          <table:table-cell office:value-type="string" calcext:value-type="string">
            <text:p>UI Render</text:p>
          </table:table-cell>
          <table:table-cell office:value-type="float" office:value="0.1392" calcext:value-type="float">
            <text:p>0.1392</text:p>
          </table:table-cell>
          <table:table-cell office:value-type="float" office:value="0.000464" calcext:value-type="float">
            <text:p>0.00046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PostLateUpdate.EnlightenRuntimeUpdate</text:p>
          </table:table-cell>
          <table:table-cell office:value-type="string" calcext:value-type="string">
            <text:p>PlayerLoop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0004576668" calcext:value-type="float">
            <text:p>0.000457666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7900001" calcext:value-type="float">
            <text:p>0.007900001</text:p>
          </table:table-cell>
        </table:table-row>
        <table:table-row table:style-name="ro1">
          <table:table-cell office:value-type="string" calcext:value-type="string">
            <text:p>PostLateUpdate.DirectorLateUpdate</text:p>
          </table:table-cell>
          <table:table-cell office:value-type="string" calcext:value-type="string">
            <text:p>PlayerLoop</text:p>
          </table:table-cell>
          <table:table-cell office:value-type="float" office:value="0.1328999" calcext:value-type="float">
            <text:p>0.1328999</text:p>
          </table:table-cell>
          <table:table-cell office:value-type="float" office:value="0.0004429998" calcext:value-type="float">
            <text:p>0.000442999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Inl_UniversalRenderPipeline.InitializeLightData</text:p>
          </table:table-cell>
          <table:table-cell office:value-type="string" calcext:value-type="string">
            <text:p>Scripts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0004403334" calcext:value-type="float">
            <text:p>0.000440333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1266015" calcext:value-type="float">
            <text:p>0.1266015</text:p>
          </table:table-cell>
          <table:table-cell office:value-type="float" office:value="0.0004220051" calcext:value-type="float">
            <text:p>0.0004220051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AddDirectionalLights</text:p>
          </table:table-cell>
          <table:table-cell office:value-type="string" calcext:value-type="string">
            <text:p>Render</text:p>
          </table:table-cell>
          <table:table-cell office:value-type="float" office:value="0.1263" calcext:value-type="float">
            <text:p>0.1263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string" calcext:value-type="string">
            <text:p>PreUpdate.WindUpdate</text:p>
          </table:table-cell>
          <table:table-cell office:value-type="string" calcext:value-type="string">
            <text:p>PlayerLoop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0004196666" calcext:value-type="float">
            <text:p>0.000419666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office:value-type="string" calcext:value-type="string">
            <text:p>LOD.ComputeLOD</text:p>
          </table:table-cell>
          <table:table-cell office:value-type="string" calcext:value-type="string">
            <text:p>Render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office:value-type="string" calcext:value-type="string">
            <text:p>MeshRenderer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1221001" calcext:value-type="float">
            <text:p>0.1221001</text:p>
          </table:table-cell>
          <table:table-cell office:value-type="float" office:value="0.0004070003" calcext:value-type="float">
            <text:p>0.000407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CullResultsToNativeArrays</text:p>
          </table:table-cell>
          <table:table-cell office:value-type="string" calcext:value-type="string">
            <text:p>Render</text:p>
          </table:table-cell>
          <table:table-cell office:value-type="float" office:value="0.1219999" calcext:value-type="float">
            <text:p>0.1219999</text:p>
          </table:table-cell>
          <table:table-cell office:value-type="float" office:value="0.0004066663" calcext:value-type="float">
            <text:p>0.000406666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7" calcext:value-type="float">
            <text:p>0.0047</text:p>
          </table:table-cell>
        </table:table-row>
        <table:table-row table:style-name="ro1">
          <table:table-cell office:value-type="string" calcext:value-type="string">
            <text:p>UnityEngine.UIModule.dll!UnityEngine::Canvas.SendPreWillRenderCanvases()</text:p>
          </table:table-cell>
          <table:table-cell office:value-type="string" calcext:value-type="string">
            <text:p>Scripts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0004043334" calcext:value-type="float">
            <text:p>0.000404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0.12" calcext:value-type="float">
            <text:p>0.12</text:p>
          </table:table-cell>
          <table:table-cell office:value-type="float" office:value="0.0004000001" calcext:value-type="float">
            <text:p>0.000400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 office:value-type="string" calcext:value-type="string">
            <text:p>SoundManager.Update</text:p>
          </table:table-cell>
          <table:table-cell office:value-type="string" calcext:value-type="string">
            <text:p>Audio</text:p>
          </table:table-cell>
          <table:table-cell office:value-type="float" office:value="0.1187002" calcext:value-type="float">
            <text:p>0.1187002</text:p>
          </table:table-cell>
          <table:table-cell office:value-type="float" office:value="0.0003956674" calcext:value-type="float">
            <text:p>0.000395667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466" calcext:value-type="float">
            <text:p>0.0466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451" calcext:value-type="float">
            <text:p>0.0451</text:p>
          </table:table-cell>
        </table:table-row>
        <table:table-row table:style-name="ro1">
          <table:table-cell office:value-type="string" calcext:value-type="string">
            <text:p>PostLateUpdate.ScriptRunDelayedDynamicFrameRate</text:p>
          </table:table-cell>
          <table:table-cell office:value-type="string" calcext:value-type="string">
            <text:p>PlayerLoop</text:p>
          </table:table-cell>
          <table:table-cell office:value-type="float" office:value="0.114" calcext:value-type="float">
            <text:p>0.114</text:p>
          </table:table-cell>
          <table:table-cell office:value-type="float" office:value="0.0003799999" calcext:value-type="float">
            <text:p>0.000379999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EarlyUpdate.DispatchEventQueueEvents</text:p>
          </table:table-cell>
          <table:table-cell office:value-type="string" calcext:value-type="string">
            <text:p>PlayerLoop</text:p>
          </table:table-cell>
          <table:table-cell office:value-type="float" office:value="0.113" calcext:value-type="float">
            <text:p>0.113</text:p>
          </table:table-cell>
          <table:table-cell office:value-type="float" office:value="0.0003766668" calcext:value-type="float">
            <text:p>0.000376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string" calcext:value-type="string">
            <text:p>Update.ScriptRunDelayedDynamicFrameRate</text:p>
          </table:table-cell>
          <table:table-cell office:value-type="string" calcext:value-type="string">
            <text:p>PlayerLoop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0003763334" calcext:value-type="float">
            <text:p>0.000376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PostLateUpdate.UpdateVideoTextures</text:p>
          </table:table-cell>
          <table:table-cell office:value-type="string" calcext:value-type="string">
            <text:p>PlayerLoop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0003739999" calcext:value-type="float">
            <text:p>0.000373999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office:value-type="string" calcext:value-type="string">
            <text:p>PreLateUpdate.Physics2DLateUpdate</text:p>
          </table:table-cell>
          <table:table-cell office:value-type="string" calcext:value-type="string">
            <text:p>PlayerLoop</text:p>
          </table:table-cell>
          <table:table-cell office:value-type="float" office:value="0.1084002" calcext:value-type="float">
            <text:p>0.1084002</text:p>
          </table:table-cell>
          <table:table-cell office:value-type="float" office:value="0.0003613339" calcext:value-type="float">
            <text:p>0.000361333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19" calcext:value-type="float">
            <text:p>0.0219</text:p>
          </table:table-cell>
        </table:table-row>
        <table:table-row table:style-name="ro1">
          <table:table-cell office:value-type="string" calcext:value-type="string">
            <text:p>Renderers.OncePerFrameUpdate</text:p>
          </table:table-cell>
          <table:table-cell office:value-type="string" calcext:value-type="string">
            <text:p>Render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0003580001" calcext:value-type="float">
            <text:p>0.000358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string" calcext:value-type="string">
            <text:p>PreUpdate.IMGUISendQueuedEvents</text:p>
          </table:table-cell>
          <table:table-cell office:value-type="string" calcext:value-type="string">
            <text:p>PlayerLoop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0003516668" calcext:value-type="float">
            <text:p>0.000351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PreLateUpdate.DirectorUpdateAnimationEnd</text:p>
          </table:table-cell>
          <table:table-cell office:value-type="string" calcext:value-type="string">
            <text:p>PlayerLoop</text:p>
          </table:table-cell>
          <table:table-cell office:value-type="float" office:value="0.1046001" calcext:value-type="float">
            <text:p>0.1046001</text:p>
          </table:table-cell>
          <table:table-cell office:value-type="float" office:value="0.0003486671" calcext:value-type="float">
            <text:p>0.000348667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97" calcext:value-type="float">
            <text:p>0.0197</text:p>
          </table:table-cell>
        </table:table-row>
        <table:table-row table:style-name="ro1">
          <table:table-cell office:value-type="string" calcext:value-type="string">
            <text:p>GUITexture.Draw</text:p>
          </table:table-cell>
          <table:table-cell office:value-type="string" calcext:value-type="string">
            <text:p>Render</text:p>
          </table:table-cell>
          <table:table-cell office:value-type="float" office:value="0.1027001" calcext:value-type="float">
            <text:p>0.1027001</text:p>
          </table:table-cell>
          <table:table-cell office:value-type="float" office:value="0.0003423336" calcext:value-type="float">
            <text:p>0.000342333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EnlightenRuntimeManager.AddCustomLights</text:p>
          </table:table-cell>
          <table:table-cell office:value-type="string" calcext:value-type="string">
            <text:p>Gi</text:p>
          </table:table-cell>
          <table:table-cell office:value-type="float" office:value="0.1022999" calcext:value-type="float">
            <text:p>0.1022999</text:p>
          </table:table-cell>
          <table:table-cell office:value-type="float" office:value="0.0003409998" calcext:value-type="float">
            <text:p>0.000340999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PhysX.ScScene.fetchPatchEventsTask</text:p>
          </table:table-cell>
          <table:table-cell office:value-type="string" calcext:value-type="string">
            <text:p>Physics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986" calcext:value-type="float">
            <text:p>0.0986</text:p>
          </table:table-cell>
        </table:table-row>
        <table:table-row table:style-name="ro1">
          <table:table-cell office:value-type="string" calcext:value-type="string">
            <text:p>EarlyUpdate.UpdateTextureStreamingManager</text:p>
          </table:table-cell>
          <table:table-cell office:value-type="string" calcext:value-type="string">
            <text:p>PlayerLoop</text:p>
          </table:table-cell>
          <table:table-cell office:value-type="float" office:value="0.09570012" calcext:value-type="float">
            <text:p>0.09570012</text:p>
          </table:table-cell>
          <table:table-cell office:value-type="float" office:value="0.0003190004" calcext:value-type="float">
            <text:p>0.000319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 office:value-type="string" calcext:value-type="string">
            <text:p>Setup Light Constants</text:p>
          </table:table-cell>
          <table:table-cell office:value-type="string" calcext:value-type="string">
            <text:p>Scripts</text:p>
          </table:table-cell>
          <table:table-cell office:value-type="float" office:value="0.09539998" calcext:value-type="float">
            <text:p>0.09539998</text:p>
          </table:table-cell>
          <table:table-cell office:value-type="float" office:value="0.0003179999" calcext:value-type="float">
            <text:p>0.000317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Physics2D.InterpolatePoses</text:p>
          </table:table-cell>
          <table:table-cell office:value-type="string" calcext:value-type="string">
            <text:p>Physics</text:p>
          </table:table-cell>
          <table:table-cell office:value-type="float" office:value="0.09510008" calcext:value-type="float">
            <text:p>0.09510008</text:p>
          </table:table-cell>
          <table:table-cell office:value-type="float" office:value="0.0003170003" calcext:value-type="float">
            <text:p>0.000317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PhysX.ScScene.postBroadPhase2</text:p>
          </table:table-cell>
          <table:table-cell office:value-type="string" calcext:value-type="string">
            <text:p>Physics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0003146667" calcext:value-type="float">
            <text:p>0.0003146667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412" calcext:value-type="float">
            <text:p>0.0412</text:p>
          </table:table-cell>
        </table:table-row>
        <table:table-row table:style-name="ro1">
          <table:table-cell office:value-type="string" calcext:value-type="string">
            <text:p>PostLateUpdate.ParticleSystemEndUpdateAll</text:p>
          </table:table-cell>
          <table:table-cell office:value-type="string" calcext:value-type="string">
            <text:p>PlayerLoop</text:p>
          </table:table-cell>
          <table:table-cell office:value-type="float" office:value="0.09270007" calcext:value-type="float">
            <text:p>0.09270007</text:p>
          </table:table-cell>
          <table:table-cell office:value-type="float" office:value="0.0003090002" calcext:value-type="float">
            <text:p>0.000309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EarlyUpdate.RendererNotifyInvisible</text:p>
          </table:table-cell>
          <table:table-cell office:value-type="string" calcext:value-type="string">
            <text:p>PlayerLoop</text:p>
          </table:table-cell>
          <table:table-cell office:value-type="float" office:value="0.09260017" calcext:value-type="float">
            <text:p>0.09260017</text:p>
          </table:table-cell>
          <table:table-cell office:value-type="float" office:value="0.0003086672" calcext:value-type="float">
            <text:p>0.000308667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03" calcext:value-type="float">
            <text:p>0.0103</text:p>
          </table:table-cell>
        </table:table-row>
        <table:table-row table:style-name="ro1">
          <table:table-cell office:value-type="string" calcext:value-type="string">
            <text:p>Preload Single Step</text:p>
          </table:table-cell>
          <table:table-cell office:value-type="string" calcext:value-type="string">
            <text:p>Loading</text:p>
          </table:table-cell>
          <table:table-cell office:value-type="float" office:value="0.09260013" calcext:value-type="float">
            <text:p>0.09260013</text:p>
          </table:table-cell>
          <table:table-cell office:value-type="float" office:value="0.0003086671" calcext:value-type="float">
            <text:p>0.0003086671</text:p>
          </table:table-cell>
          <table:table-cell office:value-type="float" office:value="0" calcext:value-type="float">
            <text:p>0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1">
          <table:table-cell office:value-type="string" calcext:value-type="string">
            <text:p>UGUI.Rendering.EmitWorldScreenspaceCameraGeometry</text:p>
          </table:table-cell>
          <table:table-cell office:value-type="string" calcext:value-type="string">
            <text:p>UI Render</text:p>
          </table:table-cell>
          <table:table-cell office:value-type="float" office:value="0.09210011" calcext:value-type="float">
            <text:p>0.09210011</text:p>
          </table:table-cell>
          <table:table-cell office:value-type="float" office:value="0.0003070004" calcext:value-type="float">
            <text:p>0.000307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string" calcext:value-type="string">
            <text:p>EarlyUpdate.XRUpdate</text:p>
          </table:table-cell>
          <table:table-cell office:value-type="string" calcext:value-type="string">
            <text:p>PlayerLoop</text:p>
          </table:table-cell>
          <table:table-cell office:value-type="float" office:value="0.09150009" calcext:value-type="float">
            <text:p>0.09150009</text:p>
          </table:table-cell>
          <table:table-cell office:value-type="float" office:value="0.0003050003" calcext:value-type="float">
            <text:p>0.000305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89" calcext:value-type="float">
            <text:p>0.0089</text:p>
          </table:table-cell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9140015" calcext:value-type="float">
            <text:p>0.09140015</text:p>
          </table:table-cell>
          <table:table-cell office:value-type="float" office:value="0.0003046672" calcext:value-type="float">
            <text:p>0.000304667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office:value-type="string" calcext:value-type="string">
            <text:p>EarlyUpdate.ExecuteMainThreadJobs</text:p>
          </table:table-cell>
          <table:table-cell office:value-type="string" calcext:value-type="string">
            <text:p>PlayerLoop</text:p>
          </table:table-cell>
          <table:table-cell office:value-type="float" office:value="0.09090006" calcext:value-type="float">
            <text:p>0.09090006</text:p>
          </table:table-cell>
          <table:table-cell office:value-type="float" office:value="0.0003030002" calcext:value-type="float">
            <text:p>0.000303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LightProbeProxyVolumeManager.Update</text:p>
          </table:table-cell>
          <table:table-cell office:value-type="string" calcext:value-type="string">
            <text:p>Render</text:p>
          </table:table-cell>
          <table:table-cell office:value-type="float" office:value="0.0906001" calcext:value-type="float">
            <text:p>0.0906001</text:p>
          </table:table-cell>
          <table:table-cell office:value-type="float" office:value="0.0003020003" calcext:value-type="float">
            <text:p>0.000302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89" calcext:value-type="float">
            <text:p>0.0089</text:p>
          </table:table-cell>
        </table:table-row>
        <table:table-row table:style-name="ro1">
          <table:table-cell office:value-type="string" calcext:value-type="string">
            <text:p>EarlyUpdate.UpdateStreamingManager</text:p>
          </table:table-cell>
          <table:table-cell office:value-type="string" calcext:value-type="string">
            <text:p>PlayerLoop</text:p>
          </table:table-cell>
          <table:table-cell office:value-type="float" office:value="0.08890013" calcext:value-type="float">
            <text:p>0.08890013</text:p>
          </table:table-cell>
          <table:table-cell office:value-type="float" office:value="0.0002963338" calcext:value-type="float">
            <text:p>0.000296333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82" calcext:value-type="float">
            <text:p>0.0082</text:p>
          </table:table-cell>
        </table:table-row>
        <table:table-row table:style-name="ro1">
          <table:table-cell office:value-type="string" calcext:value-type="string">
            <text:p>PostLateUpdate.UpdateRectTransform</text:p>
          </table:table-cell>
          <table:table-cell office:value-type="string" calcext:value-type="string">
            <text:p>PlayerLoop</text:p>
          </table:table-cell>
          <table:table-cell office:value-type="float" office:value="0.08750007" calcext:value-type="float">
            <text:p>0.08750007</text:p>
          </table:table-cell>
          <table:table-cell office:value-type="float" office:value="0.0002916669" calcext:value-type="float">
            <text:p>0.000291666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 office:value-type="float" office:value="0.08730057" calcext:value-type="float">
            <text:p>0.08730057</text:p>
          </table:table-cell>
          <table:table-cell office:value-type="float" office:value="0.0002910019" calcext:value-type="float">
            <text:p>0.000291001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string" calcext:value-type="string">
            <text:p>PreLateUpdate.DirectorUpdateAnimationBegin</text:p>
          </table:table-cell>
          <table:table-cell office:value-type="string" calcext:value-type="string">
            <text:p>PlayerLoop</text:p>
          </table:table-cell>
          <table:table-cell office:value-type="float" office:value="0.08690006" calcext:value-type="float">
            <text:p>0.08690006</text:p>
          </table:table-cell>
          <table:table-cell office:value-type="float" office:value="0.0002896668" calcext:value-type="float">
            <text:p>0.000289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PostLateUpdate.TriggerEndOfFrameCallbacks</text:p>
          </table:table-cell>
          <table:table-cell office:value-type="string" calcext:value-type="string">
            <text:p>PlayerLoop</text:p>
          </table:table-cell>
          <table:table-cell office:value-type="float" office:value="0.08540011" calcext:value-type="float">
            <text:p>0.08540011</text:p>
          </table:table-cell>
          <table:table-cell office:value-type="float" office:value="0.000284667" calcext:value-type="float">
            <text:p>0.000284667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.0133</text:p>
          </table:table-cell>
        </table:table-row>
        <table:table-row table:style-name="ro1">
          <table:table-cell office:value-type="string" calcext:value-type="string">
            <text:p>PostLateUpdate.SortingGroupsUpdate</text:p>
          </table:table-cell>
          <table:table-cell office:value-type="string" calcext:value-type="string">
            <text:p>PlayerLoop</text:p>
          </table:table-cell>
          <table:table-cell office:value-type="float" office:value="0.08470021" calcext:value-type="float">
            <text:p>0.08470021</text:p>
          </table:table-cell>
          <table:table-cell office:value-type="float" office:value="0.000282334" calcext:value-type="float">
            <text:p>0.000282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string" calcext:value-type="string">
            <text:p>FindDirectionalShadowCastingLights</text:p>
          </table:table-cell>
          <table:table-cell office:value-type="string" calcext:value-type="string">
            <text:p>Render</text:p>
          </table:table-cell>
          <table:table-cell office:value-type="float" office:value="0.08450013" calcext:value-type="float">
            <text:p>0.08450013</text:p>
          </table:table-cell>
          <table:table-cell office:value-type="float" office:value="0.0002816671" calcext:value-type="float">
            <text:p>0.000281667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office:value-type="string" calcext:value-type="string">
            <text:p>FindBrightestDirectionalLight</text:p>
          </table:table-cell>
          <table:table-cell office:value-type="string" calcext:value-type="string">
            <text:p>Render</text:p>
          </table:table-cell>
          <table:table-cell office:value-type="float" office:value="0.08440002" calcext:value-type="float">
            <text:p>0.08440002</text:p>
          </table:table-cell>
          <table:table-cell office:value-type="float" office:value="0.0002813334" calcext:value-type="float">
            <text:p>0.000281333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LateBehaviourUpdate</text:p>
          </table:table-cell>
          <table:table-cell office:value-type="string" calcext:value-type="string">
            <text:p>PlayerLoop</text:p>
          </table:table-cell>
          <table:table-cell office:value-type="float" office:value="0.08340012" calcext:value-type="float">
            <text:p>0.08340012</text:p>
          </table:table-cell>
          <table:table-cell office:value-type="float" office:value="0.0002780004" calcext:value-type="float">
            <text:p>0.000278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office:value-type="string" calcext:value-type="string">
            <text:p>SkinnedMesh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831001" calcext:value-type="float">
            <text:p>0.0831001</text:p>
          </table:table-cell>
          <table:table-cell office:value-type="float" office:value="0.0002770003" calcext:value-type="float">
            <text:p>0.000277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office:value-type="string" calcext:value-type="string">
            <text:p>PostLateUpdate.PhysicsSkinnedClothFinishUpdate</text:p>
          </table:table-cell>
          <table:table-cell office:value-type="string" calcext:value-type="string">
            <text:p>PlayerLoop</text:p>
          </table:table-cell>
          <table:table-cell office:value-type="float" office:value="0.0827001" calcext:value-type="float">
            <text:p>0.0827001</text:p>
          </table:table-cell>
          <table:table-cell office:value-type="float" office:value="0.000275667" calcext:value-type="float">
            <text:p>0.000275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UnityEngine.UIModule.dll!UnityEngine::Canvas.SendWillRenderCanvases()</text:p>
          </table:table-cell>
          <table:table-cell office:value-type="string" calcext:value-type="string">
            <text:p>Scripts</text:p>
          </table:table-cell>
          <table:table-cell office:value-type="float" office:value="0.08230012" calcext:value-type="float">
            <text:p>0.08230012</text:p>
          </table:table-cell>
          <table:table-cell office:value-type="float" office:value="0.0002743337" calcext:value-type="float">
            <text:p>0.000274333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office:value-type="string" calcext:value-type="string">
            <text:p>MeshRenderer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7900022" calcext:value-type="float">
            <text:p>0.07900022</text:p>
          </table:table-cell>
          <table:table-cell office:value-type="float" office:value="0.0002633341" calcext:value-type="float">
            <text:p>0.000263334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07770015" calcext:value-type="float">
            <text:p>0.07770015</text:p>
          </table:table-cell>
          <table:table-cell office:value-type="float" office:value="0.0002590005" calcext:value-type="float">
            <text:p>0.000259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string" calcext:value-type="string">
            <text:p>PhysX.ScScene.postSolver</text:p>
          </table:table-cell>
          <table:table-cell office:value-type="string" calcext:value-type="string">
            <text:p>Physics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0002556667" calcext:value-type="float">
            <text:p>0.000255666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618" calcext:value-type="float">
            <text:p>0.0618</text:p>
          </table:table-cell>
        </table:table-row>
        <table:table-row table:style-name="ro1">
          <table:table-cell office:value-type="string" calcext:value-type="string">
            <text:p>ConstraintManager::Update</text:p>
          </table:table-cell>
          <table:table-cell office:value-type="string" calcext:value-type="string">
            <text:p>Animation</text:p>
          </table:table-cell>
          <table:table-cell office:value-type="float" office:value="0.0765001" calcext:value-type="float">
            <text:p>0.0765001</text:p>
          </table:table-cell>
          <table:table-cell office:value-type="float" office:value="0.0002550003" calcext:value-type="float">
            <text:p>0.000255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ReflectionProbeAnchorManagerUpdate</text:p>
          </table:table-cell>
          <table:table-cell office:value-type="string" calcext:value-type="string">
            <text:p>Render</text:p>
          </table:table-cell>
          <table:table-cell office:value-type="float" office:value="0.07620011" calcext:value-type="float">
            <text:p>0.07620011</text:p>
          </table:table-cell>
          <table:table-cell office:value-type="float" office:value="0.0002540004" calcext:value-type="float">
            <text:p>0.000254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string" calcext:value-type="string">
            <text:p>PostLateUpdate.PlayerSendFramePostPresent</text:p>
          </table:table-cell>
          <table:table-cell office:value-type="string" calcext:value-type="string">
            <text:p>PlayerLoop</text:p>
          </table:table-cell>
          <table:table-cell office:value-type="float" office:value="0.07590008" calcext:value-type="float">
            <text:p>0.07590008</text:p>
          </table:table-cell>
          <table:table-cell office:value-type="float" office:value="0.0002530003" calcext:value-type="float">
            <text:p>0.000253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RenderTexture.SetActive</text:p>
          </table:table-cell>
          <table:table-cell office:value-type="string" calcext:value-type="string">
            <text:p>Render</text:p>
          </table:table-cell>
          <table:table-cell office:value-type="float" office:value="0.07530068" calcext:value-type="float">
            <text:p>0.07530068</text:p>
          </table:table-cell>
          <table:table-cell office:value-type="float" office:value="0.0002510023" calcext:value-type="float">
            <text:p>0.0002510023</text:p>
          </table:table-cell>
          <table:table-cell office:value-type="float" office:value="0" calcext:value-type="float">
            <text:p>0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office:value-type="string" calcext:value-type="string">
            <text:p>PostLateUpdate.VFXUpdate</text:p>
          </table:table-cell>
          <table:table-cell office:value-type="string" calcext:value-type="string">
            <text:p>PlayerLoop</text:p>
          </table:table-cell>
          <table:table-cell office:value-type="float" office:value="0.0747001" calcext:value-type="float">
            <text:p>0.0747001</text:p>
          </table:table-cell>
          <table:table-cell office:value-type="float" office:value="0.0002490004" calcext:value-type="float">
            <text:p>0.000249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BeforeUpdate()</text:p>
          </table:table-cell>
          <table:table-cell office:value-type="string" calcext:value-type="string">
            <text:p>Scripts</text:p>
          </table:table-cell>
          <table:table-cell office:value-type="float" office:value="0.07420012" calcext:value-type="float">
            <text:p>0.07420012</text:p>
          </table:table-cell>
          <table:table-cell office:value-type="float" office:value="0.0002473337" calcext:value-type="float">
            <text:p>0.000247333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SkinnedMesh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735001" calcext:value-type="float">
            <text:p>0.0735001</text:p>
          </table:table-cell>
          <table:table-cell office:value-type="float" office:value="0.0002450003" calcext:value-type="float">
            <text:p>0.000245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FindBrightestDirectionalLight</text:p>
          </table:table-cell>
          <table:table-cell office:value-type="string" calcext:value-type="string">
            <text:p>Render</text:p>
          </table:table-cell>
          <table:table-cell office:value-type="float" office:value="0.07330009" calcext:value-type="float">
            <text:p>0.07330009</text:p>
          </table:table-cell>
          <table:table-cell office:value-type="float" office:value="0.0002443336" calcext:value-type="float">
            <text:p>0.00024433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ScriptableRenderer.SetPerCameraShaderVariables</text:p>
          </table:table-cell>
          <table:table-cell office:value-type="string" calcext:value-type="string">
            <text:p>Scripts</text:p>
          </table:table-cell>
          <table:table-cell office:value-type="float" office:value="0.0727001" calcext:value-type="float">
            <text:p>0.0727001</text:p>
          </table:table-cell>
          <table:table-cell office:value-type="float" office:value="0.0002423337" calcext:value-type="float">
            <text:p>0.000242333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EarlyUpdate.UpdateAsyncReadbackManager</text:p>
          </table:table-cell>
          <table:table-cell office:value-type="string" calcext:value-type="string">
            <text:p>PlayerLoop</text:p>
          </table:table-cell>
          <table:table-cell office:value-type="float" office:value="0.07130012" calcext:value-type="float">
            <text:p>0.07130012</text:p>
          </table:table-cell>
          <table:table-cell office:value-type="float" office:value="0.0002376671" calcext:value-type="float">
            <text:p>0.000237667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office:value-type="string" calcext:value-type="string">
            <text:p>ReflectionProbeAnchorManagerUpdate</text:p>
          </table:table-cell>
          <table:table-cell office:value-type="string" calcext:value-type="string">
            <text:p>Render</text:p>
          </table:table-cell>
          <table:table-cell office:value-type="float" office:value="0.07100009" calcext:value-type="float">
            <text:p>0.07100009</text:p>
          </table:table-cell>
          <table:table-cell office:value-type="float" office:value="0.000236667" calcext:value-type="float">
            <text:p>0.000236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Update()</text:p>
          </table:table-cell>
          <table:table-cell office:value-type="string" calcext:value-type="string">
            <text:p>Scripts</text:p>
          </table:table-cell>
          <table:table-cell office:value-type="float" office:value="0.07060007" calcext:value-type="float">
            <text:p>0.07060007</text:p>
          </table:table-cell>
          <table:table-cell office:value-type="float" office:value="0.0002353336" calcext:value-type="float">
            <text:p>0.00023533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BeforeUpdate()</text:p>
          </table:table-cell>
          <table:table-cell office:value-type="string" calcext:value-type="string">
            <text:p>Scripts</text:p>
          </table:table-cell>
          <table:table-cell office:value-type="float" office:value="0.06970008" calcext:value-type="float">
            <text:p>0.06970008</text:p>
          </table:table-cell>
          <table:table-cell office:value-type="float" office:value="0.0002323336" calcext:value-type="float">
            <text:p>0.00023233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PostLateUpdate.ShaderHandleErrors</text:p>
          </table:table-cell>
          <table:table-cell office:value-type="string" calcext:value-type="string">
            <text:p>PlayerLoop</text:p>
          </table:table-cell>
          <table:table-cell office:value-type="float" office:value="0.06800015" calcext:value-type="float">
            <text:p>0.06800015</text:p>
          </table:table-cell>
          <table:table-cell office:value-type="float" office:value="0.0002266672" calcext:value-type="float">
            <text:p>0.000226667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52" calcext:value-type="float">
            <text:p>0.0152</text:p>
          </table:table-cell>
        </table:table-row>
        <table:table-row table:style-name="ro1">
          <table:table-cell office:value-type="string" calcext:value-type="string">
            <text:p>CleanUp.TextRenderingGarbageCollect</text:p>
          </table:table-cell>
          <table:table-cell office:value-type="string" calcext:value-type="string">
            <text:p>PlayerLoop</text:p>
          </table:table-cell>
          <table:table-cell office:value-type="float" office:value="0.06660011" calcext:value-type="float">
            <text:p>0.06660011</text:p>
          </table:table-cell>
          <table:table-cell office:value-type="float" office:value="0.0002220004" calcext:value-type="float">
            <text:p>0.0002220004</text:p>
          </table:table-cell>
          <table:table-cell office:value-type="float" office:value="0" calcext:value-type="float">
            <text:p>0</text:p>
          </table:table-cell>
          <table:table-cell office:value-type="float" office:value="0.0076" calcext:value-type="float">
            <text:p>0.0076</text:p>
          </table:table-cell>
        </table:table-row>
        <table:table-row table:style-name="ro1">
          <table:table-cell office:value-type="string" calcext:value-type="string">
            <text:p>SkinnedMesh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6660008" calcext:value-type="float">
            <text:p>0.06660008</text:p>
          </table:table-cell>
          <table:table-cell office:value-type="float" office:value="0.0002220002" calcext:value-type="float">
            <text:p>0.000222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string" calcext:value-type="string">
            <text:p>EarlyUpdate.UnityWebRequestUpdate</text:p>
          </table:table-cell>
          <table:table-cell office:value-type="string" calcext:value-type="string">
            <text:p>PlayerLoop</text:p>
          </table:table-cell>
          <table:table-cell office:value-type="float" office:value="0.06590007" calcext:value-type="float">
            <text:p>0.06590007</text:p>
          </table:table-cell>
          <table:table-cell office:value-type="float" office:value="0.0002196669" calcext:value-type="float">
            <text:p>0.000219666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GlobalEventQueue</text:p>
          </table:table-cell>
          <table:table-cell office:value-type="string" calcext:value-type="string">
            <text:p>PlayerLoop</text:p>
          </table:table-cell>
          <table:table-cell office:value-type="float" office:value="0.06580009" calcext:value-type="float">
            <text:p>0.06580009</text:p>
          </table:table-cell>
          <table:table-cell office:value-type="float" office:value="0.0002193336" calcext:value-type="float">
            <text:p>0.00021933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" calcext:value-type="float">
            <text:p>0.0046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Update()</text:p>
          </table:table-cell>
          <table:table-cell office:value-type="string" calcext:value-type="string">
            <text:p>Scripts</text:p>
          </table:table-cell>
          <table:table-cell office:value-type="float" office:value="0.06530004" calcext:value-type="float">
            <text:p>0.06530004</text:p>
          </table:table-cell>
          <table:table-cell office:value-type="float" office:value="0.0002176668" calcext:value-type="float">
            <text:p>0.000217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PreLateUpdate.AIUpdatePostScript</text:p>
          </table:table-cell>
          <table:table-cell office:value-type="string" calcext:value-type="string">
            <text:p>PlayerLoop</text:p>
          </table:table-cell>
          <table:table-cell office:value-type="float" office:value="0.06490008" calcext:value-type="float">
            <text:p>0.06490008</text:p>
          </table:table-cell>
          <table:table-cell office:value-type="float" office:value="0.0002163336" calcext:value-type="float">
            <text:p>0.00021633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EarlyUpdate.AnalyticsCoreStatsUpdate</text:p>
          </table:table-cell>
          <table:table-cell office:value-type="string" calcext:value-type="string">
            <text:p>PlayerLoop</text:p>
          </table:table-cell>
          <table:table-cell office:value-type="float" office:value="0.06490006" calcext:value-type="float">
            <text:p>0.06490006</text:p>
          </table:table-cell>
          <table:table-cell office:value-type="float" office:value="0.0002163335" calcext:value-type="float">
            <text:p>0.00021633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ScriptableRenderer.ClearRenderingState</text:p>
          </table:table-cell>
          <table:table-cell office:value-type="string" calcext:value-type="string">
            <text:p>Scripts</text:p>
          </table:table-cell>
          <table:table-cell office:value-type="float" office:value="0.06450007" calcext:value-type="float">
            <text:p>0.06450007</text:p>
          </table:table-cell>
          <table:table-cell office:value-type="float" office:value="0.0002150002" calcext:value-type="float">
            <text:p>0.000215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PreLateUpdate.LegacyAnimationUpdate</text:p>
          </table:table-cell>
          <table:table-cell office:value-type="string" calcext:value-type="string">
            <text:p>PlayerLoop</text:p>
          </table:table-cell>
          <table:table-cell office:value-type="float" office:value="0.06430004" calcext:value-type="float">
            <text:p>0.06430004</text:p>
          </table:table-cell>
          <table:table-cell office:value-type="float" office:value="0.0002143335" calcext:value-type="float">
            <text:p>0.00021433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EndDynamicVBOFrame</text:p>
          </table:table-cell>
          <table:table-cell office:value-type="string" calcext:value-type="string">
            <text:p>Render</text:p>
          </table:table-cell>
          <table:table-cell office:value-type="float" office:value="0.06340002" calcext:value-type="float">
            <text:p>0.06340002</text:p>
          </table:table-cell>
          <table:table-cell office:value-type="float" office:value="0.0002113334" calcext:value-type="float">
            <text:p>0.000211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MeshRendererFinalizeUpdate</text:p>
          </table:table-cell>
          <table:table-cell office:value-type="string" calcext:value-type="string">
            <text:p>Render</text:p>
          </table:table-cell>
          <table:table-cell office:value-type="float" office:value="0.06210004" calcext:value-type="float">
            <text:p>0.06210004</text:p>
          </table:table-cell>
          <table:table-cell office:value-type="float" office:value="0.0002070001" calcext:value-type="float">
            <text:p>0.000207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1">
          <table:table-cell office:value-type="string" calcext:value-type="string">
            <text:p>SoundManager.UpdateChannels</text:p>
          </table:table-cell>
          <table:table-cell office:value-type="string" calcext:value-type="string">
            <text:p>Audio</text:p>
          </table:table-cell>
          <table:table-cell office:value-type="float" office:value="0.06120017" calcext:value-type="float">
            <text:p>0.06120017</text:p>
          </table:table-cell>
          <table:table-cell office:value-type="float" office:value="0.0002040006" calcext:value-type="float">
            <text:p>0.0002040006</text:p>
          </table:table-cell>
          <table:table-cell office:value-type="float" office:value="0" calcext:value-type="float">
            <text:p>0</text:p>
          </table:table-cell>
          <table:table-cell office:value-type="float" office:value="0.0344" calcext:value-type="float">
            <text:p>0.0344</text:p>
          </table:table-cell>
        </table:table-row>
        <table:table-row table:style-name="ro1">
          <table:table-cell office:value-type="string" calcext:value-type="string">
            <text:p>MeshRendererFinalizeUpdate</text:p>
          </table:table-cell>
          <table:table-cell office:value-type="string" calcext:value-type="string">
            <text:p>Render</text:p>
          </table:table-cell>
          <table:table-cell office:value-type="float" office:value="0.06060017" calcext:value-type="float">
            <text:p>0.06060017</text:p>
          </table:table-cell>
          <table:table-cell office:value-type="float" office:value="0.0002020006" calcext:value-type="float">
            <text:p>0.0002020006</text:p>
          </table:table-cell>
          <table:table-cell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string" calcext:value-type="string">
            <text:p>ComputeNeedsPerObjectLights</text:p>
          </table:table-cell>
          <table:table-cell office:value-type="string" calcext:value-type="string">
            <text:p>Render</text:p>
          </table:table-cell>
          <table:table-cell office:value-type="float" office:value="0.06060002" calcext:value-type="float">
            <text:p>0.06060002</text:p>
          </table:table-cell>
          <table:table-cell office:value-type="float" office:value="0.0002020001" calcext:value-type="float">
            <text:p>0.000202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MeshRenderer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6030001" calcext:value-type="float">
            <text:p>0.06030001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ReflectionProbeAnchorManagerUpdate</text:p>
          </table:table-cell>
          <table:table-cell office:value-type="string" calcext:value-type="string">
            <text:p>Render</text:p>
          </table:table-cell>
          <table:table-cell office:value-type="float" office:value="0.06030001" calcext:value-type="float">
            <text:p>0.06030001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05890007" calcext:value-type="float">
            <text:p>0.05890007</text:p>
          </table:table-cell>
          <table:table-cell office:value-type="float" office:value="0.0001963336" calcext:value-type="float">
            <text:p>0.00019633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PostLateUpdate.EndGraphicsJobsAfterScriptLateUpdate</text:p>
          </table:table-cell>
          <table:table-cell office:value-type="string" calcext:value-type="string">
            <text:p>PlayerLoop</text:p>
          </table:table-cell>
          <table:table-cell office:value-type="float" office:value="0.05800002" calcext:value-type="float">
            <text:p>0.05800002</text:p>
          </table:table-cell>
          <table:table-cell office:value-type="float" office:value="0.0001933334" calcext:value-type="float">
            <text:p>0.000193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PhysX.FinalizeUpdateTask</text:p>
          </table:table-cell>
          <table:table-cell office:value-type="string" calcext:value-type="string">
            <text:p>Physics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0001913333" calcext:value-type="float">
            <text:p>0.000191333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string" calcext:value-type="string">
            <text:p>EarlyUpdate.PhysicsResetInterpolatedTransformPosition</text:p>
          </table:table-cell>
          <table:table-cell office:value-type="string" calcext:value-type="string">
            <text:p>PlayerLoop</text:p>
          </table:table-cell>
          <table:table-cell office:value-type="float" office:value="0.05700023" calcext:value-type="float">
            <text:p>0.05700023</text:p>
          </table:table-cell>
          <table:table-cell office:value-type="float" office:value="0.0001900008" calcext:value-type="float">
            <text:p>0.0001900008</text:p>
          </table:table-cell>
          <table:table-cell office:value-type="float" office:value="0" calcext:value-type="float">
            <text:p>0</text:p>
          </table:table-cell>
          <table:table-cell office:value-type="float" office:value="0.0232" calcext:value-type="float">
            <text:p>0.0232</text:p>
          </table:table-cell>
        </table:table-row>
        <table:table-row table:style-name="ro1">
          <table:table-cell office:value-type="string" calcext:value-type="string">
            <text:p>addCustomLights.Invoke</text:p>
          </table:table-cell>
          <table:table-cell office:value-type="string" calcext:value-type="string">
            <text:p>PlayerLoop</text:p>
          </table:table-cell>
          <table:table-cell office:value-type="float" office:value="0.05660028" calcext:value-type="float">
            <text:p>0.05660028</text:p>
          </table:table-cell>
          <table:table-cell office:value-type="float" office:value="0.0001886676" calcext:value-type="float">
            <text:p>0.0001886676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SkinnedMeshFinalizeUpdate</text:p>
          </table:table-cell>
          <table:table-cell office:value-type="string" calcext:value-type="string">
            <text:p>Render</text:p>
          </table:table-cell>
          <table:table-cell office:value-type="float" office:value="0.05500005" calcext:value-type="float">
            <text:p>0.05500005</text:p>
          </table:table-cell>
          <table:table-cell office:value-type="float" office:value="0.0001833335" calcext:value-type="float">
            <text:p>0.00018333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PostLateUpdate.InputEndFrame</text:p>
          </table:table-cell>
          <table:table-cell office:value-type="string" calcext:value-type="string">
            <text:p>PlayerLoop</text:p>
          </table:table-cell>
          <table:table-cell office:value-type="float" office:value="0.05480005" calcext:value-type="float">
            <text:p>0.05480005</text:p>
          </table:table-cell>
          <table:table-cell office:value-type="float" office:value="0.0001826668" calcext:value-type="float">
            <text:p>0.000182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PostLateUpdate.GUIClearEvents</text:p>
          </table:table-cell>
          <table:table-cell office:value-type="string" calcext:value-type="string">
            <text:p>PlayerLoop</text:p>
          </table:table-cell>
          <table:table-cell office:value-type="float" office:value="0.05440006" calcext:value-type="float">
            <text:p>0.05440006</text:p>
          </table:table-cell>
          <table:table-cell office:value-type="float" office:value="0.0001813335" calcext:value-type="float">
            <text:p>0.00018133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0.05390008" calcext:value-type="float">
            <text:p>0.05390008</text:p>
          </table:table-cell>
          <table:table-cell office:value-type="float" office:value="0.0001796669" calcext:value-type="float">
            <text:p>0.0001796669</text:p>
          </table:table-cell>
          <table:table-cell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5320008" calcext:value-type="float">
            <text:p>0.05320008</text:p>
          </table:table-cell>
          <table:table-cell office:value-type="float" office:value="0.0001773336" calcext:value-type="float">
            <text:p>0.0001773336</text:p>
          </table:table-cell>
          <table:table-cell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 office:value-type="float" office:value="0.05160004" calcext:value-type="float">
            <text:p>0.05160004</text:p>
          </table:table-cell>
          <table:table-cell office:value-type="float" office:value="0.0001720001" calcext:value-type="float">
            <text:p>0.0001720001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Physics.Simulate</text:p>
          </table:table-cell>
          <table:table-cell office:value-type="string" calcext:value-type="string">
            <text:p>Physics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office:value-type="string" calcext:value-type="string">
            <text:p>suspendPointHook.Invoke</text:p>
          </table:table-cell>
          <table:table-cell office:value-type="string" calcext:value-type="string">
            <text:p>PlayerLoop</text:p>
          </table:table-cell>
          <table:table-cell office:value-type="float" office:value="0.04970008" calcext:value-type="float">
            <text:p>0.04970008</text:p>
          </table:table-cell>
          <table:table-cell office:value-type="float" office:value="0.0001656669" calcext:value-type="float">
            <text:p>0.0001656669</text:p>
          </table:table-cell>
          <table:table-cell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ParticleSystem.WaitForPreviousRenderingToFinish</text:p>
          </table:table-cell>
          <table:table-cell office:value-type="string" calcext:value-type="string">
            <text:p>Particles</text:p>
          </table:table-cell>
          <table:table-cell office:value-type="float" office:value="0.04950017" calcext:value-type="float">
            <text:p>0.04950017</text:p>
          </table:table-cell>
          <table:table-cell office:value-type="float" office:value="0.0001650006" calcext:value-type="float">
            <text:p>0.0001650006</text:p>
          </table:table-cell>
          <table:table-cell office:value-type="float" office:value="0" calcext:value-type="float">
            <text:p>0</text:p>
          </table:table-cell>
          <table:table-cell office:value-type="float" office:value="0.0093" calcext:value-type="float">
            <text:p>0.0093</text:p>
          </table:table-cell>
        </table:table-row>
        <table:table-row table:style-name="ro1">
          <table:table-cell office:value-type="string" calcext:value-type="string">
            <text:p>ParticleSystem.EndUpdateAll</text:p>
          </table:table-cell>
          <table:table-cell office:value-type="string" calcext:value-type="string">
            <text:p>Particles</text:p>
          </table:table-cell>
          <table:table-cell office:value-type="float" office:value="0.04950008" calcext:value-type="float">
            <text:p>0.04950008</text:p>
          </table:table-cell>
          <table:table-cell office:value-type="float" office:value="0.0001650003" calcext:value-type="float">
            <text:p>0.0001650003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PostLateUpdate.UpdateResolution</text:p>
          </table:table-cell>
          <table:table-cell office:value-type="string" calcext:value-type="string">
            <text:p>PlayerLoop</text:p>
          </table:table-cell>
          <table:table-cell office:value-type="float" office:value="0.04940008" calcext:value-type="float">
            <text:p>0.04940008</text:p>
          </table:table-cell>
          <table:table-cell office:value-type="float" office:value="0.0001646669" calcext:value-type="float">
            <text:p>0.0001646669</text:p>
          </table:table-cell>
          <table:table-cell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PostLateUpdate.ProfilerSynchronizeStats</text:p>
          </table:table-cell>
          <table:table-cell office:value-type="string" calcext:value-type="string">
            <text:p>PlayerLoop</text:p>
          </table:table-cell>
          <table:table-cell office:value-type="float" office:value="0.04920006" calcext:value-type="float">
            <text:p>0.04920006</text:p>
          </table:table-cell>
          <table:table-cell office:value-type="float" office:value="0.0001640002" calcext:value-type="float">
            <text:p>0.000164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Physics.UpdateCloth</text:p>
          </table:table-cell>
          <table:table-cell office:value-type="string" calcext:value-type="string">
            <text:p>Physics</text:p>
          </table:table-cell>
          <table:table-cell office:value-type="float" office:value="0.04850024" calcext:value-type="float">
            <text:p>0.04850024</text:p>
          </table:table-cell>
          <table:table-cell office:value-type="float" office:value="0.0001616675" calcext:value-type="float">
            <text:p>0.0001616675</text:p>
          </table:table-cell>
          <table:table-cell office:value-type="float" office:value="0" calcext:value-type="float">
            <text:p>0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office:value-type="string" calcext:value-type="string">
            <text:p>PhysX.ScScene.afterIntegration</text:p>
          </table:table-cell>
          <table:table-cell office:value-type="string" calcext:value-type="string">
            <text:p>Physics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string" calcext:value-type="string">
            <text:p>MeshRendererFinalizeUpdate</text:p>
          </table:table-cell>
          <table:table-cell office:value-type="string" calcext:value-type="string">
            <text:p>Render</text:p>
          </table:table-cell>
          <table:table-cell office:value-type="float" office:value="0.04790004" calcext:value-type="float">
            <text:p>0.04790004</text:p>
          </table:table-cell>
          <table:table-cell office:value-type="float" office:value="0.0001596668" calcext:value-type="float">
            <text:p>0.0001596668</text:p>
          </table:table-cell>
          <table:table-cell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Update Lights</text:p>
          </table:table-cell>
          <table:table-cell office:value-type="string" calcext:value-type="string">
            <text:p>Render</text:p>
          </table:table-cell>
          <table:table-cell office:value-type="float" office:value="0.04720004" calcext:value-type="float">
            <text:p>0.04720004</text:p>
          </table:table-cell>
          <table:table-cell office:value-type="float" office:value="0.0001573335" calcext:value-type="float">
            <text:p>0.000157333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0.04630006" calcext:value-type="float">
            <text:p>0.04630006</text:p>
          </table:table-cell>
          <table:table-cell office:value-type="float" office:value="0.0001543335" calcext:value-type="float">
            <text:p>0.000154333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EndGraphicsJobs</text:p>
          </table:table-cell>
          <table:table-cell office:value-type="string" calcext:value-type="string">
            <text:p>Render</text:p>
          </table:table-cell>
          <table:table-cell office:value-type="float" office:value="0.04560017" calcext:value-type="float">
            <text:p>0.04560017</text:p>
          </table:table-cell>
          <table:table-cell office:value-type="float" office:value="0.0001520006" calcext:value-type="float">
            <text:p>0.0001520006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Sort Render Passes</text:p>
          </table:table-cell>
          <table:table-cell office:value-type="string" calcext:value-type="string">
            <text:p>Scripts</text:p>
          </table:table-cell>
          <table:table-cell office:value-type="float" office:value="0.04390005" calcext:value-type="float">
            <text:p>0.04390005</text:p>
          </table:table-cell>
          <table:table-cell office:value-type="float" office:value="0.0001463335" calcext:value-type="float">
            <text:p>0.0001463335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ExtractRenderNodeQueue</text:p>
          </table:table-cell>
          <table:table-cell office:value-type="string" calcext:value-type="string">
            <text:p>Render</text:p>
          </table:table-cell>
          <table:table-cell office:value-type="float" office:value="0.04369999" calcext:value-type="float">
            <text:p>0.04369999</text:p>
          </table:table-cell>
          <table:table-cell office:value-type="float" office:value="0.0001456667" calcext:value-type="float">
            <text:p>0.000145666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string" calcext:value-type="string">
            <text:p>PreLateUpdate.DirectorDeferredEvaluate</text:p>
          </table:table-cell>
          <table:table-cell office:value-type="string" calcext:value-type="string">
            <text:p>PlayerLoop</text:p>
          </table:table-cell>
          <table:table-cell office:value-type="float" office:value="0.04360003" calcext:value-type="float">
            <text:p>0.04360003</text:p>
          </table:table-cell>
          <table:table-cell office:value-type="float" office:value="0.0001453334" calcext:value-type="float">
            <text:p>0.0001453334</text:p>
          </table:table-cell>
          <table:table-cell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FrameEvents.XREndFrame</text:p>
          </table:table-cell>
          <table:table-cell office:value-type="string" calcext:value-type="string">
            <text:p>PlayerLoop</text:p>
          </table:table-cell>
          <table:table-cell office:value-type="float" office:value="0.04330005" calcext:value-type="float">
            <text:p>0.04330005</text:p>
          </table:table-cell>
          <table:table-cell office:value-type="float" office:value="0.0001443335" calcext:value-type="float">
            <text:p>0.0001443335</text:p>
          </table:table-cell>
          <table:table-cell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Inl_RenderPipeline.BeginFrameRendering</text:p>
          </table:table-cell>
          <table:table-cell office:value-type="string" calcext:value-type="string">
            <text:p>Scripts</text:p>
          </table:table-cell>
          <table:table-cell office:value-type="float" office:value="0.04220004" calcext:value-type="float">
            <text:p>0.04220004</text:p>
          </table:table-cell>
          <table:table-cell office:value-type="float" office:value="0.0001406668" calcext:value-type="float">
            <text:p>0.000140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PostLateUpdate.ClearImmediateRenderers</text:p>
          </table:table-cell>
          <table:table-cell office:value-type="string" calcext:value-type="string">
            <text:p>PlayerLoop</text:p>
          </table:table-cell>
          <table:table-cell office:value-type="float" office:value="0.04110004" calcext:value-type="float">
            <text:p>0.04110004</text:p>
          </table:table-cell>
          <table:table-cell office:value-type="float" office:value="0.0001370001" calcext:value-type="float">
            <text:p>0.0001370001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hysX.ScScene.ccdBroadPhaseAABB</text:p>
          </table:table-cell>
          <table:table-cell office:value-type="string" calcext:value-type="string">
            <text:p>Physics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Inl_RenderPipeline.EndCameraRendering</text:p>
          </table:table-cell>
          <table:table-cell office:value-type="string" calcext:value-type="string">
            <text:p>Scripts</text:p>
          </table:table-cell>
          <table:table-cell office:value-type="float" office:value="0.04020003" calcext:value-type="float">
            <text:p>0.04020003</text:p>
          </table:table-cell>
          <table:table-cell office:value-type="float" office:value="0.0001340001" calcext:value-type="float">
            <text:p>0.0001340001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EarlyUpdate.SpriteAtlasManagerUpdate</text:p>
          </table:table-cell>
          <table:table-cell office:value-type="string" calcext:value-type="string">
            <text:p>PlayerLoop</text:p>
          </table:table-cell>
          <table:table-cell office:value-type="float" office:value="0.04010003" calcext:value-type="float">
            <text:p>0.04010003</text:p>
          </table:table-cell>
          <table:table-cell office:value-type="float" office:value="0.0001336668" calcext:value-type="float">
            <text:p>0.0001336668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hysics.ProcessReports</text:p>
          </table:table-cell>
          <table:table-cell office:value-type="string" calcext:value-type="string">
            <text:p>Physics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001326667" calcext:value-type="float">
            <text:p>0.000132666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296" calcext:value-type="float">
            <text:p>0.0296</text:p>
          </table:table-cell>
        </table:table-row>
        <table:table-row table:style-name="ro1">
          <table:table-cell office:value-type="string" calcext:value-type="string">
            <text:p>PhysX.ScScene.destroyManagers</text:p>
          </table:table-cell>
          <table:table-cell office:value-type="string" calcext:value-type="string">
            <text:p>Physics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001293333" calcext:value-type="float">
            <text:p>0.0001293333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string" calcext:value-type="string">
            <text:p>PhysX.NpScene.execution</text:p>
          </table:table-cell>
          <table:table-cell office:value-type="string" calcext:value-type="string">
            <text:p>Physics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1">
          <table:table-cell office:value-type="string" calcext:value-type="string">
            <text:p>PhysX.ScScene.rigidBodyNarrowPhase</text:p>
          </table:table-cell>
          <table:table-cell office:value-type="string" calcext:value-type="string">
            <text:p>Physics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string" calcext:value-type="string">
            <text:p>Transform.GetScene</text:p>
          </table:table-cell>
          <table:table-cell office:value-type="string" calcext:value-type="string">
            <text:p>Other</text:p>
          </table:table-cell>
          <table:table-cell office:value-type="float" office:value="0.03650003" calcext:value-type="float">
            <text:p>0.03650003</text:p>
          </table:table-cell>
          <table:table-cell office:value-type="float" office:value="0.0001216668" calcext:value-type="float">
            <text:p>0.0001216668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EarlyUpdate.PerformanceAnalyticsUpdate</text:p>
          </table:table-cell>
          <table:table-cell office:value-type="string" calcext:value-type="string">
            <text:p>PlayerLoop</text:p>
          </table:table-cell>
          <table:table-cell office:value-type="float" office:value="0.03580002" calcext:value-type="float">
            <text:p>0.03580002</text:p>
          </table:table-cell>
          <table:table-cell office:value-type="float" office:value="0.0001193334" calcext:value-type="float">
            <text:p>0.0001193334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SkinnedMeshFinalizeUpdate</text:p>
          </table:table-cell>
          <table:table-cell office:value-type="string" calcext:value-type="string">
            <text:p>Render</text:p>
          </table:table-cell>
          <table:table-cell office:value-type="float" office:value="0.03580001" calcext:value-type="float">
            <text:p>0.03580001</text:p>
          </table:table-cell>
          <table:table-cell office:value-type="float" office:value="0.0001193334" calcext:value-type="float">
            <text:p>0.0001193334</text:p>
          </table:table-cell>
          <table:table-cell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EnlightenRuntimeManager.RemoveCustomLights</text:p>
          </table:table-cell>
          <table:table-cell office:value-type="string" calcext:value-type="string">
            <text:p>Gi</text:p>
          </table:table-cell>
          <table:table-cell office:value-type="float" office:value="0.03560003" calcext:value-type="float">
            <text:p>0.03560003</text:p>
          </table:table-cell>
          <table:table-cell office:value-type="float" office:value="0.0001186668" calcext:value-type="float">
            <text:p>0.0001186668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ScheduleCullingGroups</text:p>
          </table:table-cell>
          <table:table-cell office:value-type="string" calcext:value-type="string">
            <text:p>Render</text:p>
          </table:table-cell>
          <table:table-cell office:value-type="float" office:value="0.03510001" calcext:value-type="float">
            <text:p>0.03510001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string" calcext:value-type="string">
            <text:p>UIEvents.AlignCanvasRectTransformWithCamera</text:p>
          </table:table-cell>
          <table:table-cell office:value-type="string" calcext:value-type="string">
            <text:p>PlayerLoop</text:p>
          </table:table-cell>
          <table:table-cell office:value-type="float" office:value="0.03400002" calcext:value-type="float">
            <text:p>0.03400002</text:p>
          </table:table-cell>
          <table:table-cell office:value-type="float" office:value="0.0001133334" calcext:value-type="float">
            <text:p>0.0001133334</text:p>
          </table:table-cell>
          <table:table-cell office:value-type="float" office:value="0" calcext:value-type="float">
            <text:p>0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string" calcext:value-type="string">
            <text:p>PhysX.ScScene.updateDynamics</text:p>
          </table:table-cell>
          <table:table-cell office:value-type="string" calcext:value-type="string">
            <text:p>Physics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001116667" calcext:value-type="float">
            <text:p>0.000111666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string" calcext:value-type="string">
            <text:p>PostLateUpdate.BatchModeUpdate</text:p>
          </table:table-cell>
          <table:table-cell office:value-type="string" calcext:value-type="string">
            <text:p>PlayerLoop</text:p>
          </table:table-cell>
          <table:table-cell office:value-type="float" office:value="0.03199996" calcext:value-type="float">
            <text:p>0.03199996</text:p>
          </table:table-cell>
          <table:table-cell office:value-type="float" office:value="0.0001066665" calcext:value-type="float">
            <text:p>0.000106666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TimeManager.Update</text:p>
          </table:table-cell>
          <table:table-cell office:value-type="string" calcext:value-type="string">
            <text:p>PlayerLoop</text:p>
          </table:table-cell>
          <table:table-cell office:value-type="float" office:value="0.03169997" calcext:value-type="float">
            <text:p>0.03169997</text:p>
          </table:table-cell>
          <table:table-cell office:value-type="float" office:value="0.0001056666" calcext:value-type="float">
            <text:p>0.0001056666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3139996" calcext:value-type="float">
            <text:p>0.03139996</text:p>
          </table:table-cell>
          <table:table-cell office:value-type="float" office:value="0.0001046665" calcext:value-type="float">
            <text:p>0.0001046665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string" calcext:value-type="string">
            <text:p>NavMeshManager</text:p>
          </table:table-cell>
          <table:table-cell office:value-type="string" calcext:value-type="string">
            <text:p>AI</text:p>
          </table:table-cell>
          <table:table-cell office:value-type="float" office:value="0.03059996" calcext:value-type="float">
            <text:p>0.03059996</text:p>
          </table:table-cell>
          <table:table-cell office:value-type="float" office:value="0.0001019999" calcext:value-type="float">
            <text:p>0.0001019999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001016667" calcext:value-type="float">
            <text:p>0.000101666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46" calcext:value-type="float">
            <text:p>0.0046</text:p>
          </table:table-cell>
        </table:table-row>
        <table:table-row table:style-name="ro1">
          <table:table-cell office:value-type="string" calcext:value-type="string">
            <text:p>EarlyUpdate.GpuTimestamp</text:p>
          </table:table-cell>
          <table:table-cell office:value-type="string" calcext:value-type="string">
            <text:p>PlayerLoop</text:p>
          </table:table-cell>
          <table:table-cell office:value-type="float" office:value="0.03019996" calcext:value-type="float">
            <text:p>0.03019996</text:p>
          </table:table-cell>
          <table:table-cell office:value-type="float" office:value="0.0001006665" calcext:value-type="float">
            <text:p>0.000100666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ics.JointBreaks</text:p>
          </table:table-cell>
          <table:table-cell office:value-type="string" calcext:value-type="string">
            <text:p>Physics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string" calcext:value-type="string">
            <text:p>EarlyUpdate.PresentBeforeUpdate</text:p>
          </table:table-cell>
          <table:table-cell office:value-type="string" calcext:value-type="string">
            <text:p>PlayerLoop</text:p>
          </table:table-cell>
          <table:table-cell office:value-type="float" office:value="0.02919997" calcext:value-type="float">
            <text:p>0.02919997</text:p>
          </table:table-cell>
          <table:table-cell office:value-type="float" office:value="0.00009733322" calcext:value-type="float">
            <text:p>9.733322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FindShadowCastingLights</text:p>
          </table:table-cell>
          <table:table-cell office:value-type="string" calcext:value-type="string">
            <text:p>Render</text:p>
          </table:table-cell>
          <table:table-cell office:value-type="float" office:value="0.02919997" calcext:value-type="float">
            <text:p>0.02919997</text:p>
          </table:table-cell>
          <table:table-cell office:value-type="float" office:value="0.00009733322" calcext:value-type="float">
            <text:p>9.733322E-05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PreUpdate.CheckTexFieldInput</text:p>
          </table:table-cell>
          <table:table-cell office:value-type="string" calcext:value-type="string">
            <text:p>PlayerLoop</text:p>
          </table:table-cell>
          <table:table-cell office:value-type="float" office:value="0.02879997" calcext:value-type="float">
            <text:p>0.02879997</text:p>
          </table:table-cell>
          <table:table-cell office:value-type="float" office:value="0.00009599989" calcext:value-type="float">
            <text:p>9.599989E-05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ostLateUpdate.ResetInputAxis</text:p>
          </table:table-cell>
          <table:table-cell office:value-type="string" calcext:value-type="string">
            <text:p>PlayerLoop</text:p>
          </table:table-cell>
          <table:table-cell office:value-type="float" office:value="0.02809997" calcext:value-type="float">
            <text:p>0.02809997</text:p>
          </table:table-cell>
          <table:table-cell office:value-type="float" office:value="0.00009366657" calcext:value-type="float">
            <text:p>9.366657E-05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string" calcext:value-type="string">
            <text:p>SkinnedMeshOncePerFrameUpdate</text:p>
          </table:table-cell>
          <table:table-cell office:value-type="string" calcext:value-type="string">
            <text:p>Render</text:p>
          </table:table-cell>
          <table:table-cell office:value-type="float" office:value="0.02809997" calcext:value-type="float">
            <text:p>0.02809997</text:p>
          </table:table-cell>
          <table:table-cell office:value-type="float" office:value="0.00009366655" calcext:value-type="float">
            <text:p>9.366655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Inl_RenderPipeline.BeginCameraRendering</text:p>
          </table:table-cell>
          <table:table-cell office:value-type="string" calcext:value-type="string">
            <text:p>Scripts</text:p>
          </table:table-cell>
          <table:table-cell office:value-type="float" office:value="0.02789997" calcext:value-type="float">
            <text:p>0.02789997</text:p>
          </table:table-cell>
          <table:table-cell office:value-type="float" office:value="0.00009299989" calcext:value-type="float">
            <text:p>9.299989E-05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RenderTexture.SetActive</text:p>
          </table:table-cell>
          <table:table-cell office:value-type="string" calcext:value-type="string">
            <text:p>Render</text:p>
          </table:table-cell>
          <table:table-cell office:value-type="float" office:value="0.02749996" calcext:value-type="float">
            <text:p>0.02749996</text:p>
          </table:table-cell>
          <table:table-cell office:value-type="float" office:value="0.00009166654" calcext:value-type="float">
            <text:p>9.166654E-05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PostLateUpdate.UpdateCaptureScreenshot</text:p>
          </table:table-cell>
          <table:table-cell office:value-type="string" calcext:value-type="string">
            <text:p>PlayerLoop</text:p>
          </table:table-cell>
          <table:table-cell office:value-type="float" office:value="0.02729997" calcext:value-type="float">
            <text:p>0.02729997</text:p>
          </table:table-cell>
          <table:table-cell office:value-type="float" office:value="0.0000909999" calcext:value-type="float">
            <text:p>9.09999E-05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string" calcext:value-type="string">
            <text:p>Inl_RenderPipeline.EndFrameRendering</text:p>
          </table:table-cell>
          <table:table-cell office:value-type="string" calcext:value-type="string">
            <text:p>Scripts</text:p>
          </table:table-cell>
          <table:table-cell office:value-type="float" office:value="0.02729996" calcext:value-type="float">
            <text:p>0.02729996</text:p>
          </table:table-cell>
          <table:table-cell office:value-type="float" office:value="0.00009099988" calcext:value-type="float">
            <text:p>9.099988E-0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SkinnedMeshFinalizeUpdate</text:p>
          </table:table-cell>
          <table:table-cell office:value-type="string" calcext:value-type="string">
            <text:p>Render</text:p>
          </table:table-cell>
          <table:table-cell office:value-type="float" office:value="0.02719997" calcext:value-type="float">
            <text:p>0.02719997</text:p>
          </table:table-cell>
          <table:table-cell office:value-type="float" office:value="0.00009066656" calcext:value-type="float">
            <text:p>9.066656E-05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PostLateUpdate.XRPostLateUpdate</text:p>
          </table:table-cell>
          <table:table-cell office:value-type="string" calcext:value-type="string">
            <text:p>PlayerLoop</text:p>
          </table:table-cell>
          <table:table-cell office:value-type="float" office:value="0.02719996" calcext:value-type="float">
            <text:p>0.02719996</text:p>
          </table:table-cell>
          <table:table-cell office:value-type="float" office:value="0.00009066655" calcext:value-type="float">
            <text:p>9.066655E-05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ScriptableRenderer.SetupCullingParameters</text:p>
          </table:table-cell>
          <table:table-cell office:value-type="string" calcext:value-type="string">
            <text:p>Scripts</text:p>
          </table:table-cell>
          <table:table-cell office:value-type="float" office:value="0.02709997" calcext:value-type="float">
            <text:p>0.02709997</text:p>
          </table:table-cell>
          <table:table-cell office:value-type="float" office:value="0.00009033323" calcext:value-type="float">
            <text:p>9.033323E-05</text:p>
          </table:table-cell>
          <table:table-cell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Terrain.UpdateSplatProperties</text:p>
          </table:table-cell>
          <table:table-cell office:value-type="string" calcext:value-type="string">
            <text:p>Render</text:p>
          </table:table-cell>
          <table:table-cell office:value-type="float" office:value="0.02699997" calcext:value-type="float">
            <text:p>0.02699997</text:p>
          </table:table-cell>
          <table:table-cell office:value-type="float" office:value="0.00008999989" calcext:value-type="float">
            <text:p>8.999989E-05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PhysX.ScScene.postBroadPhaseCont</text:p>
          </table:table-cell>
          <table:table-cell office:value-type="string" calcext:value-type="string">
            <text:p>Physics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0008733333" calcext:value-type="float">
            <text:p>8.733333E-0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RenderPassBlock.MainRenderingOpaque</text:p>
          </table:table-cell>
          <table:table-cell office:value-type="string" calcext:value-type="string">
            <text:p>Scripts</text:p>
          </table:table-cell>
          <table:table-cell office:value-type="float" office:value="0.02619996" calcext:value-type="float">
            <text:p>0.02619996</text:p>
          </table:table-cell>
          <table:table-cell office:value-type="float" office:value="0.00008733322" calcext:value-type="float">
            <text:p>8.733322E-0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 office:value-type="float" office:value="0.02609997" calcext:value-type="float">
            <text:p>0.02609997</text:p>
          </table:table-cell>
          <table:table-cell office:value-type="float" office:value="0.0000869999" calcext:value-type="float">
            <text:p>8.69999E-05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PostLateUpdate.XRPreEndFrame</text:p>
          </table:table-cell>
          <table:table-cell office:value-type="string" calcext:value-type="string">
            <text:p>PlayerLoop</text:p>
          </table:table-cell>
          <table:table-cell office:value-type="float" office:value="0.02589997" calcext:value-type="float">
            <text:p>0.02589997</text:p>
          </table:table-cell>
          <table:table-cell office:value-type="float" office:value="0.00008633324" calcext:value-type="float">
            <text:p>8.633324E-05</text:p>
          </table:table-cell>
          <table:table-cell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2579997" calcext:value-type="float">
            <text:p>0.02579997</text:p>
          </table:table-cell>
          <table:table-cell office:value-type="float" office:value="0.00008599989" calcext:value-type="float">
            <text:p>8.599989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Inl_ScriptableRenderer.AddRenderPasses</text:p>
          </table:table-cell>
          <table:table-cell office:value-type="string" calcext:value-type="string">
            <text:p>Scripts</text:p>
          </table:table-cell>
          <table:table-cell office:value-type="float" office:value="0.02509997" calcext:value-type="float">
            <text:p>0.02509997</text:p>
          </table:table-cell>
          <table:table-cell office:value-type="float" office:value="0.00008366656" calcext:value-type="float">
            <text:p>8.366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Terrain.Trees.OnWillRender</text:p>
          </table:table-cell>
          <table:table-cell office:value-type="string" calcext:value-type="string">
            <text:p>Render</text:p>
          </table:table-cell>
          <table:table-cell office:value-type="float" office:value="0.02489997" calcext:value-type="float">
            <text:p>0.02489997</text:p>
          </table:table-cell>
          <table:table-cell office:value-type="float" office:value="0.0000829999" calcext:value-type="float">
            <text:p>8.29999E-05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LOD.ComputeLOD</text:p>
          </table:table-cell>
          <table:table-cell office:value-type="string" calcext:value-type="string">
            <text:p>Render</text:p>
          </table:table-cell>
          <table:table-cell office:value-type="float" office:value="0.02459998" calcext:value-type="float">
            <text:p>0.02459998</text:p>
          </table:table-cell>
          <table:table-cell office:value-type="float" office:value="0.00008199993" calcext:value-type="float">
            <text:p>8.199993E-05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2449997" calcext:value-type="float">
            <text:p>0.02449997</text:p>
          </table:table-cell>
          <table:table-cell office:value-type="float" office:value="0.00008166657" calcext:value-type="float">
            <text:p>8.166657E-05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RenderPassBlock.BeforeRendering</text:p>
          </table:table-cell>
          <table:table-cell office:value-type="string" calcext:value-type="string">
            <text:p>Scripts</text:p>
          </table:table-cell>
          <table:table-cell office:value-type="float" office:value="0.02379998" calcext:value-type="float">
            <text:p>0.02379998</text:p>
          </table:table-cell>
          <table:table-cell office:value-type="float" office:value="0.00007933326" calcext:value-type="float">
            <text:p>7.933326E-05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string" calcext:value-type="string">
            <text:p>Physics.UpdateCloth</text:p>
          </table:table-cell>
          <table:table-cell office:value-type="string" calcext:value-type="string">
            <text:p>Physics</text:p>
          </table:table-cell>
          <table:table-cell office:value-type="float" office:value="0.02379997" calcext:value-type="float">
            <text:p>0.02379997</text:p>
          </table:table-cell>
          <table:table-cell office:value-type="float" office:value="0.00007933324" calcext:value-type="float">
            <text:p>7.933324E-05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PhysX.ScScene.postBroadPhase</text:p>
          </table:table-cell>
          <table:table-cell office:value-type="string" calcext:value-type="string">
            <text:p>Physics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92" calcext:value-type="float">
            <text:p>0.0092</text:p>
          </table:table-cell>
        </table:table-row>
        <table:table-row table:style-name="ro1">
          <table:table-cell office:value-type="string" calcext:value-type="string">
            <text:p>Particles.Sync</text:p>
          </table:table-cell>
          <table:table-cell office:value-type="string" calcext:value-type="string">
            <text:p>Particles</text:p>
          </table:table-cell>
          <table:table-cell office:value-type="float" office:value="0.02329998" calcext:value-type="float">
            <text:p>0.02329998</text:p>
          </table:table-cell>
          <table:table-cell office:value-type="float" office:value="0.0000776666" calcext:value-type="float">
            <text:p>7.76666E-05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office:value-type="string" calcext:value-type="string">
            <text:p>EarlyUpdate.UpdateCanvasRectTransform</text:p>
          </table:table-cell>
          <table:table-cell office:value-type="string" calcext:value-type="string">
            <text:p>PlayerLoop</text:p>
          </table:table-cell>
          <table:table-cell office:value-type="float" office:value="0.02319997" calcext:value-type="float">
            <text:p>0.02319997</text:p>
          </table:table-cell>
          <table:table-cell office:value-type="float" office:value="0.00007733324" calcext:value-type="float">
            <text:p>7.733324E-05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TextureStreamingManager.Update</text:p>
          </table:table-cell>
          <table:table-cell office:value-type="string" calcext:value-type="string">
            <text:p>Loading</text:p>
          </table:table-cell>
          <table:table-cell office:value-type="float" office:value="0.02309998" calcext:value-type="float">
            <text:p>0.02309998</text:p>
          </table:table-cell>
          <table:table-cell office:value-type="float" office:value="0.00007699992" calcext:value-type="float">
            <text:p>7.699992E-05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SortingGroupManager.Update</text:p>
          </table:table-cell>
          <table:table-cell office:value-type="string" calcext:value-type="string">
            <text:p>PlayerLoop</text:p>
          </table:table-cell>
          <table:table-cell office:value-type="float" office:value="0.02309998" calcext:value-type="float">
            <text:p>0.02309998</text:p>
          </table:table-cell>
          <table:table-cell office:value-type="float" office:value="0.00007699992" calcext:value-type="float">
            <text:p>7.699992E-05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FrameEvents.XRPostPresent</text:p>
          </table:table-cell>
          <table:table-cell office:value-type="string" calcext:value-type="string">
            <text:p>PlayerLoop</text:p>
          </table:table-cell>
          <table:table-cell office:value-type="float" office:value="0.02289998" calcext:value-type="float">
            <text:p>0.02289998</text:p>
          </table:table-cell>
          <table:table-cell office:value-type="float" office:value="0.00007633325" calcext:value-type="float">
            <text:p>7.633325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ConstraintManager::Update::JobSetup</text:p>
          </table:table-cell>
          <table:table-cell office:value-type="string" calcext:value-type="string">
            <text:p>Animation</text:p>
          </table:table-cell>
          <table:table-cell office:value-type="float" office:value="0.02279997" calcext:value-type="float">
            <text:p>0.02279997</text:p>
          </table:table-cell>
          <table:table-cell office:value-type="float" office:value="0.00007599992" calcext:value-type="float">
            <text:p>7.599992E-05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EarlyUpdate.ProcessMouseInWindow</text:p>
          </table:table-cell>
          <table:table-cell office:value-type="string" calcext:value-type="string">
            <text:p>PlayerLoop</text:p>
          </table:table-cell>
          <table:table-cell office:value-type="float" office:value="0.02249997" calcext:value-type="float">
            <text:p>0.02249997</text:p>
          </table:table-cell>
          <table:table-cell office:value-type="float" office:value="0.0000749999" calcext:value-type="float">
            <text:p>7.49999E-05</text:p>
          </table:table-cell>
          <table:table-cell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ScriptableRenderer.Setup</text:p>
          </table:table-cell>
          <table:table-cell office:value-type="string" calcext:value-type="string">
            <text:p>Scripts</text:p>
          </table:table-cell>
          <table:table-cell office:value-type="float" office:value="0.02249997" calcext:value-type="float">
            <text:p>0.02249997</text:p>
          </table:table-cell>
          <table:table-cell office:value-type="float" office:value="0.0000749999" calcext:value-type="float">
            <text:p>7.49999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2219998" calcext:value-type="float">
            <text:p>0.02219998</text:p>
          </table:table-cell>
          <table:table-cell office:value-type="float" office:value="0.00007399992" calcext:value-type="float">
            <text:p>7.399992E-05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ReflectionProbeAnchorPositionUpdate</text:p>
          </table:table-cell>
          <table:table-cell office:value-type="string" calcext:value-type="string">
            <text:p>Render</text:p>
          </table:table-cell>
          <table:table-cell office:value-type="float" office:value="0.02199998" calcext:value-type="float">
            <text:p>0.02199998</text:p>
          </table:table-cell>
          <table:table-cell office:value-type="float" office:value="0.00007333325" calcext:value-type="float">
            <text:p>7.333325E-05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Inl_UniversalRenderPipeline.GetPerObjectLightFlags</text:p>
          </table:table-cell>
          <table:table-cell office:value-type="string" calcext:value-type="string">
            <text:p>Scripts</text:p>
          </table:table-cell>
          <table:table-cell office:value-type="float" office:value="0.02199997" calcext:value-type="float">
            <text:p>0.02199997</text:p>
          </table:table-cell>
          <table:table-cell office:value-type="float" office:value="0.00007333325" calcext:value-type="float">
            <text:p>7.333325E-05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PhysX.ScScene.processLostContact</text:p>
          </table:table-cell>
          <table:table-cell office:value-type="string" calcext:value-type="string">
            <text:p>Physics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0007266667" calcext:value-type="float">
            <text:p>7.266667E-0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31" calcext:value-type="float">
            <text:p>0.0131</text:p>
          </table:table-cell>
        </table:table-row>
        <table:table-row table:style-name="ro1">
          <table:table-cell office:value-type="string" calcext:value-type="string">
            <text:p>EndGraphicsJobs</text:p>
          </table:table-cell>
          <table:table-cell office:value-type="string" calcext:value-type="string">
            <text:p>Render</text:p>
          </table:table-cell>
          <table:table-cell office:value-type="float" office:value="0.02169997" calcext:value-type="float">
            <text:p>0.02169997</text:p>
          </table:table-cell>
          <table:table-cell office:value-type="float" office:value="0.00007233325" calcext:value-type="float">
            <text:p>7.233325E-05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FixedUpdate.NewInputFixedUpdate</text:p>
          </table:table-cell>
          <table:table-cell office:value-type="string" calcext:value-type="string">
            <text:p>PlayerLoop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0007133334" calcext:value-type="float">
            <text:p>7.133334E-0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ScriptableRenderer.SetupLights</text:p>
          </table:table-cell>
          <table:table-cell office:value-type="string" calcext:value-type="string">
            <text:p>Scripts</text:p>
          </table:table-cell>
          <table:table-cell office:value-type="float" office:value="0.02099997" calcext:value-type="float">
            <text:p>0.02099997</text:p>
          </table:table-cell>
          <table:table-cell office:value-type="float" office:value="0.00006999991" calcext:value-type="float">
            <text:p>6.999991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UIEvents.UIElementsRegisterRenderers</text:p>
          </table:table-cell>
          <table:table-cell office:value-type="string" calcext:value-type="string">
            <text:p>PlayerLoop</text:p>
          </table:table-cell>
          <table:table-cell office:value-type="float" office:value="0.02079998" calcext:value-type="float">
            <text:p>0.02079998</text:p>
          </table:table-cell>
          <table:table-cell office:value-type="float" office:value="0.00006933325" calcext:value-type="float">
            <text:p>6.933325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X.ScScene.islandGen</text:p>
          </table:table-cell>
          <table:table-cell office:value-type="string" calcext:value-type="string">
            <text:p>Physics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0006899999" calcext:value-type="float">
            <text:p>6.899999E-05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2059997" calcext:value-type="float">
            <text:p>0.02059997</text:p>
          </table:table-cell>
          <table:table-cell office:value-type="float" office:value="0.00006866658" calcext:value-type="float">
            <text:p>6.866658E-05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UIEvents.UpdateCanvasRectTransform</text:p>
          </table:table-cell>
          <table:table-cell office:value-type="string" calcext:value-type="string">
            <text:p>PlayerLoop</text:p>
          </table:table-cell>
          <table:table-cell office:value-type="float" office:value="0.01999998" calcext:value-type="float">
            <text:p>0.01999998</text:p>
          </table:table-cell>
          <table:table-cell office:value-type="float" office:value="0.00006666659" calcext:value-type="float">
            <text:p>6.666659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X.ScScene.preRigidBodyNarrowPhase</text:p>
          </table:table-cell>
          <table:table-cell office:value-type="string" calcext:value-type="string">
            <text:p>Physics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0006533333" calcext:value-type="float">
            <text:p>6.533333E-0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44" calcext:value-type="float">
            <text:p>0.0044</text:p>
          </table:table-cell>
        </table:table-row>
        <table:table-row table:style-name="ro1">
          <table:table-cell office:value-type="string" calcext:value-type="string">
            <text:p>FixedUpdate.Physics2DFixedUpdate</text:p>
          </table:table-cell>
          <table:table-cell office:value-type="string" calcext:value-type="string">
            <text:p>PlayerLoop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0006533333" calcext:value-type="float">
            <text:p>6.533333E-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string" calcext:value-type="string">
            <text:p>PhysX.ScScene.processLostContact2</text:p>
          </table:table-cell>
          <table:table-cell office:value-type="string" calcext:value-type="string">
            <text:p>Physics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0006066666" calcext:value-type="float">
            <text:p>6.066666E-05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94" calcext:value-type="float">
            <text:p>0.0094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0006066666" calcext:value-type="float">
            <text:p>6.066666E-05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string" calcext:value-type="string">
            <text:p>EarlyUpdate.ClearLines</text:p>
          </table:table-cell>
          <table:table-cell office:value-type="string" calcext:value-type="string">
            <text:p>PlayerLoop</text:p>
          </table:table-cell>
          <table:table-cell office:value-type="float" office:value="0.01809998" calcext:value-type="float">
            <text:p>0.01809998</text:p>
          </table:table-cell>
          <table:table-cell office:value-type="float" office:value="0.00006033327" calcext:value-type="float">
            <text:p>6.033327E-05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PhysX.ScScene.collideStep</text:p>
          </table:table-cell>
          <table:table-cell office:value-type="string" calcext:value-type="string">
            <text:p>Physics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0005866666" calcext:value-type="float">
            <text:p>5.866666E-0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46" calcext:value-type="float">
            <text:p>0.0046</text:p>
          </table:table-cell>
        </table:table-row>
        <table:table-row table:style-name="ro1">
          <table:table-cell office:value-type="string" calcext:value-type="string">
            <text:p>RenderPassBlock.MainRenderingTransparent</text:p>
          </table:table-cell>
          <table:table-cell office:value-type="string" calcext:value-type="string">
            <text:p>Scripts</text:p>
          </table:table-cell>
          <table:table-cell office:value-type="float" office:value="0.01739998" calcext:value-type="float">
            <text:p>0.01739998</text:p>
          </table:table-cell>
          <table:table-cell office:value-type="float" office:value="0.00005799993" calcext:value-type="float">
            <text:p>5.799993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RenderPassBlock.AfterRendering</text:p>
          </table:table-cell>
          <table:table-cell office:value-type="string" calcext:value-type="string">
            <text:p>Scripts</text:p>
          </table:table-cell>
          <table:table-cell office:value-type="float" office:value="0.01739998" calcext:value-type="float">
            <text:p>0.01739998</text:p>
          </table:table-cell>
          <table:table-cell office:value-type="float" office:value="0.00005799993" calcext:value-type="float">
            <text:p>5.799993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X.AABBManager::postBroadPhaseStage3</text:p>
          </table:table-cell>
          <table:table-cell office:value-type="string" calcext:value-type="string">
            <text:p>Physics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7900001" calcext:value-type="float">
            <text:p>0.007900001</text:p>
          </table:table-cell>
        </table:table-row>
        <table:table-row table:style-name="ro1">
          <table:table-cell office:value-type="string" calcext:value-type="string">
            <text:p>UIEvents.UIElementsRegisterRenderers</text:p>
          </table:table-cell>
          <table:table-cell office:value-type="string" calcext:value-type="string">
            <text:p>PlayerLoop</text:p>
          </table:table-cell>
          <table:table-cell office:value-type="float" office:value="0.01709998" calcext:value-type="float">
            <text:p>0.01709998</text:p>
          </table:table-cell>
          <table:table-cell office:value-type="float" office:value="0.00005699994" calcext:value-type="float">
            <text:p>5.699994E-05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1689998" calcext:value-type="float">
            <text:p>0.01689998</text:p>
          </table:table-cell>
          <table:table-cell office:value-type="float" office:value="0.00005633327" calcext:value-type="float">
            <text:p>5.633327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1639998" calcext:value-type="float">
            <text:p>0.01639998</text:p>
          </table:table-cell>
          <table:table-cell office:value-type="float" office:value="0.00005466661" calcext:value-type="float">
            <text:p>5.466661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1609999" calcext:value-type="float">
            <text:p>0.01609999</text:p>
          </table:table-cell>
          <table:table-cell office:value-type="float" office:value="0.00005366662" calcext:value-type="float">
            <text:p>5.366662E-05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ReflectionProbeAnchorPositionUpdate</text:p>
          </table:table-cell>
          <table:table-cell office:value-type="string" calcext:value-type="string">
            <text:p>Render</text:p>
          </table:table-cell>
          <table:table-cell office:value-type="float" office:value="0.01539999" calcext:value-type="float">
            <text:p>0.01539999</text:p>
          </table:table-cell>
          <table:table-cell office:value-type="float" office:value="0.00005133328" calcext:value-type="float">
            <text:p>5.133328E-05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1509998" calcext:value-type="float">
            <text:p>0.01509998</text:p>
          </table:table-cell>
          <table:table-cell office:value-type="float" office:value="0.00005033328" calcext:value-type="float">
            <text:p>5.033328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 office:value-type="float" office:value="0.01499998" calcext:value-type="float">
            <text:p>0.01499998</text:p>
          </table:table-cell>
          <table:table-cell office:value-type="float" office:value="0.00004999994" calcext:value-type="float">
            <text:p>4.999994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CullingGroupSendEvents</text:p>
          </table:table-cell>
          <table:table-cell office:value-type="string" calcext:value-type="string">
            <text:p>Render</text:p>
          </table:table-cell>
          <table:table-cell office:value-type="float" office:value="0.01489998" calcext:value-type="float">
            <text:p>0.01489998</text:p>
          </table:table-cell>
          <table:table-cell office:value-type="float" office:value="0.00004966661" calcext:value-type="float">
            <text:p>4.966661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X.ScScene.advanceStep</text:p>
          </table:table-cell>
          <table:table-cell office:value-type="string" calcext:value-type="string">
            <text:p>Physics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0004833334" calcext:value-type="float">
            <text:p>4.833334E-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ransform.GetScene</text:p>
          </table:table-cell>
          <table:table-cell office:value-type="string" calcext:value-type="string">
            <text:p>Other</text:p>
          </table:table-cell>
          <table:table-cell office:value-type="float" office:value="0.01449998" calcext:value-type="float">
            <text:p>0.01449998</text:p>
          </table:table-cell>
          <table:table-cell office:value-type="float" office:value="0.00004833328" calcext:value-type="float">
            <text:p>4.833328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1439999" calcext:value-type="float">
            <text:p>0.01439999</text:p>
          </table:table-cell>
          <table:table-cell office:value-type="float" office:value="0.00004799995" calcext:value-type="float">
            <text:p>4.799995E-05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0004733333" calcext:value-type="float">
            <text:p>4.733333E-05</text:p>
          </table:table-cell>
          <table:table-cell table:number-columns-repeated="2" office:value-type="float" office:value="0.0142" calcext:value-type="float">
            <text:p>0.0142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1419998" calcext:value-type="float">
            <text:p>0.01419998</text:p>
          </table:table-cell>
          <table:table-cell office:value-type="float" office:value="0.00004733328" calcext:value-type="float">
            <text:p>4.733328E-05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Transform.GetScene</text:p>
          </table:table-cell>
          <table:table-cell office:value-type="string" calcext:value-type="string">
            <text:p>Other</text:p>
          </table:table-cell>
          <table:table-cell office:value-type="float" office:value="0.01339999" calcext:value-type="float">
            <text:p>0.01339999</text:p>
          </table:table-cell>
          <table:table-cell office:value-type="float" office:value="0.00004466662" calcext:value-type="float">
            <text:p>4.466662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X.ScScene.setEdgesConnectedTask</text:p>
          </table:table-cell>
          <table:table-cell office:value-type="string" calcext:value-type="string">
            <text:p>Physics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0004433333" calcext:value-type="float">
            <text:p>4.433333E-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95" calcext:value-type="float">
            <text:p>0.0095</text:p>
          </table:table-cell>
        </table:table-row>
        <table:table-row table:style-name="ro1">
          <table:table-cell office:value-type="string" calcext:value-type="string">
            <text:p>RenderLoop.Draw</text:p>
          </table:table-cell>
          <table:table-cell office:value-type="string" calcext:value-type="string">
            <text:p>Render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004333333" calcext:value-type="float">
            <text:p>4.333333E-05</text:p>
          </table:table-cell>
          <table:table-cell table:number-columns-repeated="2"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hysX.NpScene.completion</text:p>
          </table:table-cell>
          <table:table-cell office:value-type="string" calcext:value-type="string">
            <text:p>Physics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 office:value-type="float" office:value="0.01259999" calcext:value-type="float">
            <text:p>0.01259999</text:p>
          </table:table-cell>
          <table:table-cell office:value-type="float" office:value="0.00004199996" calcext:value-type="float">
            <text:p>4.199996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X.DirtyShapeUpdatesTask</text:p>
          </table:table-cell>
          <table:table-cell office:value-type="string" calcext:value-type="string">
            <text:p>Physics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office:value-type="string" calcext:value-type="string">
            <text:p>ReflectionProbeAnchorPositionUpdate</text:p>
          </table:table-cell>
          <table:table-cell office:value-type="string" calcext:value-type="string">
            <text:p>Render</text:p>
          </table:table-cell>
          <table:table-cell office:value-type="float" office:value="0.01219999" calcext:value-type="float">
            <text:p>0.01219999</text:p>
          </table:table-cell>
          <table:table-cell office:value-type="float" office:value="0.00004066663" calcext:value-type="float">
            <text:p>4.066663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X.ScScene.updateCCDMultiPass</text:p>
          </table:table-cell>
          <table:table-cell office:value-type="string" calcext:value-type="string">
            <text:p>Physics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0003866667" calcext:value-type="float">
            <text:p>3.866667E-05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RenderLoopNewBatcher.Draw</text:p>
          </table:table-cell>
          <table:table-cell office:value-type="string" calcext:value-type="string">
            <text:p>Render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00033" calcext:value-type="float">
            <text:p>3.3E-05</text:p>
          </table:table-cell>
          <table:table-cell table:number-columns-repeated="2" office:value-type="float" office:value="0.0099" calcext:value-type="float">
            <text:p>0.0099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Physics2D.Simulate</text:p>
          </table:table-cell>
          <table:table-cell office:value-type="string" calcext:value-type="string">
            <text:p>Physics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>
          <table:table-cell office:value-type="string" calcext:value-type="string">
            <text:p>PhysX.ScScene.finalizationPhase</text:p>
          </table:table-cell>
          <table:table-cell office:value-type="string" calcext:value-type="string">
            <text:p>Physics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003" calcext:value-type="float">
            <text:p>3E-05</text:p>
          </table:table-cell>
          <table:table-cell table:number-columns-repeated="2" office:value-type="float" office:value="0.0045" calcext:value-type="float">
            <text:p>0.0045</text:p>
          </table:table-cell>
        </table:table-row>
        <table:table-row table:style-name="ro1">
          <table:table-cell office:value-type="string" calcext:value-type="string">
            <text:p>PhysX.PostBroadPhaseStage2Task</text:p>
          </table:table-cell>
          <table:table-cell office:value-type="string" calcext:value-type="string">
            <text:p>Physics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002933333" calcext:value-type="float">
            <text:p>2.933333E-05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FixedUpdate.AudioFixedUpdate</text:p>
          </table:table-cell>
          <table:table-cell office:value-type="string" calcext:value-type="string">
            <text:p>PlayerLoop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002766667" calcext:value-type="float">
            <text:p>2.766667E-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PhysX.ScScene.postNarrowPhase</text:p>
          </table:table-cell>
          <table:table-cell office:value-type="string" calcext:value-type="string">
            <text:p>Physics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0002733333" calcext:value-type="float">
            <text:p>2.733333E-05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44" calcext:value-type="float">
            <text:p>0.0044</text:p>
          </table:table-cell>
        </table:table-row>
        <table:table-row table:style-name="ro1">
          <table:table-cell office:value-type="string" calcext:value-type="string">
            <text:p>PhysX.ScScene.constraintProjection</text:p>
          </table:table-cell>
          <table:table-cell office:value-type="string" calcext:value-type="string">
            <text:p>Physics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office:value-type="string" calcext:value-type="string">
            <text:p>PhysX.ScScene.postThirdPassIslandGenTask</text:p>
          </table:table-cell>
          <table:table-cell office:value-type="string" calcext:value-type="string">
            <text:p>Physics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41" calcext:value-type="float">
            <text:p>0.0041</text:p>
          </table:table-cell>
        </table:table-row>
        <table:table-row table:style-name="ro1">
          <table:table-cell office:value-type="string" calcext:value-type="string">
            <text:p>Shadows.Draw</text:p>
          </table:table-cell>
          <table:table-cell office:value-type="string" calcext:value-type="string">
            <text:p>Render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002233333" calcext:value-type="float">
            <text:p>2.233333E-05</text:p>
          </table:table-cell>
          <table:table-cell table:number-columns-repeated="2" office:value-type="float" office:value="0.0067" calcext:value-type="float">
            <text:p>0.0067</text:p>
          </table:table-cell>
        </table:table-row>
        <table:table-row table:style-name="ro1">
          <table:table-cell office:value-type="string" calcext:value-type="string">
            <text:p>PhysX.ScScene.islandInsertion</text:p>
          </table:table-cell>
          <table:table-cell office:value-type="string" calcext:value-type="string">
            <text:p>Physics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9" calcext:value-type="float">
            <text:p>0.0039</text:p>
          </table:table-cell>
        </table:table-row>
        <table:table-row table:style-name="ro1">
          <table:table-cell office:value-type="string" calcext:value-type="string">
            <text:p>PhysX.ScScene.ccdBroadPhase</text:p>
          </table:table-cell>
          <table:table-cell office:value-type="string" calcext:value-type="string">
            <text:p>Physics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002166667" calcext:value-type="float">
            <text:p>2.166667E-0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string" calcext:value-type="string">
            <text:p>PhysX.ScScene.processLostContact3</text:p>
          </table:table-cell>
          <table:table-cell office:value-type="string" calcext:value-type="string">
            <text:p>Physics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002033333" calcext:value-type="float">
            <text:p>2.033333E-05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002033333" calcext:value-type="float">
            <text:p>2.033333E-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ShouldRunUpdate()</text:p>
          </table:table-cell>
          <table:table-cell office:value-type="string" calcext:value-type="string">
            <text:p>Scripts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001966667" calcext:value-type="float">
            <text:p>1.966667E-0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AudioManager.FixedUpdate</text:p>
          </table:table-cell>
          <table:table-cell office:value-type="string" calcext:value-type="string">
            <text:p>Audio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001933333" calcext:value-type="float">
            <text:p>1.933333E-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SRPBRender.ApplyShader</text:p>
          </table:table-cell>
          <table:table-cell office:value-type="string" calcext:value-type="string">
            <text:p>Render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001933333" calcext:value-type="float">
            <text:p>1.933333E-05</text:p>
          </table:table-cell>
          <table:table-cell table:number-columns-repeated="2" office:value-type="float" office:value="0.0058" calcext:value-type="float">
            <text:p>0.0058</text:p>
          </table:table-cell>
        </table:table-row>
        <table:table-row table:style-name="ro1">
          <table:table-cell office:value-type="string" calcext:value-type="string">
            <text:p>PhysX.ScScene.rigidBodySolver</text:p>
          </table:table-cell>
          <table:table-cell office:value-type="string" calcext:value-type="string">
            <text:p>Physics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001933333" calcext:value-type="float">
            <text:p>1.933333E-0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repareSceneNodesCombineJob</text:p>
          </table:table-cell>
          <table:table-cell office:value-type="string" calcext:value-type="string">
            <text:p>Render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001933333" calcext:value-type="float">
            <text:p>1.933333E-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FixedUpdate.ScriptRunDelayedFixedFrameRate</text:p>
          </table:table-cell>
          <table:table-cell office:value-type="string" calcext:value-type="string">
            <text:p>PlayerLoop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001866667" calcext:value-type="float">
            <text:p>1.866667E-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hysX.ScScene.broadPhase</text:p>
          </table:table-cell>
          <table:table-cell office:value-type="string" calcext:value-type="string">
            <text:p>Physics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001833333" calcext:value-type="float">
            <text:p>1.833333E-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 office:value-type="string" calcext:value-type="string">
            <text:p>Physics.UpdateBodies</text:p>
          </table:table-cell>
          <table:table-cell office:value-type="string" calcext:value-type="string">
            <text:p>Physics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001833333" calcext:value-type="float">
            <text:p>1.833333E-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FixedUpdate.DirectorFixedUpdate</text:p>
          </table:table-cell>
          <table:table-cell office:value-type="string" calcext:value-type="string">
            <text:p>PlayerLoop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001833333" calcext:value-type="float">
            <text:p>1.833333E-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StdShadow.ApplyShader</text:p>
          </table:table-cell>
          <table:table-cell office:value-type="string" calcext:value-type="string">
            <text:p>Render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001766667" calcext:value-type="float">
            <text:p>1.766667E-05</text:p>
          </table:table-cell>
          <table:table-cell table:number-columns-repeated="2" office:value-type="float" office:value="0.0053" calcext:value-type="float">
            <text:p>0.0053</text:p>
          </table:table-cell>
        </table:table-row>
        <table:table-row table:style-name="ro1">
          <table:table-cell office:value-type="string" calcext:value-type="string">
            <text:p>Physics.Interpolation</text:p>
          </table:table-cell>
          <table:table-cell office:value-type="string" calcext:value-type="string">
            <text:p>Physics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001766667" calcext:value-type="float">
            <text:p>1.766667E-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hysX.ScScene.registerSceneInteractions</text:p>
          </table:table-cell>
          <table:table-cell office:value-type="string" calcext:value-type="string">
            <text:p>Physics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001666667" calcext:value-type="float">
            <text:p>1.666667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hysX.ThirdPassIslandGenTask</text:p>
          </table:table-cell>
          <table:table-cell office:value-type="string" calcext:value-type="string">
            <text:p>Physics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4799999" calcext:value-type="float">
            <text:p>0.004799999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FixedUpdate.ScriptRunBehaviourFixedUpdate</text:p>
          </table:table-cell>
          <table:table-cell office:value-type="string" calcext:value-type="string">
            <text:p>PlayerLoop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Physics2D.SyncTransformChanges</text:p>
          </table:table-cell>
          <table:table-cell office:value-type="string" calcext:value-type="string">
            <text:p>Physics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001533333" calcext:value-type="float">
            <text:p>1.533333E-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string" calcext:value-type="string">
            <text:p>PhysX.ScScene.secondPassNarrowPhase</text:p>
          </table:table-cell>
          <table:table-cell office:value-type="string" calcext:value-type="string">
            <text:p>Physics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001433333" calcext:value-type="float">
            <text:p>1.433333E-05</text:p>
          </table:table-cell>
          <table:table-cell table:number-columns-repeated="2" office:value-type="float" office:value="0.0043" calcext:value-type="float">
            <text:p>0.0043</text:p>
          </table:table-cell>
        </table:table-row>
        <table:table-row table:style-name="ro1">
          <table:table-cell office:value-type="string" calcext:value-type="string">
            <text:p>PrepareSceneNodesSetUp</text:p>
          </table:table-cell>
          <table:table-cell office:value-type="string" calcext:value-type="string">
            <text:p>Render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FixedUpdate.DirectorFixedUpdatePostPhysics</text:p>
          </table:table-cell>
          <table:table-cell office:value-type="string" calcext:value-type="string">
            <text:p>PlayerLoop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PhysX.PostThirdPassTask</text:p>
          </table:table-cell>
          <table:table-cell office:value-type="string" calcext:value-type="string">
            <text:p>Physics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1333333" calcext:value-type="float">
            <text:p>1.333333E-05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hysX.ScScene.processNPLostTouchEvents</text:p>
          </table:table-cell>
          <table:table-cell office:value-type="string" calcext:value-type="string">
            <text:p>Physics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1333333" calcext:value-type="float">
            <text:p>1.333333E-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3900001" calcext:value-type="float">
            <text:p>0.003900001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StdRender.ApplyShader</text:p>
          </table:table-cell>
          <table:table-cell office:value-type="string" calcext:value-type="string">
            <text:p>Render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0013" calcext:value-type="float">
            <text:p>1.3E-05</text:p>
          </table:table-cell>
          <table:table-cell table:number-columns-repeated="2" office:value-type="float" office:value="0.0039" calcext:value-type="float">
            <text:p>0.0039</text:p>
          </table:table-cell>
        </table:table-row>
        <table:table-row table:style-name="ro1">
          <table:table-cell office:value-type="string" calcext:value-type="string">
            <text:p>CullSceneDynamicObjects</text:p>
          </table:table-cell>
          <table:table-cell office:value-type="string" calcext:value-type="string">
            <text:p>Render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string" calcext:value-type="string">
            <text:p>AddLocalLights</text:p>
          </table:table-cell>
          <table:table-cell office:value-type="string" calcext:value-type="string">
            <text:p>Render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ShadowLoopNewBatcher.Draw</text:p>
          </table:table-cell>
          <table:table-cell office:value-type="string" calcext:value-type="string">
            <text:p>Render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001066667" calcext:value-type="float">
            <text:p>1.066667E-05</text:p>
          </table:table-cell>
          <table:table-cell table:number-columns-repeated="2" office:value-type="float" office:value="0.0032" calcext:value-type="float">
            <text:p>0.0032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001033333" calcext:value-type="float">
            <text:p>1.033333E-05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Shadows.ExtractCasters</text:p>
          </table:table-cell>
          <table:table-cell office:value-type="string" calcext:value-type="string">
            <text:p>Render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 office:value-type="float" office:value="0.002800001" calcext:value-type="float">
            <text:p>0.002800001</text:p>
          </table:table-cell>
          <table:table-cell office:value-type="float" office:value="0.000009333336" calcext:value-type="float">
            <text:p>9.333336E-06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008666668" calcext:value-type="float">
            <text:p>8.666668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PhysX.ScScene.preallocateContactManagers</text:p>
          </table:table-cell>
          <table:table-cell office:value-type="string" calcext:value-type="string">
            <text:p>Physics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008666667" calcext:value-type="float">
            <text:p>8.666667E-0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Physics.Contacts</text:p>
          </table:table-cell>
          <table:table-cell office:value-type="string" calcext:value-type="string">
            <text:p>Physics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08333333" calcext:value-type="float">
            <text:p>8.333333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string" calcext:value-type="string">
            <text:p>SRPBatcher.Flush</text:p>
          </table:table-cell>
          <table:table-cell office:value-type="string" calcext:value-type="string">
            <text:p>Render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008" calcext:value-type="float">
            <text:p>8E-06</text:p>
          </table:table-cell>
          <table:table-cell table:number-columns-repeated="2"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Physics.SyncRigidbodyTransform</text:p>
          </table:table-cell>
          <table:table-cell office:value-type="string" calcext:value-type="string">
            <text:p>Physics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Update()</text:p>
          </table:table-cell>
          <table:table-cell office:value-type="string" calcext:value-type="string">
            <text:p>Scripts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007666667" calcext:value-type="float">
            <text:p>7.666667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FixedBehaviourUpdate</text:p>
          </table:table-cell>
          <table:table-cell office:value-type="string" calcext:value-type="string">
            <text:p>PlayerLoop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007666666" calcext:value-type="float">
            <text:p>7.666666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hysX.ScScene.processNpLostTouchTask</text:p>
          </table:table-cell>
          <table:table-cell office:value-type="string" calcext:value-type="string">
            <text:p>Physics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007333333" calcext:value-type="float">
            <text:p>7.333333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Physics2D.SyncRigidbodyTransformChanges</text:p>
          </table:table-cell>
          <table:table-cell office:value-type="string" calcext:value-type="string">
            <text:p>Physics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007000001" calcext:value-type="float">
            <text:p>7.000001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FixedUpdate.LegacyFixedAnimationUpdate</text:p>
          </table:table-cell>
          <table:table-cell office:value-type="string" calcext:value-type="string">
            <text:p>PlayerLoop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007000001" calcext:value-type="float">
            <text:p>7.000001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BeforeUpdate()</text:p>
          </table:table-cell>
          <table:table-cell office:value-type="string" calcext:value-type="string">
            <text:p>Scripts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007000001" calcext:value-type="float">
            <text:p>7.000001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hysX.ScScene.postBroadPhase3</text:p>
          </table:table-cell>
          <table:table-cell office:value-type="string" calcext:value-type="string">
            <text:p>Physics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CullSceneDynamicObjectsCombineJob</text:p>
          </table:table-cell>
          <table:table-cell office:value-type="string" calcext:value-type="string">
            <text:p>Render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006333334" calcext:value-type="float">
            <text:p>6.333334E-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Physics.UpdateVehicles</text:p>
          </table:table-cell>
          <table:table-cell office:value-type="string" calcext:value-type="string">
            <text:p>Physics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RPBShadow.ApplyShader</text:p>
          </table:table-cell>
          <table:table-cell office:value-type="string" calcext:value-type="string">
            <text:p>Render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005666667" calcext:value-type="float">
            <text:p>5.666667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FixedUpdate.PhysicsClothFixedUpdate</text:p>
          </table:table-cell>
          <table:table-cell office:value-type="string" calcext:value-type="string">
            <text:p>PlayerLoop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005666667" calcext:value-type="float">
            <text:p>5.666667E-06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Physics.ExecuteDeferredTriggerErase</text:p>
          </table:table-cell>
          <table:table-cell office:value-type="string" calcext:value-type="string">
            <text:p>Physics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005666667" calcext:value-type="float">
            <text:p>5.666667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FixedUpdate.DirectorFixedSampleTime</text:p>
          </table:table-cell>
          <table:table-cell office:value-type="string" calcext:value-type="string">
            <text:p>PlayerLoop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005333334" calcext:value-type="float">
            <text:p>5.333334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ics.TriggerEnterExits</text:p>
          </table:table-cell>
          <table:table-cell office:value-type="string" calcext:value-type="string">
            <text:p>Physics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004666667" calcext:value-type="float">
            <text:p>4.666667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Shadows.CullShadowCastersDirectional</text:p>
          </table:table-cell>
          <table:table-cell office:value-type="string" calcext:value-type="string">
            <text:p>Render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004666666" calcext:value-type="float">
            <text:p>4.666666E-06</text:p>
          </table:table-cell>
          <table:table-cell table:number-columns-repeated="2"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CullObjectsWithoutUmbra</text:p>
          </table:table-cell>
          <table:table-cell office:value-type="string" calcext:value-type="string">
            <text:p>Render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004333334" calcext:value-type="float">
            <text:p>4.333334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ics2D.SyncColliderTransformChanges</text:p>
          </table:table-cell>
          <table:table-cell office:value-type="string" calcext:value-type="string">
            <text:p>Physics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004333334" calcext:value-type="float">
            <text:p>4.333334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SceneNodesInitJob</text:p>
          </table:table-cell>
          <table:table-cell office:value-type="string" calcext:value-type="string">
            <text:p>Render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004333334" calcext:value-type="float">
            <text:p>4.333334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FixedUpdate.XRFixedUpdate</text:p>
          </table:table-cell>
          <table:table-cell office:value-type="string" calcext:value-type="string">
            <text:p>PlayerLoop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004333333" calcext:value-type="float">
            <text:p>4.333333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BatchRenderer.Flush</text:p>
          </table:table-cell>
          <table:table-cell office:value-type="string" calcext:value-type="string">
            <text:p>Render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004333333" calcext:value-type="float">
            <text:p>4.333333E-06</text:p>
          </table:table-cell>
          <table:table-cell table:number-columns-repeated="2"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hadows.SplitAndSortCasters</text:p>
          </table:table-cell>
          <table:table-cell office:value-type="string" calcext:value-type="string">
            <text:p>Render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FixedUpdate.ClearLines</text:p>
          </table:table-cell>
          <table:table-cell office:value-type="string" calcext:value-type="string">
            <text:p>PlayerLoop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003666667" calcext:value-type="float">
            <text:p>3.666667E-06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hysX.ScScene.unregisterInteractions</text:p>
          </table:table-cell>
          <table:table-cell office:value-type="string" calcext:value-type="string">
            <text:p>Physics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003666667" calcext:value-type="float">
            <text:p>3.666667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003666667" calcext:value-type="float">
            <text:p>3.666667E-06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3333334" calcext:value-type="float">
            <text:p>3.333334E-06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ics.TriggerStays</text:p>
          </table:table-cell>
          <table:table-cell office:value-type="string" calcext:value-type="string">
            <text:p>Physics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3333334" calcext:value-type="float">
            <text:p>3.333334E-06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X.ScScene.unblockNarrowPhase</text:p>
          </table:table-cell>
          <table:table-cell office:value-type="string" calcext:value-type="string">
            <text:p>Physics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002666667" calcext:value-type="float">
            <text:p>2.666667E-06</text:p>
          </table:table-cell>
          <table:table-cell table:number-columns-repeated="2"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002666667" calcext:value-type="float">
            <text:p>2.666667E-06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FindLocalShadowCastingLights</text:p>
          </table:table-cell>
          <table:table-cell office:value-type="string" calcext:value-type="string">
            <text:p>Render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002666667" calcext:value-type="float">
            <text:p>2.666667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SRPBatcher.Flush</text:p>
          </table:table-cell>
          <table:table-cell office:value-type="string" calcext:value-type="string">
            <text:p>Render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002333333" calcext:value-type="float">
            <text:p>2.333333E-06</text:p>
          </table:table-cell>
          <table:table-cell table:number-columns-repeated="2"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Shadows.CullShadowCastersDirectionalDetail</text:p>
          </table:table-cell>
          <table:table-cell office:value-type="string" calcext:value-type="string">
            <text:p>Render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PhysX.ScScene.processLostSolverPatchesTask</text:p>
          </table:table-cell>
          <table:table-cell office:value-type="string" calcext:value-type="string">
            <text:p>Physics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Shadows.CombineDirectionalShadowCasterCullignIndexListsAndDestroy</text:p>
          </table:table-cell>
          <table:table-cell office:value-type="string" calcext:value-type="string">
            <text:p>Render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AddActiveLocalLights</text:p>
          </table:table-cell>
          <table:table-cell office:value-type="string" calcext:value-type="string">
            <text:p>Render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001666667" calcext:value-type="float">
            <text:p>1.666667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X.ScScene.lostTouchReports</text:p>
          </table:table-cell>
          <table:table-cell office:value-type="string" calcext:value-type="string">
            <text:p>Physics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01333333" calcext:value-type="float">
            <text:p>1.333333E-06</text:p>
          </table:table-cell>
          <table:table-cell table:number-columns-repeated="2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X.Completion Task</text:p>
          </table:table-cell>
          <table:table-cell office:value-type="string" calcext:value-type="string">
            <text:p>Physics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01333333" calcext:value-type="float">
            <text:p>1.333333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hadows.CullShadowCastersWithoutUmbra</text:p>
          </table:table-cell>
          <table:table-cell office:value-type="string" calcext:value-type="string">
            <text:p>Render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01333333" calcext:value-type="float">
            <text:p>1.333333E-06</text:p>
          </table:table-cell>
          <table:table-cell table:number-columns-repeated="2"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BatchRenderer.Flush</text:p>
          </table:table-cell>
          <table:table-cell office:value-type="string" calcext:value-type="string">
            <text:p>Render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01333333" calcext:value-type="float">
            <text:p>1.333333E-06</text:p>
          </table:table-cell>
          <table:table-cell table:number-columns-repeated="2"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Shadows.CombineLocalShadowCasterBoundsAndDestroyJob</text:p>
          </table:table-cell>
          <table:table-cell office:value-type="string" calcext:value-type="string">
            <text:p>Render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Render.Mesh</text:p>
          </table:table-cell>
          <table:table-cell office:value-type="string" calcext:value-type="string">
            <text:p>Render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RenderLoop.Sort</text:p>
          </table:table-cell>
          <table:table-cell office:value-type="string" calcext:value-type="string">
            <text:p>Render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repareSceneNodesJob</text:p>
          </table:table-cell>
          <table:table-cell office:value-type="string" calcext:value-type="string">
            <text:p>Render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0006666667" calcext:value-type="float">
            <text:p>6.666667E-07</text:p>
          </table:table-cell>
          <table:table-cell table:number-columns-repeated="2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Render.Mesh</text:p>
          </table:table-cell>
          <table:table-cell office:value-type="string" calcext:value-type="string">
            <text:p>Render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0006666667" calcext:value-type="float">
            <text:p>6.666667E-07</text:p>
          </table:table-cell>
          <table:table-cell table:number-columns-repeated="2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X.ScScene.updateSimulationController</text:p>
          </table:table-cell>
          <table:table-cell office:value-type="string" calcext:value-type="string">
            <text:p>Physics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0006666667" calcext:value-type="float">
            <text:p>6.666667E-07</text:p>
          </table:table-cell>
          <table:table-cell table:number-columns-repeated="2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FindShadowCastingLights</text:p>
          </table:table-cell>
          <table:table-cell office:value-type="string" calcext:value-type="string">
            <text:p>Render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0006666667" calcext:value-type="float">
            <text:p>6.666667E-07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Shadows.Sort</text:p>
          </table:table-cell>
          <table:table-cell office:value-type="string" calcext:value-type="string">
            <text:p>Render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0006666667" calcext:value-type="float">
            <text:p>6.666667E-07</text:p>
          </table:table-cell>
          <table:table-cell table:number-columns-repeated="2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003333334" calcext:value-type="float">
            <text:p>3.333334E-07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Max Cache Demand</text:p>
          </table:table-cell>
          <table:table-cell office:value-type="string" calcext:value-type="string">
            <text:p>Virtual Textur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ng Disk Data</text:p>
          </table:table-cell>
          <table:table-cell office:value-type="string" calcext:value-type="string">
            <text:p>Virtual Textur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GPU Cache Size</text:p>
          </table:table-cell>
          <table:table-cell office:value-type="string" calcext:value-type="string">
            <text:p>Virtual Textur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CPU Cache Size</text:p>
          </table:table-cell>
          <table:table-cell office:value-type="string" calcext:value-type="string">
            <text:p>Virtual Textur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lases</text:p>
          </table:table-cell>
          <table:table-cell office:value-type="string" calcext:value-type="string">
            <text:p>Virtual Textur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quired Tiles</text:p>
          </table:table-cell>
          <table:table-cell office:value-type="string" calcext:value-type="string">
            <text:p>Virtual Textur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ng Streaming Tiles</text:p>
          </table:table-cell>
          <table:table-cell office:value-type="string" calcext:value-type="string">
            <text:p>Virtual Textur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 Cache Mip Bias</text:p>
          </table:table-cell>
          <table:table-cell office:value-type="string" calcext:value-type="string">
            <text:p>Virtual Textur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 From Disk</text:p>
          </table:table-cell>
          <table:table-cell office:value-type="string" calcext:value-type="string">
            <text:p>Virtual Texturing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ToonshaderHLSLProfilerData_data_main_self.A1:ToonshaderHLSLProfilerData_data_main_self.F543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 style:data-style-name="N2" text:time-value="12:12:27.436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8-03T12:22:26.055000000</dc:date>
    <meta:editing-duration>PT10M23S</meta:editing-duration>
    <meta:editing-cycles>2</meta:editing-cycles>
    <meta:generator>LibreOffice/6.4.2.2$Windows_X86_64 LibreOffice_project/4e471d8c02c9c90f512f7f9ead8875b57fcb1ec3</meta:generator>
    <meta:document-statistic meta:table-count="1" meta:cell-count="3258" meta:object-count="0"/>
  </office:meta>
</office:document-meta>
</file>